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3" style:family="paragraph" style:parent-style-name="Standard">
      <style:text-properties officeooo:rsid="0011b025" officeooo:paragraph-rsid="0011b025"/>
    </style:style>
    <style:style style:name="P1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7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8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9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21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2" style:family="paragraph" style:parent-style-name="Standard">
      <style:text-properties fo:font-style="italic" officeooo:paragraph-rsid="00a639f7" style:font-style-asian="italic" style:font-style-complex="italic"/>
    </style:style>
    <style:style style:name="P23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4" style:family="paragraph" style:parent-style-name="Standard">
      <style:text-properties fo:font-style="italic" officeooo:paragraph-rsid="00a75993" style:font-style-asian="italic" style:font-style-complex="italic"/>
    </style:style>
    <style:style style:name="P25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6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7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8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9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0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1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2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3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4" style:family="paragraph" style:parent-style-name="Standard">
      <style:text-properties fo:font-style="italic" officeooo:rsid="0100a303" officeooo:paragraph-rsid="0176ee1b" style:font-style-asian="italic" style:font-style-complex="italic"/>
    </style:style>
    <style:style style:name="P35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6" style:family="paragraph" style:parent-style-name="Standard">
      <style:text-properties fo:font-style="italic" officeooo:paragraph-rsid="013013d9" style:font-style-asian="italic" style:font-style-complex="italic"/>
    </style:style>
    <style:style style:name="P37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8" style:family="paragraph" style:parent-style-name="Standard">
      <style:text-properties fo:font-style="italic" officeooo:paragraph-rsid="01408f03" style:font-style-asian="italic" style:font-style-complex="italic"/>
    </style:style>
    <style:style style:name="P39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0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1d87a11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e4a612" officeooo:paragraph-rsid="01e4a612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6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69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70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71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72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73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74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75" style:family="paragraph" style:parent-style-name="Standard">
      <style:text-properties fo:font-style="italic" style:text-underline-style="none" officeooo:rsid="0100a303" officeooo:paragraph-rsid="0103a2f0" style:font-style-asian="italic" style:font-style-complex="italic"/>
    </style:style>
    <style:style style:name="P76" style:family="paragraph" style:parent-style-name="Standard">
      <style:text-properties fo:font-style="italic" style:text-underline-style="none" officeooo:rsid="0100a303" officeooo:paragraph-rsid="0100a303" style:font-style-asian="italic" style:font-style-complex="italic"/>
    </style:style>
    <style:style style:name="P77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79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80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81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82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83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84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85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86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87" style:family="paragraph" style:parent-style-name="Standard">
      <style:text-properties officeooo:rsid="0015f1ff" officeooo:paragraph-rsid="0015f1ff"/>
    </style:style>
    <style:style style:name="P88" style:family="paragraph" style:parent-style-name="Standard">
      <style:text-properties officeooo:rsid="0015f1ff" officeooo:paragraph-rsid="009c1b54"/>
    </style:style>
    <style:style style:name="P89" style:family="paragraph" style:parent-style-name="Standard">
      <style:text-properties officeooo:rsid="0015f1ff" officeooo:paragraph-rsid="0013268f"/>
    </style:style>
    <style:style style:name="P90" style:family="paragraph" style:parent-style-name="Standard">
      <style:text-properties officeooo:rsid="0015f1ff" officeooo:paragraph-rsid="00c0d7c6"/>
    </style:style>
    <style:style style:name="P91" style:family="paragraph" style:parent-style-name="Standard">
      <style:text-properties officeooo:rsid="0019f535" officeooo:paragraph-rsid="0019f535"/>
    </style:style>
    <style:style style:name="P92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93" style:family="paragraph" style:parent-style-name="Standard">
      <style:text-properties fo:font-style="normal" officeooo:rsid="005aa0ca" officeooo:paragraph-rsid="00be4749" style:font-style-asian="normal" style:font-style-complex="normal"/>
    </style:style>
    <style:style style:name="P94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95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96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97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98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99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00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01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102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03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04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05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06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07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08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12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13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50%"/>
      <style:text-properties fo:font-style="normal" style:text-underline-style="none" fo:font-weight="normal" officeooo:rsid="01f3746b" officeooo:paragraph-rsid="01f3746b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67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68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69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70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71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72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73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74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75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77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80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82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83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84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85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88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89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90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00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0f55bb2" officeooo:paragraph-rsid="00f5260b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15" style:family="paragraph" style:parent-style-name="Standard">
      <style:text-properties fo:font-style="normal" style:text-underline-style="none" officeooo:rsid="013013d9" officeooo:paragraph-rsid="013013d9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17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18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19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20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21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22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25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26" style:family="paragraph" style:parent-style-name="Standard">
      <style:text-properties officeooo:rsid="0033fbdf" officeooo:paragraph-rsid="0033fbdf"/>
    </style:style>
    <style:style style:name="P227" style:family="paragraph" style:parent-style-name="Standard">
      <style:text-properties officeooo:rsid="0034ed8b" officeooo:paragraph-rsid="0106c767"/>
    </style:style>
    <style:style style:name="P228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229" style:family="paragraph" style:parent-style-name="Standard">
      <style:paragraph-properties fo:line-height="100%"/>
      <style:text-properties fo:font-weight="normal" officeooo:rsid="01e504ba" officeooo:paragraph-rsid="01e5182b" style:font-weight-asian="normal" style:font-weight-complex="normal"/>
    </style:style>
    <style:style style:name="P230" style:family="paragraph" style:parent-style-name="Standard">
      <style:paragraph-properties fo:line-height="100%"/>
      <style:text-properties fo:font-weight="normal" officeooo:rsid="01e5182b" officeooo:paragraph-rsid="01e6ae7d" style:font-weight-asian="normal" style:font-weight-complex="normal"/>
    </style:style>
    <style:style style:name="P231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32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33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34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style:text-line-through-style="none" style:text-line-through-type="none" fo:font-style="italic" style:text-underline-style="none" officeooo:rsid="00367935" officeooo:paragraph-rsid="0122678f" style:font-style-asian="italic" style:font-style-complex="italic"/>
    </style:style>
    <style:style style:name="P236" style:family="paragraph" style:parent-style-name="Standard">
      <style:text-properties officeooo:rsid="0012a0dc" officeooo:paragraph-rsid="0012a0dc"/>
    </style:style>
    <style:style style:name="P237" style:family="paragraph" style:parent-style-name="Standard">
      <style:text-properties officeooo:paragraph-rsid="003eeb50"/>
    </style:style>
    <style:style style:name="P238" style:family="paragraph" style:parent-style-name="Standard">
      <style:text-properties officeooo:rsid="00205d85" officeooo:paragraph-rsid="005f7223"/>
    </style:style>
    <style:style style:name="P239" style:family="paragraph" style:parent-style-name="Standard">
      <style:text-properties officeooo:rsid="002436f5" officeooo:paragraph-rsid="00ed9297"/>
    </style:style>
    <style:style style:name="P240" style:family="paragraph" style:parent-style-name="Standard">
      <style:text-properties officeooo:rsid="0056d959" officeooo:paragraph-rsid="0056d959"/>
    </style:style>
    <style:style style:name="P241" style:family="paragraph" style:parent-style-name="Standard">
      <style:paragraph-properties fo:line-height="150%"/>
      <style:text-properties officeooo:paragraph-rsid="0013268f"/>
    </style:style>
    <style:style style:name="P242" style:family="paragraph" style:parent-style-name="Standard">
      <style:paragraph-properties fo:line-height="150%"/>
      <style:text-properties officeooo:paragraph-rsid="0040eb9d"/>
    </style:style>
    <style:style style:name="P243" style:family="paragraph" style:parent-style-name="Standard">
      <style:paragraph-properties fo:line-height="150%"/>
      <style:text-properties officeooo:paragraph-rsid="0045286d"/>
    </style:style>
    <style:style style:name="P244" style:family="paragraph" style:parent-style-name="Standard">
      <style:paragraph-properties fo:line-height="150%"/>
      <style:text-properties officeooo:paragraph-rsid="00c6421c"/>
    </style:style>
    <style:style style:name="P245" style:family="paragraph" style:parent-style-name="Standard">
      <style:paragraph-properties fo:line-height="150%"/>
      <style:text-properties officeooo:paragraph-rsid="00fde6f2"/>
    </style:style>
    <style:style style:name="P246" style:family="paragraph" style:parent-style-name="Standard">
      <style:paragraph-properties fo:line-height="150%"/>
      <style:text-properties officeooo:paragraph-rsid="0106c767"/>
    </style:style>
    <style:style style:name="P247" style:family="paragraph" style:parent-style-name="Standard">
      <style:paragraph-properties fo:line-height="150%"/>
      <style:text-properties officeooo:paragraph-rsid="01851c1f"/>
    </style:style>
    <style:style style:name="P248" style:family="paragraph" style:parent-style-name="Standard">
      <style:paragraph-properties fo:line-height="150%"/>
      <style:text-properties officeooo:paragraph-rsid="01d80854"/>
    </style:style>
    <style:style style:name="P249" style:family="paragraph" style:parent-style-name="Standard">
      <style:paragraph-properties fo:line-height="150%"/>
      <style:text-properties officeooo:paragraph-rsid="020068b3"/>
    </style:style>
    <style:style style:name="P250" style:family="paragraph" style:parent-style-name="Standard">
      <style:text-properties officeooo:paragraph-rsid="0071f6b3"/>
    </style:style>
    <style:style style:name="P251" style:family="paragraph" style:parent-style-name="Standard">
      <style:text-properties officeooo:paragraph-rsid="006a9ead"/>
    </style:style>
    <style:style style:name="P252" style:family="paragraph" style:parent-style-name="Standard">
      <style:text-properties officeooo:paragraph-rsid="007b744f"/>
    </style:style>
    <style:style style:name="P253" style:family="paragraph" style:parent-style-name="Standard">
      <style:text-properties officeooo:paragraph-rsid="007f9b5f"/>
    </style:style>
    <style:style style:name="P254" style:family="paragraph" style:parent-style-name="Standard">
      <style:text-properties officeooo:paragraph-rsid="005eeb02"/>
    </style:style>
    <style:style style:name="P255" style:family="paragraph" style:parent-style-name="Standard">
      <style:text-properties officeooo:paragraph-rsid="00883289"/>
    </style:style>
    <style:style style:name="P256" style:family="paragraph" style:parent-style-name="Standard">
      <style:text-properties officeooo:paragraph-rsid="00885557"/>
    </style:style>
    <style:style style:name="P257" style:family="paragraph" style:parent-style-name="Standard">
      <style:text-properties officeooo:rsid="008872eb" officeooo:paragraph-rsid="008872eb"/>
    </style:style>
    <style:style style:name="P258" style:family="paragraph" style:parent-style-name="Standard">
      <style:text-properties officeooo:paragraph-rsid="008d7148"/>
    </style:style>
    <style:style style:name="P259" style:family="paragraph" style:parent-style-name="Standard">
      <style:text-properties officeooo:paragraph-rsid="009622c6"/>
    </style:style>
    <style:style style:name="P260" style:family="paragraph" style:parent-style-name="Standard">
      <style:text-properties officeooo:paragraph-rsid="009af966"/>
    </style:style>
    <style:style style:name="P261" style:family="paragraph" style:parent-style-name="Standard">
      <style:text-properties officeooo:paragraph-rsid="00a75993"/>
    </style:style>
    <style:style style:name="P262" style:family="paragraph" style:parent-style-name="Standard">
      <style:text-properties officeooo:rsid="003eeb50" officeooo:paragraph-rsid="00ac1d69"/>
    </style:style>
    <style:style style:name="P263" style:family="paragraph" style:parent-style-name="Standard">
      <style:text-properties officeooo:paragraph-rsid="00b6be7d"/>
    </style:style>
    <style:style style:name="P264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265" style:family="paragraph" style:parent-style-name="Standard">
      <style:text-properties style:use-window-font-color="true" officeooo:paragraph-rsid="00c0d7c6"/>
    </style:style>
    <style:style style:name="P266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67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68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69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70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71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272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273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274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275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276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277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278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279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280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281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282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284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88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28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297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normal" fo:font-weight="normal" officeooo:rsid="01d66413" officeooo:paragraph-rsid="0200b58e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00b58e" style:font-style-asian="italic" style:font-weight-asian="normal" style:font-style-complex="italic" style:font-weight-complex="normal"/>
    </style:style>
    <style:style style:name="P355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officeooo:paragraph-rsid="00ba4170"/>
    </style:style>
    <style:style style:name="P368" style:family="paragraph" style:parent-style-name="Standard">
      <style:text-properties officeooo:paragraph-rsid="00bbbf73"/>
    </style:style>
    <style:style style:name="P369" style:family="paragraph" style:parent-style-name="Standard">
      <style:text-properties officeooo:rsid="00bd11a0" officeooo:paragraph-rsid="00bd11a0"/>
    </style:style>
    <style:style style:name="P370" style:family="paragraph" style:parent-style-name="Standard">
      <style:text-properties officeooo:paragraph-rsid="00be4749"/>
    </style:style>
    <style:style style:name="P371" style:family="paragraph" style:parent-style-name="Standard">
      <style:text-properties officeooo:rsid="00beb82f" officeooo:paragraph-rsid="00beb82f"/>
    </style:style>
    <style:style style:name="P372" style:family="paragraph" style:parent-style-name="Standard">
      <style:text-properties officeooo:paragraph-rsid="00beb82f"/>
    </style:style>
    <style:style style:name="P373" style:family="paragraph" style:parent-style-name="Standard">
      <style:text-properties officeooo:rsid="00c0d7c6" officeooo:paragraph-rsid="00c0d7c6"/>
    </style:style>
    <style:style style:name="P374" style:family="paragraph" style:parent-style-name="Standard">
      <style:text-properties officeooo:paragraph-rsid="008dd7a7"/>
    </style:style>
    <style:style style:name="P375" style:family="paragraph" style:parent-style-name="Standard">
      <style:text-properties officeooo:rsid="005521a3" officeooo:paragraph-rsid="005521a3"/>
    </style:style>
    <style:style style:name="P376" style:family="paragraph" style:parent-style-name="Standard">
      <style:text-properties officeooo:paragraph-rsid="00d2fc06"/>
    </style:style>
    <style:style style:name="P377" style:family="paragraph" style:parent-style-name="Standard">
      <style:paragraph-properties fo:line-height="150%"/>
      <style:text-properties officeooo:rsid="00d5826a" officeooo:paragraph-rsid="00d5826a"/>
    </style:style>
    <style:style style:name="P378" style:family="paragraph" style:parent-style-name="Standard">
      <style:text-properties officeooo:paragraph-rsid="00d77d7d"/>
    </style:style>
    <style:style style:name="P379" style:family="paragraph" style:parent-style-name="Standard">
      <style:text-properties officeooo:rsid="00d9c9e4" officeooo:paragraph-rsid="00d9c9e4"/>
    </style:style>
    <style:style style:name="P380" style:family="paragraph" style:parent-style-name="Standard">
      <style:text-properties officeooo:paragraph-rsid="00e4290b"/>
    </style:style>
    <style:style style:name="P381" style:family="paragraph" style:parent-style-name="Standard">
      <style:text-properties officeooo:paragraph-rsid="00e5f586"/>
    </style:style>
    <style:style style:name="P382" style:family="paragraph" style:parent-style-name="Standard">
      <style:text-properties officeooo:paragraph-rsid="00eb50e0"/>
    </style:style>
    <style:style style:name="P383" style:family="paragraph" style:parent-style-name="Standard">
      <style:paragraph-properties fo:line-height="150%"/>
      <style:text-properties officeooo:rsid="00f2503e" officeooo:paragraph-rsid="00f2503e"/>
    </style:style>
    <style:style style:name="P384" style:family="paragraph" style:parent-style-name="Standard">
      <style:text-properties officeooo:rsid="00f2503e" officeooo:paragraph-rsid="01222be5"/>
    </style:style>
    <style:style style:name="P385" style:family="paragraph" style:parent-style-name="Standard">
      <style:text-properties officeooo:rsid="00d1487d" officeooo:paragraph-rsid="00d2fc06"/>
    </style:style>
    <style:style style:name="P386" style:family="paragraph" style:parent-style-name="Standard">
      <style:text-properties officeooo:paragraph-rsid="00f5260b"/>
    </style:style>
    <style:style style:name="P387" style:family="paragraph" style:parent-style-name="Standard">
      <style:text-properties officeooo:paragraph-rsid="00fecca9"/>
    </style:style>
    <style:style style:name="P388" style:family="paragraph" style:parent-style-name="Standard">
      <style:text-properties officeooo:paragraph-rsid="00c0d7c6"/>
    </style:style>
    <style:style style:name="P389" style:family="paragraph" style:parent-style-name="Standard">
      <style:text-properties officeooo:paragraph-rsid="010c486e"/>
    </style:style>
    <style:style style:name="P390" style:family="paragraph" style:parent-style-name="Standard">
      <style:text-properties officeooo:paragraph-rsid="00367935"/>
    </style:style>
    <style:style style:name="P391" style:family="paragraph" style:parent-style-name="Standard">
      <style:text-properties officeooo:paragraph-rsid="011fc384"/>
    </style:style>
    <style:style style:name="P392" style:family="paragraph" style:parent-style-name="Standard">
      <style:text-properties officeooo:paragraph-rsid="0122678f"/>
    </style:style>
    <style:style style:name="P393" style:family="paragraph" style:parent-style-name="Standard">
      <style:text-properties officeooo:paragraph-rsid="012dfde8"/>
    </style:style>
    <style:style style:name="P394" style:family="paragraph" style:parent-style-name="Standard">
      <style:text-properties officeooo:paragraph-rsid="0130fd48"/>
    </style:style>
    <style:style style:name="P395" style:family="paragraph" style:parent-style-name="Standard">
      <style:text-properties officeooo:paragraph-rsid="013282b3"/>
    </style:style>
    <style:style style:name="P396" style:family="paragraph" style:parent-style-name="Standard">
      <style:text-properties officeooo:paragraph-rsid="013f3c54"/>
    </style:style>
    <style:style style:name="P397" style:family="paragraph" style:parent-style-name="Standard">
      <style:text-properties officeooo:paragraph-rsid="0152f194"/>
    </style:style>
    <style:style style:name="P398" style:family="paragraph" style:parent-style-name="Standard">
      <style:text-properties officeooo:paragraph-rsid="0150aafa"/>
    </style:style>
    <style:style style:name="P399" style:family="paragraph" style:parent-style-name="Standard">
      <style:paragraph-properties fo:line-height="100%"/>
      <style:text-properties officeooo:paragraph-rsid="016aa5ac"/>
    </style:style>
    <style:style style:name="P400" style:family="paragraph" style:parent-style-name="Standard">
      <style:paragraph-properties fo:line-height="100%"/>
      <style:text-properties officeooo:paragraph-rsid="016d2800"/>
    </style:style>
    <style:style style:name="P401" style:family="paragraph" style:parent-style-name="Standard">
      <style:paragraph-properties fo:line-height="100%"/>
      <style:text-properties officeooo:paragraph-rsid="0171553b"/>
    </style:style>
    <style:style style:name="P402" style:family="paragraph" style:parent-style-name="Standard">
      <style:paragraph-properties fo:line-height="100%"/>
      <style:text-properties officeooo:paragraph-rsid="0176ee1b"/>
    </style:style>
    <style:style style:name="P403" style:family="paragraph" style:parent-style-name="Standard">
      <style:paragraph-properties fo:line-height="100%"/>
      <style:text-properties officeooo:paragraph-rsid="017941db"/>
    </style:style>
    <style:style style:name="P404" style:family="paragraph" style:parent-style-name="Standard">
      <style:paragraph-properties fo:line-height="100%"/>
      <style:text-properties officeooo:paragraph-rsid="017a7161"/>
    </style:style>
    <style:style style:name="P405" style:family="paragraph" style:parent-style-name="Standard">
      <style:paragraph-properties fo:line-height="100%"/>
      <style:text-properties officeooo:paragraph-rsid="018105ab"/>
    </style:style>
    <style:style style:name="P406" style:family="paragraph" style:parent-style-name="Standard">
      <style:paragraph-properties fo:line-height="100%"/>
      <style:text-properties officeooo:paragraph-rsid="01851c1f"/>
    </style:style>
    <style:style style:name="P407" style:family="paragraph" style:parent-style-name="Standard">
      <style:paragraph-properties fo:line-height="100%"/>
      <style:text-properties officeooo:paragraph-rsid="01aaba73"/>
    </style:style>
    <style:style style:name="P408" style:family="paragraph" style:parent-style-name="Standard">
      <style:paragraph-properties fo:line-height="100%"/>
      <style:text-properties officeooo:paragraph-rsid="01abda5f"/>
    </style:style>
    <style:style style:name="P409" style:family="paragraph" style:parent-style-name="Standard">
      <style:paragraph-properties fo:line-height="100%"/>
      <style:text-properties officeooo:paragraph-rsid="01cb0c6f"/>
    </style:style>
    <style:style style:name="P410" style:family="paragraph" style:parent-style-name="Standard">
      <style:paragraph-properties fo:line-height="100%"/>
      <style:text-properties officeooo:paragraph-rsid="01d3aa7e"/>
    </style:style>
    <style:style style:name="P411" style:family="paragraph" style:parent-style-name="Standard">
      <style:paragraph-properties fo:line-height="100%"/>
      <style:text-properties officeooo:paragraph-rsid="01e2b86d"/>
    </style:style>
    <style:style style:name="P412" style:family="paragraph" style:parent-style-name="Standard">
      <style:paragraph-properties fo:line-height="100%"/>
      <style:text-properties officeooo:paragraph-rsid="01e7ea9a"/>
    </style:style>
    <style:style style:name="P413" style:family="paragraph" style:parent-style-name="Standard">
      <style:paragraph-properties fo:line-height="100%"/>
      <style:text-properties officeooo:paragraph-rsid="01ec8e18"/>
    </style:style>
    <style:style style:name="P414" style:family="paragraph" style:parent-style-name="Standard">
      <style:paragraph-properties fo:line-height="100%"/>
      <style:text-properties officeooo:paragraph-rsid="01f79ca2"/>
    </style:style>
    <style:style style:name="P415" style:family="paragraph" style:parent-style-name="Standard">
      <style:paragraph-properties fo:line-height="100%"/>
      <style:text-properties officeooo:paragraph-rsid="020068b3"/>
    </style:style>
    <style:style style:name="P416" style:family="paragraph" style:parent-style-name="Standard">
      <style:paragraph-properties fo:line-height="100%"/>
      <style:text-properties officeooo:paragraph-rsid="0200b58e"/>
    </style:style>
    <style:style style:name="P417" style:family="paragraph" style:parent-style-name="Standard">
      <style:paragraph-properties fo:line-height="100%"/>
      <style:text-properties officeooo:paragraph-rsid="020131ae"/>
    </style:style>
    <style:style style:name="P418" style:family="paragraph" style:parent-style-name="Standard">
      <style:paragraph-properties fo:line-height="100%"/>
      <style:text-properties officeooo:paragraph-rsid="020294d1"/>
    </style:style>
    <style:style style:name="P419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420" style:family="paragraph" style:parent-style-name="Standard">
      <style:paragraph-properties fo:line-height="100%"/>
      <style:text-properties officeooo:rsid="016b9044" officeooo:paragraph-rsid="016b9044"/>
    </style:style>
    <style:style style:name="P421" style:family="paragraph" style:parent-style-name="Standard">
      <style:paragraph-properties fo:line-height="100%"/>
      <style:text-properties officeooo:rsid="01a2dcc2" officeooo:paragraph-rsid="01a2dcc2"/>
    </style:style>
    <style:style style:name="P422" style:family="paragraph" style:parent-style-name="Standard">
      <style:paragraph-properties fo:line-height="100%"/>
      <style:text-properties officeooo:rsid="01a92b83" officeooo:paragraph-rsid="01abda5f"/>
    </style:style>
    <style:style style:name="P423" style:family="paragraph" style:parent-style-name="Standard">
      <style:paragraph-properties fo:line-height="100%"/>
      <style:text-properties officeooo:rsid="01b78805" officeooo:paragraph-rsid="01b9977e"/>
    </style:style>
    <style:style style:name="P424" style:family="paragraph" style:parent-style-name="Standard">
      <style:paragraph-properties fo:line-height="100%"/>
      <style:text-properties officeooo:rsid="01bcc73c" officeooo:paragraph-rsid="01bcc73c"/>
    </style:style>
    <style:style style:name="P425" style:family="paragraph" style:parent-style-name="Standard">
      <style:paragraph-properties fo:line-height="100%"/>
      <style:text-properties officeooo:rsid="01cb0c6f" officeooo:paragraph-rsid="01cb0c6f"/>
    </style:style>
    <style:style style:name="P426" style:family="paragraph" style:parent-style-name="Standard">
      <style:paragraph-properties fo:line-height="100%"/>
      <style:text-properties officeooo:rsid="01cd0839" officeooo:paragraph-rsid="01cd0839"/>
    </style:style>
    <style:style style:name="P427" style:family="paragraph" style:parent-style-name="Standard">
      <style:paragraph-properties fo:line-height="100%"/>
      <style:text-properties officeooo:rsid="01e4a612" officeooo:paragraph-rsid="01e4a612"/>
    </style:style>
    <style:style style:name="P428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429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430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431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432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433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434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435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436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437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438" style:family="paragraph" style:parent-style-name="Table_20_Contents">
      <style:paragraph-properties fo:text-align="center" style:justify-single-word="false"/>
    </style:style>
    <style:style style:name="P439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440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441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442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443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444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445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446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447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448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449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450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451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452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453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454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455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456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457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458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459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460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461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462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463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464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465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break-before="page"/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67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468" style:family="paragraph" style:parent-style-name="Standard">
      <style:paragraph-properties fo:line-height="150%" fo:break-before="page"/>
      <style:text-properties officeooo:paragraph-rsid="00cab904"/>
    </style:style>
    <style:style style:name="P469" style:family="paragraph" style:parent-style-name="Standard">
      <style:paragraph-properties fo:break-before="page"/>
      <style:text-properties officeooo:paragraph-rsid="00f8c8b1"/>
    </style:style>
    <style:style style:name="P470" style:family="paragraph" style:parent-style-name="Standard">
      <style:paragraph-properties fo:line-height="100%" fo:break-before="page"/>
      <style:text-properties fo:font-weight="bold" officeooo:paragraph-rsid="01a5296a" style:font-weight-asian="bold" style:font-weight-complex="bold"/>
    </style:style>
    <style:style style:name="P471" style:family="paragraph" style:parent-style-name="Standard">
      <style:paragraph-properties fo:line-height="100%" fo:break-before="page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474" style:family="paragraph" style:parent-style-name="Standard" style:list-style-name="L1">
      <style:text-properties officeooo:rsid="0013268f" officeooo:paragraph-rsid="0013268f"/>
    </style:style>
    <style:style style:name="P475" style:family="paragraph" style:parent-style-name="Standard" style:list-style-name="L2">
      <style:text-properties style:use-window-font-color="true" officeooo:rsid="00a8a4b1" officeooo:paragraph-rsid="00e38bf0"/>
    </style:style>
    <style:style style:name="P476" style:family="paragraph" style:parent-style-name="Standard" style:list-style-name="L2">
      <style:text-properties style:use-window-font-color="true" officeooo:rsid="00a8a4b1" officeooo:paragraph-rsid="00c0d7c6"/>
    </style:style>
    <style:style style:name="P477" style:family="paragraph" style:parent-style-name="Standard" style:list-style-name="L2">
      <style:text-properties style:use-window-font-color="true" officeooo:rsid="00a8a4b1" officeooo:paragraph-rsid="00e1434b"/>
    </style:style>
    <style:style style:name="P478" style:family="paragraph" style:parent-style-name="Standard" style:list-style-name="L2">
      <style:text-properties style:use-window-font-color="true" officeooo:rsid="00aa3d77" officeooo:paragraph-rsid="00e38bf0"/>
    </style:style>
    <style:style style:name="P479" style:family="paragraph" style:parent-style-name="Standard" style:list-style-name="L3">
      <style:text-properties style:use-window-font-color="true" officeooo:paragraph-rsid="00118c4a"/>
    </style:style>
    <style:style style:name="P480" style:family="paragraph" style:parent-style-name="Standard" style:list-style-name="L3">
      <style:text-properties style:use-window-font-color="true" officeooo:rsid="0011b025" officeooo:paragraph-rsid="0011b025"/>
    </style:style>
    <style:style style:name="P481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482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483" style:family="paragraph" style:parent-style-name="Standard" style:list-style-name="L33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485" style:family="paragraph" style:parent-style-name="Standard" style:list-style-name="L34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486" style:family="paragraph" style:parent-style-name="Standard" style:list-style-name="L35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487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488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489" style:family="paragraph" style:parent-style-name="Standard" style:list-style-name="L37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b78805" officeooo:paragraph-rsid="020d39a8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497" style:family="paragraph" style:parent-style-name="Standard" style:list-style-name="L4">
      <style:text-properties officeooo:rsid="0012a0dc" officeooo:paragraph-rsid="0012a0dc"/>
    </style:style>
    <style:style style:name="P498" style:family="paragraph" style:parent-style-name="Standard" style:list-style-name="L5">
      <style:text-properties officeooo:rsid="0033fbdf" officeooo:paragraph-rsid="0033fbdf"/>
    </style:style>
    <style:style style:name="P499" style:family="paragraph" style:parent-style-name="Standard" style:list-style-name="L9">
      <style:text-properties officeooo:rsid="0033fbdf" officeooo:paragraph-rsid="0106c767"/>
    </style:style>
    <style:style style:name="P500" style:family="paragraph" style:parent-style-name="Standard" style:list-style-name="L6">
      <style:text-properties officeooo:paragraph-rsid="005b5cd3"/>
    </style:style>
    <style:style style:name="P501" style:family="paragraph" style:parent-style-name="Standard" style:list-style-name="L7">
      <style:text-properties officeooo:paragraph-rsid="00367935"/>
    </style:style>
    <style:style style:name="P502" style:family="paragraph" style:parent-style-name="Standard" style:list-style-name="L7">
      <style:text-properties officeooo:rsid="00367935" officeooo:paragraph-rsid="00367935"/>
    </style:style>
    <style:style style:name="P503" style:family="paragraph" style:parent-style-name="Standard" style:list-style-name="L8">
      <style:text-properties officeooo:rsid="00386ddb" officeooo:paragraph-rsid="00386ddb"/>
    </style:style>
    <style:style style:name="P504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505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506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507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508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509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10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11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12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513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514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515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516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517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518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519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520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521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522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523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524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525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526" style:family="paragraph" style:parent-style-name="Standard" style:list-style-name="L20">
      <style:text-properties officeooo:paragraph-rsid="00a4ce44"/>
    </style:style>
    <style:style style:name="P527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528" style:family="paragraph" style:parent-style-name="Standard" style:list-style-name="L25">
      <style:text-properties officeooo:paragraph-rsid="00beb82f"/>
    </style:style>
    <style:style style:name="P529" style:family="paragraph" style:parent-style-name="Standard" style:list-style-name="L26">
      <style:text-properties officeooo:paragraph-rsid="00d139a0"/>
    </style:style>
    <style:style style:name="P530" style:family="paragraph" style:parent-style-name="Standard" style:list-style-name="L29">
      <style:text-properties officeooo:paragraph-rsid="00f2503e"/>
    </style:style>
    <style:style style:name="P531" style:family="paragraph" style:parent-style-name="Standard" style:list-style-name="L30">
      <style:text-properties officeooo:rsid="00f3f4f5" officeooo:paragraph-rsid="00f5260b"/>
    </style:style>
    <style:style style:name="P532" style:family="paragraph" style:parent-style-name="Standard" style:list-style-name="L30">
      <style:text-properties officeooo:rsid="00f3f4f5" officeooo:paragraph-rsid="00f3f4f5"/>
    </style:style>
    <style:style style:name="P533" style:family="paragraph" style:parent-style-name="Standard" style:list-style-name="L31">
      <style:text-properties officeooo:paragraph-rsid="00fde6f2"/>
    </style:style>
    <style:style style:name="P534" style:family="paragraph" style:parent-style-name="Standard" style:list-style-name="L34">
      <style:paragraph-properties fo:line-height="100%"/>
      <style:text-properties officeooo:paragraph-rsid="01b5c969"/>
    </style:style>
    <style:style style:name="P535" style:family="paragraph" style:parent-style-name="Standard">
      <style:paragraph-properties fo:line-height="100%"/>
      <style:text-properties officeooo:paragraph-rsid="0212a48a"/>
    </style:style>
    <style:style style:name="P536" style:family="paragraph" style:parent-style-name="Standard">
      <style:paragraph-properties fo:line-height="100%"/>
      <style:text-properties officeooo:paragraph-rsid="0200b58e"/>
    </style:style>
    <style:style style:name="P537" style:family="paragraph" style:parent-style-name="Standard">
      <style:paragraph-properties fo:line-height="100%"/>
      <style:text-properties officeooo:paragraph-rsid="01d522fe"/>
    </style:style>
    <style:style style:name="P538" style:family="paragraph" style:parent-style-name="Standard">
      <style:paragraph-properties fo:line-height="100%"/>
      <style:text-properties officeooo:rsid="01b78805" officeooo:paragraph-rsid="020d39a8"/>
    </style:style>
    <style:style style:name="P539" style:family="paragraph" style:parent-style-name="Standard">
      <style:paragraph-properties fo:line-height="100%" fo:break-before="page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540" style:family="paragraph" style:parent-style-name="Standard">
      <style:paragraph-properties fo:line-height="100%" fo:break-before="page"/>
      <style:text-properties officeooo:paragraph-rsid="0200b58e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33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34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35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36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37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38" style:family="text">
      <style:text-properties style:use-window-font-color="true" fo:font-style="italic" fo:font-weight="normal" officeooo:rsid="01b9977e" style:font-style-asian="italic" style:font-weight-asian="normal" style:font-style-complex="italic" style:font-weight-complex="normal"/>
    </style:style>
    <style:style style:name="T3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4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4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4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4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4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4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4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4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4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4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5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5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5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5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54" style:family="text">
      <style:text-properties style:use-window-font-color="true" fo:font-style="italic" style:font-style-asian="italic" style:font-style-complex="italic"/>
    </style:style>
    <style:style style:name="T55" style:family="text">
      <style:text-properties style:use-window-font-color="true" fo:font-style="italic" officeooo:rsid="016778b3" style:font-style-asian="italic" style:font-style-complex="italic"/>
    </style:style>
    <style:style style:name="T56" style:family="text">
      <style:text-properties style:use-window-font-color="true" fo:font-style="italic" officeooo:rsid="01d9cd4e" style:font-style-asian="italic" style:font-style-complex="italic"/>
    </style:style>
    <style:style style:name="T57" style:family="text">
      <style:text-properties style:use-window-font-color="true" fo:font-style="italic" officeooo:rsid="01a5296a" style:font-style-asian="italic" style:font-style-complex="italic"/>
    </style:style>
    <style:style style:name="T58" style:family="text">
      <style:text-properties style:use-window-font-color="true" fo:font-style="italic" officeooo:rsid="01e5182b" style:font-style-asian="italic" style:font-style-complex="italic"/>
    </style:style>
    <style:style style:name="T59" style:family="text">
      <style:text-properties style:use-window-font-color="true" fo:font-style="italic" officeooo:rsid="01e504ba" style:font-style-asian="italic" style:font-style-complex="italic"/>
    </style:style>
    <style:style style:name="T60" style:family="text">
      <style:text-properties style:use-window-font-color="true" officeooo:rsid="0063f3c5"/>
    </style:style>
    <style:style style:name="T61" style:family="text">
      <style:text-properties style:use-window-font-color="true" officeooo:rsid="0027fcfd"/>
    </style:style>
    <style:style style:name="T62" style:family="text">
      <style:text-properties style:use-window-font-color="true" officeooo:rsid="01095847"/>
    </style:style>
    <style:style style:name="T63" style:family="text">
      <style:text-properties style:use-window-font-color="true" officeooo:rsid="0082538a"/>
    </style:style>
    <style:style style:name="T64" style:family="text">
      <style:text-properties style:use-window-font-color="true" officeooo:rsid="00c0d7c6"/>
    </style:style>
    <style:style style:name="T6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67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68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69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70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71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72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73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74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75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76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77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78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79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80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81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82" style:family="text">
      <style:text-properties style:use-window-font-color="true" fo:font-style="normal" fo:font-weight="normal" officeooo:rsid="01b9977e" style:font-style-asian="normal" style:font-weight-asian="normal" style:font-style-complex="normal" style:font-weight-complex="normal"/>
    </style:style>
    <style:style style:name="T83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84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85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86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87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88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89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90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91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92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93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94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95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96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97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98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99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00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01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02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03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04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05" style:family="text">
      <style:text-properties style:use-window-font-color="true" fo:font-style="normal" fo:font-weight="normal" officeooo:rsid="020ebc22" style:font-style-asian="normal" style:font-weight-asian="normal" style:font-style-complex="normal" style:font-weight-complex="normal"/>
    </style:style>
    <style:style style:name="T106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07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08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09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10" style:family="text">
      <style:text-properties style:use-window-font-color="true" fo:font-style="normal" style:font-style-asian="normal" style:font-style-complex="normal"/>
    </style:style>
    <style:style style:name="T111" style:family="text">
      <style:text-properties style:use-window-font-color="true" fo:font-style="normal" officeooo:rsid="016860b9" style:font-style-asian="normal" style:font-style-complex="normal"/>
    </style:style>
    <style:style style:name="T112" style:family="text">
      <style:text-properties style:use-window-font-color="true" fo:font-style="normal" officeooo:rsid="0171553b" style:font-style-asian="normal" style:font-style-complex="normal"/>
    </style:style>
    <style:style style:name="T113" style:family="text">
      <style:text-properties style:use-window-font-color="true" fo:font-style="normal" officeooo:rsid="016c9d08" style:font-style-asian="normal" style:font-style-complex="normal"/>
    </style:style>
    <style:style style:name="T114" style:family="text">
      <style:text-properties style:use-window-font-color="true" fo:font-style="normal" officeooo:rsid="016778b3" style:font-style-asian="normal" style:font-style-complex="normal"/>
    </style:style>
    <style:style style:name="T115" style:family="text">
      <style:text-properties style:use-window-font-color="true" fo:font-style="normal" officeooo:rsid="01a5296a" style:font-style-asian="normal" style:font-style-complex="normal"/>
    </style:style>
    <style:style style:name="T116" style:family="text">
      <style:text-properties style:use-window-font-color="true" fo:font-style="normal" officeooo:rsid="01d9cd4e" style:font-style-asian="normal" style:font-style-complex="normal"/>
    </style:style>
    <style:style style:name="T117" style:family="text">
      <style:text-properties style:use-window-font-color="true" fo:font-style="normal" officeooo:rsid="01e2b86d" style:font-style-asian="normal" style:font-style-complex="normal"/>
    </style:style>
    <style:style style:name="T118" style:family="text">
      <style:text-properties style:use-window-font-color="true" fo:font-style="normal" officeooo:rsid="01e504ba" style:font-style-asian="normal" style:font-style-complex="normal"/>
    </style:style>
    <style:style style:name="T119" style:family="text">
      <style:text-properties style:use-window-font-color="true" fo:font-style="normal" officeooo:rsid="01e5182b" style:font-style-asian="normal" style:font-style-complex="normal"/>
    </style:style>
    <style:style style:name="T120" style:family="text">
      <style:text-properties style:use-window-font-color="true" fo:font-weight="normal" style:font-weight-asian="normal" style:font-weight-complex="normal"/>
    </style:style>
    <style:style style:name="T121" style:family="text">
      <style:text-properties style:use-window-font-color="true" fo:font-weight="normal" officeooo:rsid="016aa5ac" style:font-weight-asian="normal" style:font-weight-complex="normal"/>
    </style:style>
    <style:style style:name="T122" style:family="text">
      <style:text-properties style:use-window-font-color="true" fo:font-weight="normal" officeooo:rsid="016a5b23" style:font-weight-asian="normal" style:font-weight-complex="normal"/>
    </style:style>
    <style:style style:name="T123" style:family="text">
      <style:text-properties style:use-window-font-color="true" fo:font-weight="normal" officeooo:rsid="0171553b" style:font-weight-asian="normal" style:font-weight-complex="normal"/>
    </style:style>
    <style:style style:name="T124" style:family="text">
      <style:text-properties style:use-window-font-color="true" fo:font-weight="normal" officeooo:rsid="01aaba73" style:font-weight-asian="normal" style:font-weight-complex="normal"/>
    </style:style>
    <style:style style:name="T125" style:family="text">
      <style:text-properties style:use-window-font-color="true" fo:font-weight="normal" officeooo:rsid="01b08253" style:font-weight-asian="normal" style:font-weight-complex="normal"/>
    </style:style>
    <style:style style:name="T126" style:family="text">
      <style:text-properties style:use-window-font-color="true" fo:font-weight="normal" officeooo:rsid="01d80854" style:font-weight-asian="normal" style:font-weight-complex="normal"/>
    </style:style>
    <style:style style:name="T127" style:family="text">
      <style:text-properties style:use-window-font-color="true" fo:font-weight="normal" officeooo:rsid="01d87a11" style:font-weight-asian="normal" style:font-weight-complex="normal"/>
    </style:style>
    <style:style style:name="T128" style:family="text">
      <style:text-properties style:use-window-font-color="true" fo:font-weight="normal" officeooo:rsid="01e2b86d" style:font-weight-asian="normal" style:font-weight-complex="normal"/>
    </style:style>
    <style:style style:name="T129" style:family="text">
      <style:text-properties style:use-window-font-color="true" officeooo:rsid="016f0506"/>
    </style:style>
    <style:style style:name="T130" style:family="text">
      <style:text-properties fo:font-weight="normal" style:font-weight-asian="normal" style:font-weight-complex="normal"/>
    </style:style>
    <style:style style:name="T131" style:family="text">
      <style:text-properties fo:font-weight="normal" officeooo:rsid="003c27f0" style:font-weight-asian="normal" style:font-weight-complex="normal"/>
    </style:style>
    <style:style style:name="T132" style:family="text">
      <style:text-properties fo:font-weight="normal" officeooo:rsid="003cb407" style:font-weight-asian="normal" style:font-weight-complex="normal"/>
    </style:style>
    <style:style style:name="T133" style:family="text">
      <style:text-properties fo:font-weight="normal" officeooo:rsid="00205d85" style:font-weight-asian="normal" style:font-weight-complex="normal"/>
    </style:style>
    <style:style style:name="T134" style:family="text">
      <style:text-properties fo:font-weight="normal" officeooo:rsid="00beb82f" style:font-weight-asian="normal" style:font-weight-complex="normal"/>
    </style:style>
    <style:style style:name="T135" style:family="text">
      <style:text-properties fo:font-weight="normal" officeooo:rsid="016860b9" style:font-weight-asian="normal" style:font-weight-complex="normal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officeooo:rsid="00256ecc" style:font-style-asian="italic" style:font-style-complex="italic"/>
    </style:style>
    <style:style style:name="T138" style:family="text">
      <style:text-properties fo:font-style="italic" officeooo:rsid="006317f8" style:font-style-asian="italic" style:font-style-complex="italic"/>
    </style:style>
    <style:style style:name="T139" style:family="text">
      <style:text-properties fo:font-style="italic" officeooo:rsid="00672a68" style:font-style-asian="italic" style:font-style-complex="italic"/>
    </style:style>
    <style:style style:name="T140" style:family="text">
      <style:text-properties fo:font-style="italic" officeooo:rsid="006c1d47" style:font-style-asian="italic" style:font-style-complex="italic"/>
    </style:style>
    <style:style style:name="T141" style:family="text">
      <style:text-properties fo:font-style="italic" officeooo:rsid="00838393" style:font-style-asian="italic" style:font-style-complex="italic"/>
    </style:style>
    <style:style style:name="T142" style:family="text">
      <style:text-properties fo:font-style="italic" officeooo:rsid="00e09913" style:font-style-asian="italic" style:font-style-complex="italic"/>
    </style:style>
    <style:style style:name="T143" style:family="text">
      <style:text-properties fo:font-style="italic" officeooo:rsid="005b5cd3" style:font-style-asian="italic" style:font-style-complex="italic"/>
    </style:style>
    <style:style style:name="T144" style:family="text">
      <style:text-properties fo:font-style="italic" officeooo:rsid="0034ed8b" style:font-style-asian="italic" style:font-style-complex="italic"/>
    </style:style>
    <style:style style:name="T145" style:family="text">
      <style:text-properties fo:font-style="italic" officeooo:rsid="00367935" style:font-style-asian="italic" style:font-style-complex="italic"/>
    </style:style>
    <style:style style:name="T146" style:family="text">
      <style:text-properties fo:font-style="italic" officeooo:rsid="00ce5fa1" style:font-style-asian="italic" style:font-style-complex="italic"/>
    </style:style>
    <style:style style:name="T147" style:family="text">
      <style:text-properties fo:font-style="italic" officeooo:rsid="003b4e50" style:font-style-asian="italic" style:font-style-complex="italic"/>
    </style:style>
    <style:style style:name="T148" style:family="text">
      <style:text-properties fo:font-style="italic" officeooo:rsid="01758a0f" style:font-style-asian="italic" style:font-style-complex="italic"/>
    </style:style>
    <style:style style:name="T149" style:family="text">
      <style:text-properties fo:font-style="italic" officeooo:rsid="0071f6b3" style:font-style-asian="italic" style:font-style-complex="italic"/>
    </style:style>
    <style:style style:name="T150" style:family="text">
      <style:text-properties fo:font-style="italic" officeooo:rsid="0080477a" style:font-style-asian="italic" style:font-style-complex="italic"/>
    </style:style>
    <style:style style:name="T151" style:family="text">
      <style:text-properties fo:font-style="italic" officeooo:rsid="01113d34" style:font-style-asian="italic" style:font-style-complex="italic"/>
    </style:style>
    <style:style style:name="T152" style:family="text">
      <style:text-properties fo:font-style="italic" officeooo:rsid="01023882" style:font-style-asian="italic" style:font-style-complex="italic"/>
    </style:style>
    <style:style style:name="T153" style:family="text">
      <style:text-properties fo:font-style="italic" officeooo:rsid="00fde6f2" style:font-style-asian="italic" style:font-style-complex="italic"/>
    </style:style>
    <style:style style:name="T154" style:family="text">
      <style:text-properties fo:font-style="italic" officeooo:rsid="018c0d5b" style:font-style-asian="italic" style:font-style-complex="italic"/>
    </style:style>
    <style:style style:name="T155" style:family="text">
      <style:text-properties fo:font-style="italic" officeooo:rsid="01c64853" style:font-style-asian="italic" style:font-style-complex="italic"/>
    </style:style>
    <style:style style:name="T156" style:family="text">
      <style:text-properties fo:font-style="italic" officeooo:rsid="01d9cd4e" style:font-style-asian="italic" style:font-style-complex="italic"/>
    </style:style>
    <style:style style:name="T157" style:family="text">
      <style:text-properties fo:font-style="italic" officeooo:rsid="007477e8" style:font-style-asian="italic" style:font-style-complex="italic"/>
    </style:style>
    <style:style style:name="T158" style:family="text">
      <style:text-properties fo:font-style="italic" officeooo:rsid="01dc67de" style:font-style-asian="italic" style:font-style-complex="italic"/>
    </style:style>
    <style:style style:name="T159" style:family="text">
      <style:text-properties fo:font-style="italic" officeooo:rsid="01ec8e18" style:font-style-asian="italic" style:font-style-complex="italic"/>
    </style:style>
    <style:style style:name="T160" style:family="text">
      <style:text-properties fo:font-style="italic" officeooo:rsid="019e70b3" style:font-style-asian="italic" style:font-style-complex="italic"/>
    </style:style>
    <style:style style:name="T16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2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163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164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165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166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167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168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169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170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171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172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173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174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175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176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177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178" style:family="text">
      <style:text-properties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179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80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181" style:family="text">
      <style:text-properties fo:font-style="italic" style:text-underline-style="none" fo:font-weight="normal" officeooo:rsid="0080477a" style:font-style-asian="italic" style:font-weight-asian="normal" style:font-style-complex="italic" style:font-weight-complex="normal"/>
    </style:style>
    <style:style style:name="T182" style:family="text">
      <style:text-properties fo:font-style="italic" style:text-underline-style="none" fo:font-weight="normal" officeooo:rsid="0069cf92" style:font-style-asian="italic" style:font-weight-asian="normal" style:font-style-complex="italic" style:font-weight-complex="normal"/>
    </style:style>
    <style:style style:name="T183" style:family="text">
      <style:text-properties fo:font-style="italic" style:text-underline-style="none" fo:font-weight="normal" officeooo:rsid="00fecca9" style:font-style-asian="italic" style:font-weight-asian="normal" style:font-style-complex="italic" style:font-weight-complex="normal"/>
    </style:style>
    <style:style style:name="T184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185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186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187" style:family="text">
      <style:text-properties fo:font-style="italic" style:text-underline-style="none" fo:font-weight="bold" officeooo:rsid="007477e8" style:font-style-asian="italic" style:font-weight-asian="bold" style:font-style-complex="italic" style:font-weight-complex="bold"/>
    </style:style>
    <style:style style:name="T188" style:family="text">
      <style:text-properties fo:font-style="italic" style:text-underline-style="none" fo:font-weight="bold" officeooo:rsid="0065ca74" style:font-style-asian="italic" style:font-weight-asian="bold" style:font-style-complex="italic" style:font-weight-complex="bold"/>
    </style:style>
    <style:style style:name="T189" style:family="text">
      <style:text-properties fo:font-style="italic" style:text-underline-style="none" style:font-style-asian="italic" style:font-style-complex="italic"/>
    </style:style>
    <style:style style:name="T190" style:family="text">
      <style:text-properties fo:font-style="italic" style:text-underline-style="none" officeooo:rsid="00baae4f" style:font-style-asian="italic" style:font-style-complex="italic"/>
    </style:style>
    <style:style style:name="T191" style:family="text">
      <style:text-properties fo:font-style="italic" style:text-underline-style="none" officeooo:rsid="00d708a6" style:font-style-asian="italic" style:font-style-complex="italic"/>
    </style:style>
    <style:style style:name="T192" style:family="text">
      <style:text-properties fo:font-style="italic" style:text-underline-style="none" officeooo:rsid="00beb82f" style:font-style-asian="italic" style:font-style-complex="italic"/>
    </style:style>
    <style:style style:name="T193" style:family="text">
      <style:text-properties fo:font-style="italic" style:text-underline-style="none" officeooo:rsid="00d9c9e4" style:font-style-asian="italic" style:font-style-complex="italic"/>
    </style:style>
    <style:style style:name="T194" style:family="text">
      <style:text-properties fo:font-style="italic" style:text-underline-style="none" officeooo:rsid="00f55bb2" style:font-style-asian="italic" style:font-style-complex="italic"/>
    </style:style>
    <style:style style:name="T195" style:family="text">
      <style:text-properties fo:font-style="italic" style:text-underline-style="none" officeooo:rsid="00f74e17" style:font-style-asian="italic" style:font-style-complex="italic"/>
    </style:style>
    <style:style style:name="T196" style:family="text">
      <style:text-properties fo:font-style="italic" style:text-underline-style="none" officeooo:rsid="00fde6f2" style:font-style-asian="italic" style:font-style-complex="italic"/>
    </style:style>
    <style:style style:name="T197" style:family="text">
      <style:text-properties fo:font-style="italic" style:text-underline-style="none" officeooo:rsid="0130fd48" style:font-style-asian="italic" style:font-style-complex="italic"/>
    </style:style>
    <style:style style:name="T198" style:family="text">
      <style:text-properties fo:font-style="italic" style:text-underline-style="none" officeooo:rsid="013401b3" style:font-style-asian="italic" style:font-style-complex="italic"/>
    </style:style>
    <style:style style:name="T199" style:family="text">
      <style:text-properties fo:font-style="italic" style:text-underline-style="none" officeooo:rsid="013f3c54" style:font-style-asian="italic" style:font-style-complex="italic"/>
    </style:style>
    <style:style style:name="T200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20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3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204" style:family="text">
      <style:text-properties officeooo:rsid="00205d85"/>
    </style:style>
    <style:style style:name="T205" style:family="text">
      <style:text-properties officeooo:rsid="0027fcfd"/>
    </style:style>
    <style:style style:name="T206" style:family="text">
      <style:text-properties officeooo:rsid="0029525d"/>
    </style:style>
    <style:style style:name="T207" style:family="text">
      <style:text-properties officeooo:rsid="0034ed8b"/>
    </style:style>
    <style:style style:name="T208" style:family="text">
      <style:text-properties officeooo:rsid="00367935"/>
    </style:style>
    <style:style style:name="T209" style:family="text">
      <style:text-properties officeooo:rsid="00398ddf"/>
    </style:style>
    <style:style style:name="T210" style:family="text">
      <style:text-properties officeooo:rsid="003b4e50"/>
    </style:style>
    <style:style style:name="T211" style:family="text">
      <style:text-properties officeooo:rsid="0043121f"/>
    </style:style>
    <style:style style:name="T2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3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214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215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21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217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18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19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220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221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222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223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224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225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226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227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228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229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230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231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232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233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234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235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236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237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238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239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240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241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242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243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244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245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247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248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249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250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251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252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253" style:family="text">
      <style:text-properties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254" style:family="text">
      <style:text-properties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255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256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257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258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259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260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261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262" style:family="text">
      <style:text-properties fo:font-style="normal" style:text-underline-style="none" style:font-style-asian="normal" style:font-style-complex="normal"/>
    </style:style>
    <style:style style:name="T263" style:family="text">
      <style:text-properties fo:font-style="normal" style:text-underline-style="none" officeooo:rsid="00a8a4b1" style:font-style-asian="normal" style:font-style-complex="normal"/>
    </style:style>
    <style:style style:name="T264" style:family="text">
      <style:text-properties fo:font-style="normal" style:text-underline-style="none" officeooo:rsid="00ba4170" style:font-style-asian="normal" style:font-style-complex="normal"/>
    </style:style>
    <style:style style:name="T265" style:family="text">
      <style:text-properties fo:font-style="normal" style:text-underline-style="none" officeooo:rsid="00b1e303" style:font-style-asian="normal" style:font-style-complex="normal"/>
    </style:style>
    <style:style style:name="T266" style:family="text">
      <style:text-properties fo:font-style="normal" style:text-underline-style="none" officeooo:rsid="00baae4f" style:font-style-asian="normal" style:font-style-complex="normal"/>
    </style:style>
    <style:style style:name="T267" style:family="text">
      <style:text-properties fo:font-style="normal" style:text-underline-style="none" officeooo:rsid="00bbbf73" style:font-style-asian="normal" style:font-style-complex="normal"/>
    </style:style>
    <style:style style:name="T268" style:family="text">
      <style:text-properties fo:font-style="normal" style:text-underline-style="none" officeooo:rsid="00be4749" style:font-style-asian="normal" style:font-style-complex="normal"/>
    </style:style>
    <style:style style:name="T269" style:family="text">
      <style:text-properties fo:font-style="normal" style:text-underline-style="none" officeooo:rsid="00d139a0" style:font-style-asian="normal" style:font-style-complex="normal"/>
    </style:style>
    <style:style style:name="T270" style:family="text">
      <style:text-properties fo:font-style="normal" style:text-underline-style="none" officeooo:rsid="00d1487d" style:font-style-asian="normal" style:font-style-complex="normal"/>
    </style:style>
    <style:style style:name="T271" style:family="text">
      <style:text-properties fo:font-style="normal" style:text-underline-style="none" officeooo:rsid="00d2fc06" style:font-style-asian="normal" style:font-style-complex="normal"/>
    </style:style>
    <style:style style:name="T272" style:family="text">
      <style:text-properties fo:font-style="normal" style:text-underline-style="none" officeooo:rsid="00d40111" style:font-style-asian="normal" style:font-style-complex="normal"/>
    </style:style>
    <style:style style:name="T273" style:family="text">
      <style:text-properties fo:font-style="normal" style:text-underline-style="none" officeooo:rsid="00d4c5ce" style:font-style-asian="normal" style:font-style-complex="normal"/>
    </style:style>
    <style:style style:name="T274" style:family="text">
      <style:text-properties fo:font-style="normal" style:text-underline-style="none" officeooo:rsid="00d708a6" style:font-style-asian="normal" style:font-style-complex="normal"/>
    </style:style>
    <style:style style:name="T275" style:family="text">
      <style:text-properties fo:font-style="normal" style:text-underline-style="none" officeooo:rsid="00d77d7d" style:font-style-asian="normal" style:font-style-complex="normal"/>
    </style:style>
    <style:style style:name="T276" style:family="text">
      <style:text-properties fo:font-style="normal" style:text-underline-style="none" officeooo:rsid="00d83381" style:font-style-asian="normal" style:font-style-complex="normal"/>
    </style:style>
    <style:style style:name="T277" style:family="text">
      <style:text-properties fo:font-style="normal" style:text-underline-style="none" officeooo:rsid="00d75809" style:font-style-asian="normal" style:font-style-complex="normal"/>
    </style:style>
    <style:style style:name="T278" style:family="text">
      <style:text-properties fo:font-style="normal" style:text-underline-style="none" officeooo:rsid="00dd6c8d" style:font-style-asian="normal" style:font-style-complex="normal"/>
    </style:style>
    <style:style style:name="T279" style:family="text">
      <style:text-properties fo:font-style="normal" style:text-underline-style="none" officeooo:rsid="00dedcd7" style:font-style-asian="normal" style:font-style-complex="normal"/>
    </style:style>
    <style:style style:name="T280" style:family="text">
      <style:text-properties fo:font-style="normal" style:text-underline-style="none" officeooo:rsid="00beb82f" style:font-style-asian="normal" style:font-style-complex="normal"/>
    </style:style>
    <style:style style:name="T281" style:family="text">
      <style:text-properties fo:font-style="normal" style:text-underline-style="none" officeooo:rsid="00e4290b" style:font-style-asian="normal" style:font-style-complex="normal"/>
    </style:style>
    <style:style style:name="T282" style:family="text">
      <style:text-properties fo:font-style="normal" style:text-underline-style="none" officeooo:rsid="00eb50e0" style:font-style-asian="normal" style:font-style-complex="normal"/>
    </style:style>
    <style:style style:name="T283" style:family="text">
      <style:text-properties fo:font-style="normal" style:text-underline-style="none" officeooo:rsid="00d9c9e4" style:font-style-asian="normal" style:font-style-complex="normal"/>
    </style:style>
    <style:style style:name="T284" style:family="text">
      <style:text-properties fo:font-style="normal" style:text-underline-style="none" officeooo:rsid="00ec1e8c" style:font-style-asian="normal" style:font-style-complex="normal"/>
    </style:style>
    <style:style style:name="T285" style:family="text">
      <style:text-properties fo:font-style="normal" style:text-underline-style="none" officeooo:rsid="00f0f7f8" style:font-style-asian="normal" style:font-style-complex="normal"/>
    </style:style>
    <style:style style:name="T286" style:family="text">
      <style:text-properties fo:font-style="normal" style:text-underline-style="none" officeooo:rsid="00f2503e" style:font-style-asian="normal" style:font-style-complex="normal"/>
    </style:style>
    <style:style style:name="T287" style:family="text">
      <style:text-properties fo:font-style="normal" style:text-underline-style="none" officeooo:rsid="00f5260b" style:font-style-asian="normal" style:font-style-complex="normal"/>
    </style:style>
    <style:style style:name="T288" style:family="text">
      <style:text-properties fo:font-style="normal" style:text-underline-style="none" officeooo:rsid="00f55bb2" style:font-style-asian="normal" style:font-style-complex="normal"/>
    </style:style>
    <style:style style:name="T289" style:family="text">
      <style:text-properties fo:font-style="normal" style:text-underline-style="none" officeooo:rsid="00f74e17" style:font-style-asian="normal" style:font-style-complex="normal"/>
    </style:style>
    <style:style style:name="T290" style:family="text">
      <style:text-properties fo:font-style="normal" style:text-underline-style="none" officeooo:rsid="00fbef0d" style:font-style-asian="normal" style:font-style-complex="normal"/>
    </style:style>
    <style:style style:name="T291" style:family="text">
      <style:text-properties fo:font-style="normal" style:text-underline-style="none" officeooo:rsid="00fde6f2" style:font-style-asian="normal" style:font-style-complex="normal"/>
    </style:style>
    <style:style style:name="T292" style:family="text">
      <style:text-properties fo:font-style="normal" style:text-underline-style="none" officeooo:rsid="010185dc" style:font-style-asian="normal" style:font-style-complex="normal"/>
    </style:style>
    <style:style style:name="T293" style:family="text">
      <style:text-properties fo:font-style="normal" style:text-underline-style="none" officeooo:rsid="0103be48" style:font-style-asian="normal" style:font-style-complex="normal"/>
    </style:style>
    <style:style style:name="T294" style:family="text">
      <style:text-properties fo:font-style="normal" style:text-underline-style="none" officeooo:rsid="010c486e" style:font-style-asian="normal" style:font-style-complex="normal"/>
    </style:style>
    <style:style style:name="T295" style:family="text">
      <style:text-properties fo:font-style="normal" style:text-underline-style="none" officeooo:rsid="010db770" style:font-style-asian="normal" style:font-style-complex="normal"/>
    </style:style>
    <style:style style:name="T296" style:family="text">
      <style:text-properties fo:font-style="normal" style:text-underline-style="none" officeooo:rsid="011cabfd" style:font-style-asian="normal" style:font-style-complex="normal"/>
    </style:style>
    <style:style style:name="T297" style:family="text">
      <style:text-properties fo:font-style="normal" style:text-underline-style="none" officeooo:rsid="011d9595" style:font-style-asian="normal" style:font-style-complex="normal"/>
    </style:style>
    <style:style style:name="T298" style:family="text">
      <style:text-properties fo:font-style="normal" style:text-underline-style="none" officeooo:rsid="011fc384" style:font-style-asian="normal" style:font-style-complex="normal"/>
    </style:style>
    <style:style style:name="T299" style:family="text">
      <style:text-properties fo:font-style="normal" style:text-underline-style="none" officeooo:rsid="012dfde8" style:font-style-asian="normal" style:font-style-complex="normal"/>
    </style:style>
    <style:style style:name="T300" style:family="text">
      <style:text-properties fo:font-style="normal" style:text-underline-style="none" officeooo:rsid="0130fd48" style:font-style-asian="normal" style:font-style-complex="normal"/>
    </style:style>
    <style:style style:name="T301" style:family="text">
      <style:text-properties fo:font-style="normal" style:text-underline-style="none" officeooo:rsid="013282b3" style:font-style-asian="normal" style:font-style-complex="normal"/>
    </style:style>
    <style:style style:name="T302" style:family="text">
      <style:text-properties fo:font-style="normal" style:text-underline-style="none" officeooo:rsid="013401b3" style:font-style-asian="normal" style:font-style-complex="normal"/>
    </style:style>
    <style:style style:name="T303" style:family="text">
      <style:text-properties fo:font-style="normal" style:text-underline-style="none" officeooo:rsid="013a8584" style:font-style-asian="normal" style:font-style-complex="normal"/>
    </style:style>
    <style:style style:name="T304" style:family="text">
      <style:text-properties fo:font-style="normal" style:text-underline-style="none" officeooo:rsid="013f3c54" style:font-style-asian="normal" style:font-style-complex="normal"/>
    </style:style>
    <style:style style:name="T305" style:family="text">
      <style:text-properties fo:font-style="normal" style:text-underline-style="none" officeooo:rsid="013e347a" style:font-style-asian="normal" style:font-style-complex="normal"/>
    </style:style>
    <style:style style:name="T306" style:family="text">
      <style:text-properties fo:font-style="normal" style:text-underline-style="none" officeooo:rsid="01408f03" style:font-style-asian="normal" style:font-style-complex="normal"/>
    </style:style>
    <style:style style:name="T307" style:family="text">
      <style:text-properties fo:font-style="normal" style:text-underline-style="none" officeooo:rsid="013cc971" style:font-style-asian="normal" style:font-style-complex="normal"/>
    </style:style>
    <style:style style:name="T308" style:family="text">
      <style:text-properties fo:font-style="normal" style:text-underline-style="none" officeooo:rsid="0150aafa" style:font-style-asian="normal" style:font-style-complex="normal"/>
    </style:style>
    <style:style style:name="T309" style:family="text">
      <style:text-properties fo:font-style="normal" style:text-underline-style="none" officeooo:rsid="0152f194" style:font-style-asian="normal" style:font-style-complex="normal"/>
    </style:style>
    <style:style style:name="T310" style:family="text">
      <style:text-properties fo:font-style="normal" style:text-underline-style="none" officeooo:rsid="0157e2d4" style:font-style-asian="normal" style:font-style-complex="normal"/>
    </style:style>
    <style:style style:name="T311" style:family="text">
      <style:text-properties fo:font-style="normal" style:text-underline-style="none" officeooo:rsid="015c452a" style:font-style-asian="normal" style:font-style-complex="normal"/>
    </style:style>
    <style:style style:name="T312" style:family="text">
      <style:text-properties fo:font-style="normal" style:text-underline-style="none" officeooo:rsid="0176ee1b" style:font-style-asian="normal" style:font-style-complex="normal"/>
    </style:style>
    <style:style style:name="T313" style:family="text">
      <style:text-properties fo:font-style="normal" style:font-style-asian="normal" style:font-style-complex="normal"/>
    </style:style>
    <style:style style:name="T314" style:family="text">
      <style:text-properties fo:font-style="normal" officeooo:rsid="00524926" style:font-style-asian="normal" style:font-style-complex="normal"/>
    </style:style>
    <style:style style:name="T315" style:family="text">
      <style:text-properties fo:font-style="normal" officeooo:rsid="0033fbdf" style:font-style-asian="normal" style:font-style-complex="normal"/>
    </style:style>
    <style:style style:name="T316" style:family="text">
      <style:text-properties fo:font-style="normal" officeooo:rsid="0034ed8b" style:font-style-asian="normal" style:font-style-complex="normal"/>
    </style:style>
    <style:style style:name="T317" style:family="text">
      <style:text-properties fo:font-style="normal" officeooo:rsid="0052a33a" style:font-style-asian="normal" style:font-style-complex="normal"/>
    </style:style>
    <style:style style:name="T318" style:family="text">
      <style:text-properties fo:font-style="normal" officeooo:rsid="0012a0dc" style:font-style-asian="normal" style:font-style-complex="normal"/>
    </style:style>
    <style:style style:name="T319" style:family="text">
      <style:text-properties fo:font-style="normal" officeooo:rsid="005aa0ca" style:font-style-asian="normal" style:font-style-complex="normal"/>
    </style:style>
    <style:style style:name="T320" style:family="text">
      <style:text-properties fo:font-style="normal" officeooo:rsid="0092f82d" style:font-style-asian="normal" style:font-style-complex="normal"/>
    </style:style>
    <style:style style:name="T321" style:family="text">
      <style:text-properties fo:font-style="normal" officeooo:rsid="00c6421c" style:font-style-asian="normal" style:font-style-complex="normal"/>
    </style:style>
    <style:style style:name="T322" style:family="text">
      <style:text-properties fo:font-style="normal" officeooo:rsid="00cc5bce" style:font-style-asian="normal" style:font-style-complex="normal"/>
    </style:style>
    <style:style style:name="T323" style:family="text">
      <style:text-properties fo:font-style="normal" officeooo:rsid="0106c767" style:font-style-asian="normal" style:font-style-complex="normal"/>
    </style:style>
    <style:style style:name="T324" style:family="text">
      <style:text-properties fo:font-style="normal" officeooo:rsid="00ce5fa1" style:font-style-asian="normal" style:font-style-complex="normal"/>
    </style:style>
    <style:style style:name="T325" style:family="text">
      <style:text-properties fo:font-style="normal" officeooo:rsid="0164a6ee" style:font-style-asian="normal" style:font-style-complex="normal"/>
    </style:style>
    <style:style style:name="T326" style:family="text">
      <style:text-properties fo:font-style="normal" officeooo:rsid="0168d8d5" style:font-style-asian="normal" style:font-style-complex="normal"/>
    </style:style>
    <style:style style:name="T327" style:family="text">
      <style:text-properties fo:font-style="normal" officeooo:rsid="0179221f" style:font-style-asian="normal" style:font-style-complex="normal"/>
    </style:style>
    <style:style style:name="T328" style:family="text">
      <style:text-properties fo:font-style="normal" officeooo:rsid="017941db" style:font-style-asian="normal" style:font-style-complex="normal"/>
    </style:style>
    <style:style style:name="T329" style:family="text">
      <style:text-properties fo:font-style="normal" officeooo:rsid="017a7161" style:font-style-asian="normal" style:font-style-complex="normal"/>
    </style:style>
    <style:style style:name="T330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331" style:family="text">
      <style:text-properties officeooo:rsid="004d4d0b"/>
    </style:style>
    <style:style style:name="T332" style:family="text">
      <style:text-properties officeooo:rsid="0013268f"/>
    </style:style>
    <style:style style:name="T333" style:family="text">
      <style:text-properties officeooo:rsid="004f4350"/>
    </style:style>
    <style:style style:name="T334" style:family="text">
      <style:text-properties officeooo:rsid="00501b3c"/>
    </style:style>
    <style:style style:name="T335" style:family="text">
      <style:text-properties officeooo:rsid="00147dd9"/>
    </style:style>
    <style:style style:name="T336" style:family="text">
      <style:text-properties officeooo:rsid="005521a3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officeooo:rsid="005f7223" style:font-weight-asian="bold" style:font-weight-complex="bold"/>
    </style:style>
    <style:style style:name="T339" style:family="text">
      <style:text-properties fo:font-weight="bold" officeooo:rsid="01871851" style:font-weight-asian="bold" style:font-weight-complex="bold"/>
    </style:style>
    <style:style style:name="T340" style:family="text">
      <style:text-properties fo:font-weight="bold" officeooo:rsid="02070606" style:font-weight-asian="bold" style:font-weight-complex="bold"/>
    </style:style>
    <style:style style:name="T341" style:family="text">
      <style:text-properties fo:font-weight="bold" officeooo:rsid="0206e857" style:font-weight-asian="bold" style:font-weight-complex="bold"/>
    </style:style>
    <style:style style:name="T342" style:family="text">
      <style:text-properties officeooo:rsid="005b5f51"/>
    </style:style>
    <style:style style:name="T343" style:family="text">
      <style:text-properties officeooo:rsid="005d12fa"/>
    </style:style>
    <style:style style:name="T344" style:family="text">
      <style:text-properties officeooo:rsid="003cb407"/>
    </style:style>
    <style:style style:name="T345" style:family="text">
      <style:text-properties officeooo:rsid="005f7223"/>
    </style:style>
    <style:style style:name="T346" style:family="text">
      <style:text-properties officeooo:rsid="006317f8"/>
    </style:style>
    <style:style style:name="T347" style:family="text">
      <style:text-properties officeooo:rsid="00672a68"/>
    </style:style>
    <style:style style:name="T348" style:family="text">
      <style:text-properties style:text-underline-style="none"/>
    </style:style>
    <style:style style:name="T349" style:family="text">
      <style:text-properties style:text-underline-style="none" fo:font-weight="normal" style:font-weight-asian="normal" style:font-weight-complex="normal"/>
    </style:style>
    <style:style style:name="T350" style:family="text">
      <style:text-properties style:text-underline-style="none" fo:font-weight="normal" officeooo:rsid="00721e09" style:font-weight-asian="normal" style:font-weight-complex="normal"/>
    </style:style>
    <style:style style:name="T351" style:family="text">
      <style:text-properties style:text-underline-style="none" fo:font-weight="normal" officeooo:rsid="00722a19" style:font-weight-asian="normal" style:font-weight-complex="normal"/>
    </style:style>
    <style:style style:name="T352" style:family="text">
      <style:text-properties style:text-underline-style="none" fo:font-weight="normal" officeooo:rsid="006a9ead" style:font-weight-asian="normal" style:font-weight-complex="normal"/>
    </style:style>
    <style:style style:name="T353" style:family="text">
      <style:text-properties style:text-underline-style="none" fo:font-weight="normal" officeooo:rsid="008d7148" style:font-weight-asian="normal" style:font-weight-complex="normal"/>
    </style:style>
    <style:style style:name="T354" style:family="text">
      <style:text-properties style:text-underline-style="none" fo:font-weight="normal" officeooo:rsid="00a639f7" style:font-weight-asian="normal" style:font-weight-complex="normal"/>
    </style:style>
    <style:style style:name="T355" style:family="text">
      <style:text-properties style:text-underline-style="none" fo:font-weight="normal" officeooo:rsid="00a69bec" style:font-weight-asian="normal" style:font-weight-complex="normal"/>
    </style:style>
    <style:style style:name="T356" style:family="text">
      <style:text-properties style:text-underline-style="none" fo:font-weight="normal" officeooo:rsid="009e29ef" style:font-weight-asian="normal" style:font-weight-complex="normal"/>
    </style:style>
    <style:style style:name="T357" style:family="text">
      <style:text-properties style:text-underline-style="none" fo:font-weight="normal" officeooo:rsid="00a75993" style:font-weight-asian="normal" style:font-weight-complex="normal"/>
    </style:style>
    <style:style style:name="T358" style:family="text">
      <style:text-properties style:text-underline-style="none" fo:font-weight="normal" officeooo:rsid="00e7b674" style:font-weight-asian="normal" style:font-weight-complex="normal"/>
    </style:style>
    <style:style style:name="T359" style:family="text">
      <style:text-properties style:text-underline-style="none" fo:font-weight="bold" style:font-weight-asian="bold" style:font-weight-complex="bold"/>
    </style:style>
    <style:style style:name="T360" style:family="text">
      <style:text-properties style:text-underline-style="none" fo:font-weight="bold" officeooo:rsid="00a75993" style:font-weight-asian="bold" style:font-weight-complex="bold"/>
    </style:style>
    <style:style style:name="T361" style:family="text">
      <style:text-properties style:text-underline-style="none" fo:font-weight="bold" officeooo:rsid="013013d9" style:font-weight-asian="bold" style:font-weight-complex="bold"/>
    </style:style>
    <style:style style:name="T362" style:family="text">
      <style:text-properties style:text-underline-style="none" fo:font-weight="bold" officeooo:rsid="01408f03" style:font-weight-asian="bold" style:font-weight-complex="bold"/>
    </style:style>
    <style:style style:name="T363" style:family="text">
      <style:text-properties style:text-underline-style="none" officeooo:rsid="00a639f7"/>
    </style:style>
    <style:style style:name="T364" style:family="text">
      <style:text-properties style:text-underline-style="none" officeooo:rsid="00bbbf73"/>
    </style:style>
    <style:style style:name="T365" style:family="text">
      <style:text-properties style:text-underline-style="none" officeooo:rsid="00d40111"/>
    </style:style>
    <style:style style:name="T366" style:family="text">
      <style:text-properties style:text-underline-style="none" officeooo:rsid="00d708a6"/>
    </style:style>
    <style:style style:name="T367" style:family="text">
      <style:text-properties style:text-underline-style="none" officeooo:rsid="00d5826a"/>
    </style:style>
    <style:style style:name="T368" style:family="text">
      <style:text-properties style:text-underline-style="none" officeooo:rsid="00d9c9e4"/>
    </style:style>
    <style:style style:name="T369" style:family="text">
      <style:text-properties style:text-underline-style="none" officeooo:rsid="00ec1e8c"/>
    </style:style>
    <style:style style:name="T370" style:family="text">
      <style:text-properties style:text-underline-style="none" officeooo:rsid="00fde6f2"/>
    </style:style>
    <style:style style:name="T371" style:family="text">
      <style:text-properties style:text-underline-style="none" officeooo:rsid="0123bb39"/>
    </style:style>
    <style:style style:name="T372" style:family="text">
      <style:text-properties style:text-underline-style="none" officeooo:rsid="013013d9"/>
    </style:style>
    <style:style style:name="T373" style:family="text">
      <style:text-properties style:text-underline-style="none" officeooo:rsid="0137af9f"/>
    </style:style>
    <style:style style:name="T374" style:family="text">
      <style:text-properties style:text-underline-style="none" officeooo:rsid="013282b3"/>
    </style:style>
    <style:style style:name="T375" style:family="text">
      <style:text-properties style:text-underline-style="none" officeooo:rsid="01408f03"/>
    </style:style>
    <style:style style:name="T376" style:family="text">
      <style:text-properties style:text-underline-style="none" officeooo:rsid="01416cb6"/>
    </style:style>
    <style:style style:name="T377" style:family="text">
      <style:text-properties style:text-underline-style="none" officeooo:rsid="01435f2a"/>
    </style:style>
    <style:style style:name="T378" style:family="text">
      <style:text-properties style:text-underline-style="none" officeooo:rsid="015f15fe"/>
    </style:style>
    <style:style style:name="T379" style:family="text">
      <style:text-properties officeooo:rsid="0071f6b3"/>
    </style:style>
    <style:style style:name="T380" style:family="text">
      <style:text-properties officeooo:rsid="00722a19"/>
    </style:style>
    <style:style style:name="T381" style:family="text">
      <style:text-properties officeooo:rsid="0081154c"/>
    </style:style>
    <style:style style:name="T382" style:family="text">
      <style:text-properties officeooo:rsid="0082538a"/>
    </style:style>
    <style:style style:name="T383" style:family="text">
      <style:text-properties officeooo:rsid="00838393"/>
    </style:style>
    <style:style style:name="T384" style:family="text">
      <style:text-properties officeooo:rsid="008a06de"/>
    </style:style>
    <style:style style:name="T385" style:family="text">
      <style:text-properties officeooo:rsid="00937b11"/>
    </style:style>
    <style:style style:name="T386" style:family="text">
      <style:text-properties officeooo:rsid="0093b191"/>
    </style:style>
    <style:style style:name="T387" style:family="text">
      <style:text-properties officeooo:rsid="00b502cc"/>
    </style:style>
    <style:style style:name="T388" style:family="text">
      <style:text-properties officeooo:rsid="00ba4170"/>
    </style:style>
    <style:style style:name="T389" style:family="text">
      <style:text-properties officeooo:rsid="00bbbf73"/>
    </style:style>
    <style:style style:name="T390" style:family="text">
      <style:text-properties officeooo:rsid="00bd3f9d"/>
    </style:style>
    <style:style style:name="T391" style:family="text">
      <style:text-properties officeooo:rsid="00beb82f"/>
    </style:style>
    <style:style style:name="T392" style:family="text">
      <style:text-properties officeooo:rsid="00c2a166"/>
    </style:style>
    <style:style style:name="T393" style:family="text">
      <style:text-properties officeooo:rsid="00c7406f"/>
    </style:style>
    <style:style style:name="T394" style:family="text">
      <style:text-properties officeooo:rsid="00c93592"/>
    </style:style>
    <style:style style:name="T395" style:family="text">
      <style:text-properties officeooo:rsid="00ce5fa1"/>
    </style:style>
    <style:style style:name="T396" style:family="text">
      <style:text-properties officeooo:rsid="00cf9e9f"/>
    </style:style>
    <style:style style:name="T397" style:family="text">
      <style:text-properties officeooo:rsid="00d83381"/>
    </style:style>
    <style:style style:name="T398" style:family="text">
      <style:text-properties officeooo:rsid="00e09913"/>
    </style:style>
    <style:style style:name="T399" style:family="text">
      <style:text-properties officeooo:rsid="00ed9297"/>
    </style:style>
    <style:style style:name="T400" style:family="text">
      <style:text-properties officeooo:rsid="00ef4875"/>
    </style:style>
    <style:style style:name="T401" style:family="text">
      <style:text-properties officeooo:rsid="00f0f7f8"/>
    </style:style>
    <style:style style:name="T402" style:family="text">
      <style:text-properties officeooo:rsid="00f5260b"/>
    </style:style>
    <style:style style:name="T403" style:family="text">
      <style:text-properties officeooo:rsid="00fde6f2"/>
    </style:style>
    <style:style style:name="T404" style:family="text">
      <style:text-properties officeooo:rsid="010185dc"/>
    </style:style>
    <style:style style:name="T405" style:family="text">
      <style:text-properties officeooo:rsid="01023882"/>
    </style:style>
    <style:style style:name="T406" style:family="text">
      <style:text-properties officeooo:rsid="01095847"/>
    </style:style>
    <style:style style:name="T407" style:family="text">
      <style:text-properties officeooo:rsid="010f422a"/>
    </style:style>
    <style:style style:name="T408" style:family="text">
      <style:text-properties officeooo:rsid="01113d34"/>
    </style:style>
    <style:style style:name="T409" style:family="text">
      <style:text-properties officeooo:rsid="011bd541"/>
    </style:style>
    <style:style style:name="T41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411" style:family="text">
      <style:text-properties style:text-line-through-style="none" style:text-line-through-type="none" fo:font-style="normal" style:text-underline-style="none" officeooo:rsid="0125eea9" style:font-style-asian="normal" style:font-style-complex="normal"/>
    </style:style>
    <style:style style:name="T412" style:family="text">
      <style:text-properties officeooo:rsid="0152f194"/>
    </style:style>
    <style:style style:name="T413" style:family="text">
      <style:text-properties officeooo:rsid="016860b9"/>
    </style:style>
    <style:style style:name="T414" style:family="text">
      <style:text-properties officeooo:rsid="01758a0f"/>
    </style:style>
    <style:style style:name="T415" style:family="text">
      <style:text-properties officeooo:rsid="01871851"/>
    </style:style>
    <style:style style:name="T416" style:family="text">
      <style:text-properties officeooo:rsid="0188ed42"/>
    </style:style>
    <style:style style:name="T417" style:family="text">
      <style:text-properties officeooo:rsid="018c0d5b"/>
    </style:style>
    <style:style style:name="T418" style:family="text">
      <style:text-properties officeooo:rsid="019479eb"/>
    </style:style>
    <style:style style:name="T419" style:family="text">
      <style:text-properties officeooo:rsid="0198a2ea"/>
    </style:style>
    <style:style style:name="T420" style:family="text">
      <style:text-properties officeooo:rsid="01c64853"/>
    </style:style>
    <style:style style:name="T421" style:family="text">
      <style:text-properties officeooo:rsid="01d80854"/>
    </style:style>
    <style:style style:name="T422" style:family="text">
      <style:text-properties officeooo:rsid="01d90cf6"/>
    </style:style>
    <style:style style:name="T423" style:family="text">
      <style:text-properties officeooo:rsid="01d91c30"/>
    </style:style>
    <style:style style:name="T424" style:family="text">
      <style:text-properties officeooo:rsid="01d9cd4e"/>
    </style:style>
    <style:style style:name="T425" style:family="text">
      <style:text-properties officeooo:rsid="01dc67de"/>
    </style:style>
    <style:style style:name="T426" style:family="text">
      <style:text-properties officeooo:rsid="01df8731"/>
    </style:style>
    <style:style style:name="T427" style:family="text">
      <style:text-properties officeooo:rsid="01e917c9"/>
    </style:style>
    <style:style style:name="T428" style:family="text">
      <style:text-properties officeooo:rsid="01e5182b"/>
    </style:style>
    <style:style style:name="T429" style:family="text">
      <style:text-properties officeooo:rsid="01e966ec"/>
    </style:style>
    <style:style style:name="T430" style:family="text">
      <style:text-properties officeooo:rsid="01eb88a9"/>
    </style:style>
    <style:style style:name="T431" style:family="text">
      <style:text-properties officeooo:rsid="01ec8e18"/>
    </style:style>
    <style:style style:name="T432" style:family="text">
      <style:text-properties officeooo:rsid="01f79ca2"/>
    </style:style>
    <style:style style:name="T433" style:family="text">
      <style:text-properties officeooo:rsid="01f9794d"/>
    </style:style>
    <style:style style:name="T434" style:family="text">
      <style:text-properties officeooo:rsid="01fb1d79"/>
    </style:style>
    <style:style style:name="T435" style:family="text">
      <style:text-properties officeooo:rsid="01fde08a"/>
    </style:style>
    <style:style style:name="T436" style:family="text">
      <style:text-properties officeooo:rsid="0200b58e"/>
    </style:style>
    <style:style style:name="T437" style:family="text">
      <style:text-properties officeooo:rsid="01c48a9e"/>
    </style:style>
    <style:style style:name="T438" style:family="text">
      <style:text-properties officeooo:rsid="020294d1"/>
    </style:style>
    <style:style style:name="T439" style:family="text">
      <style:text-properties officeooo:rsid="019e70b3"/>
    </style:style>
    <style:style style:name="T440" style:family="text">
      <style:text-properties officeooo:rsid="020131ae"/>
    </style:style>
    <style:style style:name="T441" style:family="text">
      <style:text-properties officeooo:rsid="01b08253"/>
    </style:style>
    <style:style style:name="T442" style:family="text">
      <style:text-properties officeooo:rsid="01ffec25"/>
    </style:style>
    <style:style style:name="T443" style:family="text">
      <style:text-properties officeooo:rsid="020ebc22"/>
    </style:style>
    <style:style style:name="T444" style:family="text">
      <style:text-properties officeooo:rsid="0212a48a"/>
    </style:style>
    <style:style style:name="T445" style:family="text">
      <style:text-properties officeooo:rsid="021700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36">А</text:span>нглийско<text:span text:style-name="T336">е</text:span> предложени<text:span text:style-name="T336">е</text:span></text:p>
      <text:p text:style-name="P1"/>
      <text:p text:style-name="P241"><text:span text:style-name="T332">Слова </text:span><text:span text:style-name="T333">в предложении </text:span><text:span text:style-name="T332">делятся на </text:span><text:span text:style-name="T406">две</text:span><text:span text:style-name="T332"> смысловые группы:</text:span></text:p>
      <text:list xml:id="list1597003216" text:style-name="L1">
        <text:list-item>
          <text:p text:style-name="P474">главные члены предложения — <text:span text:style-name="T382">это </text:span>подлежащее и сказуемое;</text:p>
        </text:list-item>
        <text:list-item>
          <text:p text:style-name="P474">второстепенные члены предложения — определение, дополнение и обстоятельтсво.</text:p>
        </text:list-item>
      </text:list>
      <text:p text:style-name="P89"/>
      <text:p text:style-name="P373">Подлежащее — эт<text:span text:style-name="T414">о</text:span> автор действия (существительное в именительном падеже).</text:p>
      <text:p text:style-name="P373">Сказуемое — это действие совершенное автором (т. е. глагол).</text:p>
      <text:p text:style-name="P87"/>
      <text:p text:style-name="P388"><text:span text:style-name="T60">С</text:span><text:span text:style-name="T61">казуемое </text:span><text:span text:style-name="T60">п</text:span><text:span text:style-name="T61">очти всегда делится на </text:span><text:span text:style-name="T62">две</text:span><text:span text:style-name="T61"> части: </text:span><text:span text:style-name="T63">на </text:span><text:span text:style-name="T61">вспомогательный </text:span><text:span text:style-name="T64">глагол </text:span><text:span text:style-name="T61">и смысловой.</text:span></text:p>
      <text:p text:style-name="P265"><text:span text:style-name="T205">Вспомогательный глагол не переводится. Он </text:span><text:span text:style-name="T206">сообщает</text:span><text:span text:style-name="T205"> о том, в каком времени нужно переводить смысловой. Смысловой глогол передает суть действия.</text:span></text:p>
      <text:p text:style-name="P265"/>
      <text:p text:style-name="P264">Смысловой глагол имеет несколько форм:</text:p>
      <text:list xml:id="list3906673860" text:style-name="L2">
        <text:list-item>
          <text:p text:style-name="P475">начальная форма (инфинитив) — форма глагола, как в словаре (с частицей to);</text:p>
        </text:list-item>
        <text:list-item>
          <text:p text:style-name="P476">с окончанием <text:span text:style-name="T136">-s (-es)</text:span> — в утверждениях Present Simple после <text:span text:style-name="T136">he/she/it</text:span>;</text:p>
        </text:list-item>
        <text:list-item>
          <text:p text:style-name="P475">с окончанием <text:span text:style-name="T136">-ing</text:span> (причастие) — в основном для образования Present Continuous;</text:p>
        </text:list-item>
        <text:list-item>
          <text:p text:style-name="P477">2я форма <text:span text:style-name="T398">(с окончанием </text:span><text:span text:style-name="T142">-ed</text:span><text:span text:style-name="T398">)</text:span> — для образования Past Simple;</text:p>
        </text:list-item>
        <text:list-item>
          <text:p text:style-name="P478">3я форма (прошедшее причастие) — для времен группы Perfect и пассивного залога .</text:p>
        </text:list-item>
      </text:list>
      <text:p text:style-name="P90"/>
      <text:p text:style-name="P88">Дополнение — это то, на что направлено действие. Оно выражено существительным, </text:p>
      <text:p text:style-name="P88">перед которым может стоять предлог или глаголом, перед которым может стоять частица <text:span text:style-name="T136">to</text:span><text:span text:style-name="T228">. <text:s/></text:span>Обычно оно стоит в конце предложения, но иногда может быть в начале.</text:p>
      <text:p text:style-name="P87"/>
      <text:p text:style-name="P91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87"/>
      <text:p text:style-name="P237"><text:span text:style-name="T335">В английском </text:span><text:span text:style-name="T336">языке</text:span><text:span text:style-name="T335"> не бывает предложений без подлежащего и сказуемого.</text:span></text:p>
      <text:p text:style-name="P375">Исключение составляют разговорные фразы: <text:span text:style-name="T136">nice to meet you</text:span> и пр.</text:p>
      <text:p text:style-name="P2"/>
      <text:p text:style-name="P94"><text:span text:style-name="T392">Порядок слов в у</text:span>тведрдительны<text:span text:style-name="T392">х</text:span> и отрицательны<text:span text:style-name="T392">х</text:span> предложения<text:span text:style-name="T392">х</text:span>:</text:p>
      <text:list xml:id="list249279203" text:style-name="L3">
        <text:list-item>
          <text:p text:style-name="P479"><text:span text:style-name="T14">подлежащее</text:span><text:span text:style-name="T1">;</text:span></text:p>
        </text:list-item>
        <text:list-item>
          <text:p text:style-name="P479"><text:span text:style-name="T18">сказуемое</text:span><text:span text:style-name="T2">;</text:span></text:p>
        </text:list-item>
        <text:list-item>
          <text:p text:style-name="P480"><text:span text:style-name="T9">дополнение</text:span>;</text:p>
        </text:list-item>
        <text:list-item>
          <text:p text:style-name="P480"><text:span text:style-name="T11">обстоятельство</text:span>.</text:p>
        </text:list-item>
      </text:list>
      <text:p text:style-name="P13"/>
      <text:p text:style-name="P14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4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5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3"/>
      <text:p text:style-name="P106"><text:span text:style-name="T392">Порядок слов в в</text:span>опросительны<text:span text:style-name="T392">х</text:span> предложения<text:span text:style-name="T392">х</text:span>:</text:p>
      <text:list xml:id="list528900185" text:style-name="L4">
        <text:list-item>
          <text:p text:style-name="P497"><text:span text:style-name="T25">вопросительное слово</text:span>;</text:p>
        </text:list-item>
        <text:list-item>
          <text:p text:style-name="P497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497"><text:span text:style-name="T13">подлежащее</text:span>;</text:p>
        </text:list-item>
        <text:list-item>
          <text:p text:style-name="P497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497"><text:span text:style-name="T9">дополнение</text:span>;</text:p>
        </text:list-item>
        <text:list-item>
          <text:p text:style-name="P497"><text:span text:style-name="T11">обстоятельство</text:span>.</text:p>
        </text:list-item>
      </text:list>
      <text:p text:style-name="P236"/>
      <text:p text:style-name="P16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204">—</text:span> Что ты здесь делаешь?</text:p>
      <text:p text:style-name="P238"><text:span text:style-name="T4">Do</text:span><text:span text:style-name="T136"> </text:span><text:span text:style-name="T15">you</text:span><text:span text:style-name="T136"> </text:span><text:span text:style-name="T20">want</text:span><text:span text:style-name="T10"> to live </text:span><text:span text:style-name="T12">in Spain</text:span><text:span text:style-name="T136">? — Ты хочешь жить в Испании?</text:span></text:p>
      <text:p text:style-name="P370"><text:soft-page-break/><text:span text:style-name="T318">Вопрос не всегда бывает полным, какого-то элемента может не быть, </text:span><text:span text:style-name="T319">но при этом всегда </text:span></text:p>
      <text:p text:style-name="P93">есть подлежащие и вспомогательный глагол.</text:p>
      <text:p text:style-name="P92"/>
      <text:p text:style-name="P254"><text:span text:style-name="T231">Общий вопрос начинается со вспомогательного глагола и подразумевает ответ «</text:span><text:span text:style-name="T232">да/нет»</text:span><text:span text:style-name="T231">.</text:span></text:p>
      <text:p text:style-name="P115"/>
      <text:p text:style-name="P254"><text:span text:style-name="T217">Чтобы коротко ответить на </text:span><text:span text:style-name="T218">такой </text:span><text:span text:style-name="T217">вопрос, недостаточно просто написать </text:span><text:span text:style-name="T178">yes/no</text:span><text:span text:style-name="T217">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124"/>
      <text:p text:style-name="P54"><text:span text:style-name="T337">Do you play</text:span> the piano? <text:span text:style-name="T204">—</text:span> Yes, <text:span text:style-name="T338">I do</text:span><text:span text:style-name="T345">.</text:span></text:p>
      <text:p text:style-name="P54"><text:span text:style-name="T338">Does Rita play</text:span><text:span text:style-name="T345"> football? </text:span><text:span text:style-name="T204">— </text:span><text:span text:style-name="T345">No, </text:span><text:span text:style-name="T338">she doesn`t</text:span><text:span text:style-name="T345">.</text:span> </text:p>
      <text:p text:style-name="P54"/>
      <text:p text:style-name="P116"><text:span text:style-name="T344">Специальный вопрос начинается с вопросительного слова </text:span><text:span text:style-name="T347">или связки</text:span><text:span text:style-name="T344">. </text:span><text:span text:style-name="T346">Он служит, чтобы узнать дополнительную информацию.</text:span><text:span text:style-name="T344"> </text:span><text:span text:style-name="T346">После вопросительного слова обычно стоит существительное: </text:span><text:span text:style-name="T138">What </text:span><text:span text:style-name="T200">car</text:span><text:span text:style-name="T138"> does he have? </text:span><text:span text:style-name="T139">How much </text:span><text:span text:style-name="T201">money</text:span><text:span text:style-name="T139"> dow we have?</text:span></text:p>
      <text:p text:style-name="P54"/>
      <text:p text:style-name="P146">Местоимение <text:span text:style-name="T136">I</text:span> всегда пишется с большой буквы.</text:p>
      <text:p text:style-name="P234">В английском языке всего 2 падежа: именительный и объектный. <text:s/></text:p>
      <text:p text:style-name="P234"/>
      <text:p text:style-name="P262"><text:span text:style-name="T132">В предложениях, которые используют глаголы: </text:span><text:span text:style-name="T203">like, have, enjoy, need</text:span><text:span text:style-name="T131">, </text:span><text:span text:style-name="T132">подлежащие </text:span></text:p>
      <text:p text:style-name="P262"><text:span text:style-name="T132">не переводятся на русский в именительном падеже</text:span><text:span text:style-name="T133">:</text:span></text:p>
      <text:p text:style-name="P228"/>
      <text:p text:style-name="P47"><text:span text:style-name="T26">I l</text:span>ike my job — Мне нравится моя работа (а не «Я нравится моя работа»).</text:p>
      <text:p text:style-name="P47"/>
      <text:p text:style-name="P9"><text:span text:style-name="T400">Настоящее.</text:span> Present</text:p>
      <text:p text:style-name="P222"/>
      <text:p text:style-name="P222">Present Simple (я делаю это сейчас):</text:p>
      <text:p text:style-name="P49">I live in Spain — Я живу в испании (факт).</text:p>
      <text:p text:style-name="P223"/>
      <text:p text:style-name="P222">Present Continuous (я делаю это прямо сейчас):</text:p>
      <text:p text:style-name="P35">I am reading a book — Я читаю книгу (именно сейчас).</text:p>
      <text:p text:style-name="P224"/>
      <text:p text:style-name="P222">Present Perfect (я сделал это ранее, но именно сейчас это важно):</text:p>
      <text:p text:style-name="P48">I have lost the keys — Я потерял ключи (результат).</text:p>
      <text:p text:style-name="P48"/>
      <text:p text:style-name="P222">Present Perfect <text:span text:style-name="T399">Continuous (я делаю это уже какое-то время):</text:span></text:p>
      <text:p text:style-name="P239"><text:span text:style-name="T137">I have been reading for 2 hours — </text:span><text:span text:style-name="T176">Я читаю уже 2 часа</text:span></text:p>
      <text:p text:style-name="P66"/>
      <text:p text:style-name="P147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66"/>
      <text:p text:style-name="P10">Present Simple</text:p>
      <text:p text:style-name="P226"/>
      <text:p text:style-name="P96">Используется чтобы:</text:p>
      <text:list xml:id="list991383728" text:style-name="L5">
        <text:list-item>
          <text:p text:style-name="P498">сообщить факты настоящего, описать текущую реальность;</text:p>
        </text:list-item>
        <text:list-item>
          <text:p text:style-name="P498">говорить о событиях, которые происходят с какой-то регулярностью.</text:p>
        </text:list-item>
      </text:list>
      <text:p text:style-name="P20"/>
      <text:p text:style-name="P95">В утверждениях глагол используется в 2х вариантах:</text:p>
      <text:list xml:id="list2892692744" text:style-name="L6">
        <text:list-item>
          <text:p text:style-name="P500">без изменений, если подлежащее в первом лице или множеств<text:span text:style-name="T382">ен.</text:span> числе <text:span text:style-name="T136">(</text:span><text:span text:style-name="T143">I</text:span><text:span text:style-name="T136">, </text:span><text:span text:style-name="T143">you</text:span><text:span text:style-name="T136">, </text:span><text:span text:style-name="T143">we,</text:span><text:span text:style-name="T136"> </text:span><text:span text:style-name="T143">they</text:span><text:span text:style-name="T136">)</text:span>;</text:p>
        </text:list-item>
        <text:list-item>
          <text:p text:style-name="P500"><text:span text:style-name="T207">с окончанием </text:span><text:span text:style-name="T144">-s </text:span><text:span text:style-name="T145">(-es)</text:span><text:span text:style-name="T207">, если подлежащ</text:span><text:span text:style-name="T342">ее</text:span><text:span text:style-name="T207"> в третьем лице, единств</text:span><text:span text:style-name="T343">ен</text:span><text:span text:style-name="T382">ном</text:span><text:span text:style-name="T207"> числе </text:span><text:span text:style-name="T144">(</text:span><text:span text:style-name="T143">he</text:span><text:span text:style-name="T144">, </text:span><text:span text:style-name="T143">she</text:span><text:span text:style-name="T144">, </text:span><text:span text:style-name="T143">it</text:span><text:span text:style-name="T144">)</text:span></text:p>
        </text:list-item>
      </text:list>
      <text:p text:style-name="P390"><text:soft-page-break/><text:span text:style-name="T410">I </text:span><text:span text:style-name="T23">live</text:span><text:span text:style-name="T410"> in New York — Я живу в Нью Йорке.</text:span></text:p>
      <text:p text:style-name="P392"><text:span text:style-name="T410">Peter </text:span><text:span text:style-name="T23">work</text:span><text:span text:style-name="T24">s</text:span><text:span text:style-name="T410"> in New York — Питер работает в Нью Йорке;</text:span></text:p>
      <text:p text:style-name="P235"/>
      <text:p text:style-name="P392"><text:span text:style-name="T411">Г</text:span><text:span text:style-name="T324">лагол</text:span><text:span text:style-name="T395"> </text:span><text:span text:style-name="T146">have</text:span><text:span text:style-name="T395"> не пишется с онончанием </text:span><text:span text:style-name="T146">-s</text:span><text:span text:style-name="T395">, а </text:span><text:span text:style-name="T396">преобразуется</text:span><text:span text:style-name="T395"> в </text:span><text:span text:style-name="T146">has</text:span><text:span text:style-name="T395">. </text:span></text:p>
      <text:p text:style-name="P98"/>
      <text:p text:style-name="P98">Окончание <text:span text:style-name="T136">-es</text:span> ставится, если глагол заканчивается: на гласную букву, </text:p>
      <text:p text:style-name="P97">на шипящий звук <text:span text:style-name="T136">(sh, ch)</text:span> <text:span text:style-name="T334">или</text:span> на букву <text:span text:style-name="T136">s/x</text:span>:</text:p>
      <text:list xml:id="list1021981723" text:style-name="L7">
        <text:list-item>
          <text:p text:style-name="P502"><text:span text:style-name="T209">go — </text:span>goes;</text:p>
        </text:list-item>
        <text:list-item>
          <text:p text:style-name="P502"><text:span text:style-name="T209">teach — </text:span>teaches;</text:p>
        </text:list-item>
        <text:list-item>
          <text:p text:style-name="P501"><text:span text:style-name="T209">mix — </text:span><text:span text:style-name="T208">mixes.</text:span></text:p>
        </text:list-item>
      </text:list>
      <text:p text:style-name="P226"/>
      <text:p text:style-name="P100">Если глагол заканчивается на букву y, перед которой согласная, то вместо y </text:p>
      <text:p text:style-name="P99">пишется <text:span text:style-name="T136">i</text:span> <text:span text:style-name="T210">(помимо добавления </text:span><text:span text:style-name="T147">-es</text:span><text:span text:style-name="T210">)</text:span>:</text:p>
      <text:list xml:id="list692112508" text:style-name="L8">
        <text:list-item>
          <text:p text:style-name="P503">fly — flies; </text:p>
        </text:list-item>
        <text:list-item>
          <text:p text:style-name="P503">cry — cries.</text:p>
        </text:list-item>
      </text:list>
      <text:p text:style-name="P226"/>
      <text:p text:style-name="P246"><text:span text:style-name="T314">П</text:span><text:span text:style-name="T315">еред сказуемым часто </text:span><text:span text:style-name="T317">стоят</text:span><text:span text:style-name="T315"> маячки времени </text:span><text:span text:style-name="T323">(</text:span><text:span text:style-name="T315">наречия частности</text:span><text:span text:style-name="T323">)</text:span><text:span text:style-name="T316">:</text:span></text:p>
      <text:list xml:id="list2510967534" text:style-name="L9">
        <text:list-item>
          <text:p text:style-name="P499">always - <text:span text:style-name="T207">всегда</text:span>;</text:p>
        </text:list-item>
        <text:list-item>
          <text:p text:style-name="P499">usually - <text:span text:style-name="T207">обычно</text:span>;</text:p>
        </text:list-item>
        <text:list-item>
          <text:p text:style-name="P499">often - <text:span text:style-name="T207">часто</text:span>;</text:p>
        </text:list-item>
        <text:list-item>
          <text:p text:style-name="P499">sometimes - <text:span text:style-name="T207">иногда</text:span>;</text:p>
        </text:list-item>
        <text:list-item>
          <text:p text:style-name="P499">never — <text:span text:style-name="T207">никогда</text:span>.</text:p>
        </text:list-item>
      </text:list>
      <text:p text:style-name="P21"/>
      <text:p text:style-name="P227"><text:span text:style-name="T136">I </text:span><text:span text:style-name="T202">always</text:span><text:span text:style-name="T136"> wash my hands before eating — Я всегда мою руки перед едой.</text:span></text:p>
      <text:p text:style-name="P226"/>
      <text:p text:style-name="P3">Отрицания в Present Simple</text:p>
      <text:p text:style-name="P3"/>
      <text:p text:style-name="P242"><text:span text:style-name="T215">Использу</text:span><text:span text:style-name="T216">ю</text:span><text:span text:style-name="T215">тся чтобы сказать о том, что что-либо:</text:span></text:p>
      <text:list xml:id="list3100134372" text:style-name="L10">
        <text:list-item>
          <text:p text:style-name="P504">не является фактом настоящего <text:span text:style-name="T343">или истиной</text:span>;</text:p>
        </text:list-item>
        <text:list-item>
          <text:p text:style-name="P504">не происходит с какой-то регулярностью.</text:p>
        </text:list-item>
      </text:list>
      <text:p text:style-name="P233"/>
      <text:p text:style-name="P232">За отрицание отвечает частица <text:span text:style-name="T136">not</text:span>, которая идет в паре со вспомогательным глаголом <text:span text:style-name="T136">do</text:span>.</text:p>
      <text:p text:style-name="P232">Если подлежащее <text:span text:style-name="T136">he/she/it</text:span>, то испольузется <text:span text:style-name="T136">does</text:span>. <text:span text:style-name="T331">Смысловой глагол без изменений.</text:span></text:p>
      <text:p text:style-name="P231"/>
      <text:p text:style-name="P50">People <text:span text:style-name="T3">do </text:span><text:span text:style-name="T28">not</text:span> <text:span text:style-name="T17">live</text:span> in space — Люди не живут в космосе.</text:p>
      <text:p text:style-name="P50">Water <text:span text:style-name="T3">does </text:span><text:span text:style-name="T28">not</text:span> <text:span text:style-name="T17">boil</text:span> at 50 degrees Celsius — Вода не кипит при 50 грудусах.</text:p>
      <text:p text:style-name="P50"/>
      <text:p text:style-name="P243"><text:span text:style-name="T213">Практически всегда </text:span><text:span text:style-name="T179">do/</text:span><text:span text:style-name="T180">does</text:span><text:span text:style-name="T179"> not</text:span><text:span text:style-name="T213"> использу</text:span><text:span text:style-name="T214">е</text:span><text:span text:style-name="T213">тся в сокращении: </text:span></text:p>
      <text:p text:style-name="P51">We don`t drink whisky — Мы не пьем виски.</text:p>
      <text:p text:style-name="P52">He doesn`t drink tea — Он не пьет чай.</text:p>
      <text:p text:style-name="P162"/>
      <text:p text:style-name="P162">Вопросы в Present Simple</text:p>
      <text:p text:style-name="P51"/>
      <text:p text:style-name="P114">Используюся чтобы:</text:p>
      <text:list xml:id="list1115158868" text:style-name="L11">
        <text:list-item>
          <text:p text:style-name="P505">узнать о фактах настоящего;</text:p>
        </text:list-item>
        <text:list-item>
          <text:p text:style-name="P505">о событиях, которые происходят с какой-то регулярностью.</text:p>
        </text:list-item>
      </text:list>
      <text:p text:style-name="P113"/>
      <text:p text:style-name="P113">Вопрос задается с помощью вспомогательного глагола <text:span text:style-name="T136">do/</text:span><text:span text:style-name="T148">does</text:span>, который ставится перед подлежащим. Смысловой глагол без изменений (в начальной форме).</text:p>
      <text:p text:style-name="P240"><text:soft-page-break/><text:span text:style-name="T7">Do</text:span><text:span text:style-name="T212"> you </text:span><text:span text:style-name="T22">like</text:span><text:span text:style-name="T212"> action movies? </text:span><text:span text:style-name="T162">— </text:span><text:span text:style-name="T212">Тебе нравятся экшен фильмы? </text:span></text:p>
      <text:p text:style-name="P53">What books <text:span text:style-name="T3">do</text:span> you <text:span text:style-name="T17">read</text:span>? <text:span text:style-name="T211">—</text:span> Какие книги тебе нравятся?</text:p>
      <text:p text:style-name="P6"/>
      <text:p text:style-name="P6">Глаголы <text:span text:style-name="T157">d</text:span><text:span text:style-name="T136">o</text:span> и <text:span text:style-name="T157">b</text:span><text:span text:style-name="T136">e</text:span> <text:span text:style-name="T381">в Present Simple</text:span></text:p>
      <text:p text:style-name="P4"/>
      <text:p text:style-name="P250"><text:span text:style-name="T224">Глагол</text:span><text:span text:style-name="T219"> d</text:span><text:span text:style-name="T220">o </text:span><text:span text:style-name="T221">означает</text:span><text:span text:style-name="T220"> «делать». В предложении </text:span><text:span text:style-name="T224">он</text:span><text:span text:style-name="T220"> может может встречаться несколько раз, </text:span></text:p>
      <text:p text:style-name="P250"><text:span text:style-name="T220">в качестве вспомогательного и смыслового: </text:span><text:span text:style-name="T163">What </text:span><text:span text:style-name="T5">do</text:span><text:span text:style-name="T163"> you </text:span><text:span text:style-name="T21">do</text:span><text:span text:style-name="T163">? </text:span><text:span text:style-name="T164">— </text:span><text:span text:style-name="T163">Что ты делаешь? </text:span></text:p>
      <text:p text:style-name="P63"/>
      <text:p text:style-name="P406"><text:span text:style-name="T181">To </text:span><text:span text:style-name="T182">be</text:span><text:span text:style-name="T219"> — </text:span><text:span text:style-name="T223">это начальная форма глагола</text:span><text:span text:style-name="T219"> «быть», </text:span><text:span text:style-name="T253">кот</text:span><text:span text:style-name="T254">орая</text:span><text:span text:style-name="T219"> меняется в</text:span></text:p>
      <text:p text:style-name="P247"><text:span text:style-name="T219">завис</text:span><text:span text:style-name="T224">имости</text:span><text:span text:style-name="T219"> от подлежащего, </text:span><text:span text:style-name="T254">на</text:span><text:span text:style-name="T219">: </text:span></text:p>
      <text:list xml:id="list3653692306" text:style-name="L12">
        <text:list-item>
          <text:p text:style-name="P525"><text:span text:style-name="T219">a</text:span><text:span text:style-name="T212">m — если подлежащее в первом лице (</text:span><text:span text:style-name="T161">I</text:span><text:span text:style-name="T212">);</text:span></text:p>
        </text:list-item>
        <text:list-item>
          <text:p text:style-name="P506">is — если подлежащее в третьем лице, единственном числе (<text:span text:style-name="T136">he/she/it</text:span>);</text:p>
        </text:list-item>
        <text:list-item>
          <text:p text:style-name="P506">are — если подлежащее во множественном числе (<text:span text:style-name="T136">you/we/they</text:span>).</text:p>
        </text:list-item>
      </text:list>
      <text:p text:style-name="P120"/>
      <text:p text:style-name="P253"><text:span text:style-name="T221">Э</text:span><text:span text:style-name="T225">ти формы </text:span><text:span text:style-name="T229">глагола</text:span><text:span text:style-name="T225"> </text:span><text:span text:style-name="T183">be</text:span><text:span text:style-name="T252"> </text:span><text:span text:style-name="T225">заменяют собой сказуемое в тех </text:span><text:span text:style-name="T226">ситуациях</text:span><text:span text:style-name="T225">, </text:span><text:span text:style-name="T226">когда</text:span><text:span text:style-name="T225"> оно отсутсвует</text:span></text:p>
      <text:p text:style-name="P387"><text:span text:style-name="T230">и помогают привязать предложение ко времени </text:span><text:span text:style-name="T225">(т. к. </text:span><text:span text:style-name="T224">для английского языка </text:span></text:p>
      <text:p text:style-name="P387"><text:span text:style-name="T224">не характерно, когда в предложении нет </text:span><text:span text:style-name="T225">сказуемого).</text:span></text:p>
      <text:p text:style-name="P119"/>
      <text:p text:style-name="P251"><text:span text:style-name="T30">I </text:span><text:span text:style-name="T6">am</text:span><text:span text:style-name="T165"> a doctor — Я (</text:span><text:span text:style-name="T166">есть</text:span><text:span text:style-name="T165">) доктор.</text:span></text:p>
      <text:p text:style-name="P19"><text:span text:style-name="T29">We</text:span><text:span text:style-name="T349"> </text:span><text:span text:style-name="T8">are</text:span><text:span text:style-name="T349"> happy </text:span><text:span text:style-name="T352">— </text:span><text:span text:style-name="T349">Мы (есть) счастливы.</text:span></text:p>
      <text:p text:style-name="P121"/>
      <text:p text:style-name="P132"><text:span text:style-name="T379">Г</text:span>лагол <text:span text:style-name="T149">be</text:span><text:span text:style-name="T379"> </text:span>появляется, когда говорят:</text:p>
      <text:list xml:id="list2110854873" text:style-name="L13">
        <text:list-item>
          <text:p text:style-name="P507">кто человек по профессии <text:span text:style-name="T383">(</text:span><text:span text:style-name="T140">I am a football player</text:span><text:span text:style-name="T141">)</text:span>;</text:p>
        </text:list-item>
        <text:list-item>
          <text:p text:style-name="P507">в каком состоянии человек или объект <text:span text:style-name="T383">(</text:span><text:span text:style-name="T140">This dress is blue</text:span><text:span text:style-name="T141">)</text:span>;</text:p>
        </text:list-item>
        <text:list-item>
          <text:p text:style-name="P507">где находится человек или объект <text:span text:style-name="T383">(</text:span><text:span text:style-name="T140">Molly is in her office now</text:span><text:span text:style-name="T141">)</text:span>;</text:p>
        </text:list-item>
      </text:list>
      <text:p text:style-name="P118"/>
      <text:p text:style-name="P252"><text:span text:style-name="T230">Глагол</text:span><text:span text:style-name="T222"> </text:span><text:span text:style-name="T167">be</text:span><text:span text:style-name="T222"> может использоваться в связке с прилагательным. </text:span><text:span text:style-name="T227">При переводе таких связок можно подобрать отдельный глагол, которого нет в английском.</text:span></text:p>
      <text:p text:style-name="P117"/>
      <text:p text:style-name="P380"><text:span text:style-name="T167">I </text:span><text:span text:style-name="T185">am interested</text:span><text:span text:style-name="T167"> in art — Я</text:span><text:span text:style-name="T168"> </text:span><text:span text:style-name="T186">интересуюсь</text:span><text:span text:style-name="T177"> </text:span><text:span text:style-name="T168">искусством </text:span><text:span text:style-name="T177">(есть заинтересованный)</text:span><text:span text:style-name="T168">.</text:span></text:p>
      <text:p text:style-name="P256"><text:span text:style-name="T168">My hands </text:span><text:span text:style-name="T186">are cold</text:span><text:span text:style-name="T168"> — Мои руки</text:span><text:span text:style-name="T169"> </text:span><text:span text:style-name="T186">замерзли </text:span><text:span text:style-name="T177">(есть замерзшие)</text:span><text:span text:style-name="T169">.</text:span></text:p>
      <text:p text:style-name="P55"/>
      <text:p text:style-name="P122">В вопросительных предложениях глагол <text:span text:style-name="T136">be</text:span> меняется местами с подлежащим, </text:p>
      <text:p text:style-name="P122">а в отрицательных, используется с частицей <text:span text:style-name="T136">not</text:span>:</text:p>
      <text:p text:style-name="P122"/>
      <text:p text:style-name="P17"><text:span text:style-name="T350">I </text:span><text:span text:style-name="T349">am not a student — Я не студент.</text:span></text:p>
      <text:p text:style-name="P57">We are not English speakers — Они не англоговорящие люди.</text:p>
      <text:p text:style-name="P17"><text:span text:style-name="T350">I</text:span><text:span text:style-name="T349">s it dark? — Сейчас темно?</text:span></text:p>
      <text:p text:style-name="P57">Are they hungry? — Они голодны?</text:p>
      <text:p text:style-name="P57"/>
      <text:p text:style-name="P123">Если перед <text:span text:style-name="T150">am/is/are</text:span> нет вопросительного слова, то это общий вопрос. </text:p>
      <text:p text:style-name="P123">В корешке ответа вместо <text:span text:style-name="T136">do/does</text:span> используется <text:span text:style-name="T136">am/is/are</text:span>:</text:p>
      <text:p text:style-name="P123"/>
      <text:p text:style-name="P18"><text:span text:style-name="T349">Am I in danger? Yes, you are. </text:span><text:span text:style-name="T351">—</text:span><text:span text:style-name="T349"> Я в опасности? Да.</text:span></text:p>
      <text:p text:style-name="P18"><text:span text:style-name="T349">Is John married? - No, he isn`t. </text:span><text:span text:style-name="T351">— </text:span><text:span text:style-name="T349">Джон женат? </text:span><text:span text:style-name="T351">— </text:span><text:span text:style-name="T349">Нет.</text:span></text:p>
      <text:p text:style-name="P56"/>
      <text:p text:style-name="P56"><text:span text:style-name="T313">Специальный вопрос начинается с вопросительного слова </text:span><text:span text:style-name="T320">или связки</text:span><text:span text:style-name="T313">:</text:span> </text:p>
      <text:p text:style-name="P56">Where is Jill?<text:span text:style-name="T380"> </text:span>She is at school. <text:span text:style-name="T380">— </text:span>Где Джил? Она в школе.</text:p>
      <text:p text:style-name="P56"/>
      <text:p text:style-name="P258"><text:span text:style-name="T234">Очень часто </text:span><text:span text:style-name="T171">am/is/are</text:span><text:span text:style-name="T234"> сокращаются: </text:span><text:span text:style-name="T171">I am → I`m, he is → he`s, <text:s/></text:span></text:p>
      <text:p text:style-name="P258"><text:span text:style-name="T171">you are → you`re, John is → John`s, </text:span><text:span text:style-name="T173">t</text:span><text:span text:style-name="T171">hey are → </text:span><text:span text:style-name="T173">t</text:span><text:span text:style-name="T171">hey`re</text:span><text:span text:style-name="T172">. </text:span></text:p>
      <text:p text:style-name="P374"><text:soft-page-break/><text:span text:style-name="T235">С</text:span><text:span text:style-name="T236">окращать можно как по </text:span><text:span text:style-name="T237">вспом.</text:span><text:span text:style-name="T236"> глаголу, так и по частице </text:span><text:span text:style-name="T174">not</text:span><text:span text:style-name="T236">: </text:span><text:span text:style-name="T174">he is not → he`s not</text:span><text:span text:style-name="T175"> или</text:span><text:span text:style-name="T174"> he isn`t.</text:span></text:p>
      <text:p text:style-name="P101"><text:span text:style-name="T353">П</text:span><text:span text:style-name="T349">ри этом </text:span><text:span text:style-name="T161">am</text:span><text:span text:style-name="T349"> сокращается только по </text:span><text:span text:style-name="T161">am</text:span><text:span text:style-name="T349"> → </text:span><text:span text:style-name="T161">I`m not (I amn`t не существует).</text:span></text:p>
      <text:p text:style-name="P64"/>
      <text:p text:style-name="P153">Present Continuous</text:p>
      <text:p text:style-name="P125"/>
      <text:p text:style-name="P125">Указывает на событие, происходящее именно сейчас и которое еще не закончилось.</text:p>
      <text:p text:style-name="P128">Состоит из связки вспомогательного глагола <text:span text:style-name="T136">be</text:span> и смыслового с окончанием <text:span text:style-name="T136">-ing</text:span>:</text:p>
      <text:p text:style-name="P126"/>
      <text:p text:style-name="P58">She <text:span text:style-name="T337">is</text:span> driv<text:span text:style-name="T337">ing</text:span> to work. <text:span text:style-name="T380">—</text:span> Она (сейчас) едет на работу.</text:p>
      <text:p text:style-name="P59">You <text:span text:style-name="T337">are</text:span> do<text:span text:style-name="T337">ing</text:span> great! <text:span text:style-name="T380">—</text:span> У тебя отлично получается!</text:p>
      <text:p text:style-name="P125"/>
      <text:p text:style-name="P255"><text:span text:style-name="T233">Если глагол заканчивается на </text:span><text:span text:style-name="T170">-e</text:span><text:span text:style-name="T233">, то при добавлении </text:span><text:span text:style-name="T170">-ing</text:span><text:span text:style-name="T233"> она выпадает: </text:span><text:span text:style-name="T170">make → making.</text:span></text:p>
      <text:p text:style-name="P127">Если глагол заканчивается на <text:span text:style-name="T136">-ie</text:span>, то при добавлении <text:span text:style-name="T136">-ing</text:span> оно меняется на <text:span text:style-name="T136">-y</text:span>: <text:span text:style-name="T136">lie → lying. </text:span></text:p>
      <text:p text:style-name="P58"/>
      <text:p text:style-name="P127">Если глагол из 1 слога, с одной гласной буквой, после которой солгасная, то при </text:p>
      <text:p text:style-name="P255"><text:span text:style-name="T233">добавлении </text:span><text:span text:style-name="T170">-ing</text:span><text:span text:style-name="T233"> согласная удваивается: </text:span><text:span text:style-name="T170">hit → hitting, sit → sitting.</text:span></text:p>
      <text:p text:style-name="P127"/>
      <text:p text:style-name="P257"><text:span text:style-name="T233">В </text:span><text:span text:style-name="T212">окончании </text:span><text:span text:style-name="T161">-ing</text:span><text:span text:style-name="T212"> буква </text:span><text:span text:style-name="T161">g</text:span><text:span text:style-name="T212"> не произносится. Сочетание </text:span><text:span text:style-name="T161">ng</text:span><text:span text:style-name="T212"> образет необычный звук, которого нет в русском языке — носовой </text:span><text:span text:style-name="T161">n</text:span><text:span text:style-name="T212"> (при произнесении пускается воздух через нос).</text:span></text:p>
      <text:p text:style-name="P128"/>
      <text:p text:style-name="P129"><text:span text:style-name="T387">Слова-м</text:span>аячки Present Continuous:</text:p>
      <text:list xml:id="list2114798444" text:style-name="L14">
        <text:list-item>
          <text:p text:style-name="P508">look — смотри;</text:p>
        </text:list-item>
        <text:list-item>
          <text:p text:style-name="P508">now — сейчас (обычно стоит в конце);</text:p>
        </text:list-item>
        <text:list-item>
          <text:p text:style-name="P508">at the moment — в этот момент (обычно в конце).</text:p>
        </text:list-item>
      </text:list>
      <text:p text:style-name="P127"/>
      <text:p text:style-name="P59">I am working right <text:span text:style-name="T337">now</text:span>. — Прямо сейчас я работаю.</text:p>
      <text:p text:style-name="P59"><text:span text:style-name="T337">Look</text:span> out of the window! It`s raining. — Посмотри в окно. Идет дождь.</text:p>
      <text:p text:style-name="P130"/>
      <text:p text:style-name="P152">Отрицания в Present Continuous</text:p>
      <text:p text:style-name="P152"/>
      <text:p text:style-name="P131">Используется чтобы сказать, что что-то не происходит именно сейчас.</text:p>
      <text:p text:style-name="P131">Для этого к глаголу <text:span text:style-name="T136">be</text:span> добавляется частица <text:span text:style-name="T136">not</text:span>.</text:p>
      <text:p text:style-name="P131"/>
      <text:p text:style-name="P60">I`m not listening to you. <text:span text:style-name="T384">—</text:span> Я не слушаю тебя.</text:p>
      <text:p text:style-name="P60">He isn`t cleaning the carpet. <text:span text:style-name="T384">—</text:span> Он не чистит ковер.</text:p>
      <text:p text:style-name="P60"/>
      <text:p text:style-name="P157">Вопросы в Present Continuous</text:p>
      <text:p text:style-name="P61"/>
      <text:p text:style-name="P472">Здесь использ<text:span text:style-name="T386">уются</text:span> теже правила, что при составлении вопросов в </text:p>
      <text:p text:style-name="P473">Present Simple с глаголом <text:span text:style-name="T136">be</text:span>:</text:p>
      <text:p text:style-name="P61">Am I listening? <text:span text:style-name="T384">—</text:span> Я слушаю?</text:p>
      <text:p text:style-name="P61">Are you playing? Yes, I am. <text:span text:style-name="T384">—</text:span> Ты играешь? Да.</text:p>
      <text:p text:style-name="P61">Where is he going? <text:span text:style-name="T384">—</text:span> Куда он идет?</text:p>
      <text:p text:style-name="P62">What book is she reading? <text:span text:style-name="T384">— </text:span>Какую книгу она читает? <text:span text:style-name="T385">(сейчас)</text:span></text:p>
      <text:p text:style-name="P62"/>
      <text:p text:style-name="P259"><text:span text:style-name="T255">Глаголы, которые не использ</text:span><text:span text:style-name="T261">уются</text:span><text:span text:style-name="T255"> в </text:span><text:span text:style-name="T256">Continuous</text:span></text:p>
      <text:p text:style-name="P154"/>
      <text:p text:style-name="P133">Это глаголы, обозначающие состояние, которое не меняется под дейсвтием момента.</text:p>
      <text:p text:style-name="P260"><text:span text:style-name="T238">Как правило это </text:span><text:span text:style-name="T239">описание</text:span><text:span text:style-name="T238"> чувств или мыслей. </text:span><text:span text:style-name="T239">В особых случаях эти глаголы могут иметь переносное или контекстное значение, тогда их можно встретить в форме Continuous. </text:span></text:p>
      <text:p text:style-name="P135">Но в большинстве случаев следующие глаголы используются в форме Simple:</text:p>
      <text:p text:style-name="P136"><text:soft-page-break/>Глаголы восприятия:</text:p>
      <text:list xml:id="list844797710" text:style-name="L15">
        <text:list-item>
          <text:p text:style-name="P509">see — видеть;</text:p>
        </text:list-item>
        <text:list-item>
          <text:p text:style-name="P509">hear — слышать;</text:p>
        </text:list-item>
        <text:list-item>
          <text:p text:style-name="P509">feel — чувствовать;</text:p>
        </text:list-item>
        <text:list-item>
          <text:p text:style-name="P509">taste — чувствовать вкус (пробовать);</text:p>
        </text:list-item>
        <text:list-item>
          <text:p text:style-name="P509">smell — чувствовать запах (нюхать).</text:p>
        </text:list-item>
      </text:list>
      <text:p text:style-name="P135"/>
      <text:p text:style-name="P136">Глаголы для выражения мнения:</text:p>
      <text:list xml:id="list2314745006" text:style-name="L16">
        <text:list-item>
          <text:p text:style-name="P510">belive — верить;</text:p>
        </text:list-item>
        <text:list-item>
          <text:p text:style-name="P510">doubt — сомневаться;</text:p>
        </text:list-item>
        <text:list-item>
          <text:p text:style-name="P510">think — думать.</text:p>
        </text:list-item>
      </text:list>
      <text:p text:style-name="P135"/>
      <text:p text:style-name="P136">Глаголы, показывающие состояние мыслей:</text:p>
      <text:list xml:id="list1698546757" text:style-name="L17">
        <text:list-item>
          <text:p text:style-name="P511">forget — забывать;</text:p>
        </text:list-item>
        <text:list-item>
          <text:p text:style-name="P511">imagine — представлять;</text:p>
        </text:list-item>
        <text:list-item>
          <text:p text:style-name="P511">know — знать;</text:p>
        </text:list-item>
        <text:list-item>
          <text:p text:style-name="P511">understand — понимать.</text:p>
        </text:list-item>
      </text:list>
      <text:p text:style-name="P135"/>
      <text:p text:style-name="P137">Глаголы, указывающие на эмоции и желания:</text:p>
      <text:list xml:id="list3443149110" text:style-name="L18">
        <text:list-item>
          <text:p text:style-name="P512">love — любить;</text:p>
        </text:list-item>
        <text:list-item>
          <text:p text:style-name="P512">like — нравиться;</text:p>
        </text:list-item>
        <text:list-item>
          <text:p text:style-name="P512">hate — ненавидеть;</text:p>
        </text:list-item>
        <text:list-item>
          <text:p text:style-name="P512">hope — надеяться;</text:p>
        </text:list-item>
        <text:list-item>
          <text:p text:style-name="P512">want — хотеть;</text:p>
        </text:list-item>
        <text:list-item>
          <text:p text:style-name="P512">wish — желать.</text:p>
        </text:list-item>
      </text:list>
      <text:p text:style-name="P138"/>
      <text:p text:style-name="P137">Другие глаголы:</text:p>
      <text:list xml:id="list1795029456" text:style-name="L19">
        <text:list-item>
          <text:p text:style-name="P513">look — выглядеть;</text:p>
        </text:list-item>
        <text:list-item>
          <text:p text:style-name="P513">have — иметь.</text:p>
        </text:list-item>
      </text:list>
      <text:p text:style-name="P138"/>
      <text:p text:style-name="P67">I think Amy is a strange girl. - Я думаю, Эмми странная девушка.</text:p>
      <text:p text:style-name="P67">Do you know this man? - Вы знаете этого мужчину?</text:p>
      <text:p text:style-name="P67">You look great! - Ты выглядишь отлично!</text:p>
      <text:p text:style-name="P158"/>
      <text:p text:style-name="P158">Present Perfect</text:p>
      <text:p text:style-name="P139"/>
      <text:p text:style-name="P261"><text:span text:style-name="T246">У</text:span><text:span text:style-name="T242">казывает на дейсвтие совершенное когда-то в прошлом, но подчеркивает, что результат важен сейчас </text:span><text:span text:style-name="T243">(т. е. к какому результату в итоге это привело)</text:span><text:span text:style-name="T242">.</text:span></text:p>
      <text:p text:style-name="P140"/>
      <text:p text:style-name="P263"><text:span text:style-name="T242">С</text:span><text:span text:style-name="T245">остоит и</text:span><text:span text:style-name="T247">з </text:span><text:span text:style-name="T248">2х частей:</text:span><text:span text:style-name="T245"> вспомогат</text:span><text:span text:style-name="T248">ельного</text:span><text:span text:style-name="T245"> глагола </text:span><text:span text:style-name="T184">have</text:span><text:span text:style-name="T245"> (который привязывает действие </text:span></text:p>
      <text:p text:style-name="P263"><text:span text:style-name="T245">к настоящему) и смыслового глагола в 3й форме (</text:span><text:span text:style-name="T249">переводится как «сделанный»</text:span><text:span text:style-name="T245">).</text:span></text:p>
      <text:p text:style-name="P143"/>
      <text:p text:style-name="P261"><text:span text:style-name="T242">На русский язык Present Perfect переводится в прошлом </text:span><text:span text:style-name="T244">(иногда настоящ</text:span><text:span text:style-name="T246">и</text:span><text:span text:style-name="T244">м, </text:span><text:span text:style-name="T246">для удобства</text:span><text:span text:style-name="T244">)</text:span><text:span text:style-name="T242">, </text:span></text:p>
      <text:p text:style-name="P144">а в английском принадлежит к катергории настоящих времен.</text:p>
      <text:p text:style-name="P143"/>
      <text:p text:style-name="P23"><text:span text:style-name="T355">I </text:span><text:span text:style-name="T359">have</text:span><text:span text:style-name="T349"> already </text:span><text:span text:style-name="T359">seen</text:span><text:span text:style-name="T349"> this movie. </text:span><text:span text:style-name="T356">—</text:span><text:span text:style-name="T349"> Я уже видел этот фильм (просмотрел, т. е. опыт).</text:span></text:p>
      <text:p text:style-name="P23"><text:span text:style-name="T349">You </text:span><text:span text:style-name="T359">have</text:span><text:span text:style-name="T349"> </text:span><text:span text:style-name="T359">broken</text:span><text:span text:style-name="T349"> the vase. </text:span><text:span text:style-name="T356">— </text:span><text:span text:style-name="T349">Ты разбил вазу. (есть очевидный результат, кот. случился ранее) </text:span></text:p>
      <text:p text:style-name="P24"><text:span text:style-name="T357">It`s the fitst time I </text:span><text:span text:style-name="T360">have</text:span><text:span text:style-name="T357"> </text:span><text:span text:style-name="T360">driven</text:span><text:span text:style-name="T357"> a car — Это впервые, когда я веду машину. (в настоящем)</text:span></text:p>
      <text:p text:style-name="P141"/>
      <text:p text:style-name="P148"/>
      <text:p text:style-name="P148"><text:soft-page-break/>Как проявляется результат:</text:p>
      <text:list xml:id="list1603844450" text:style-name="L20">
        <text:list-item>
          <text:p text:style-name="P527"><text:span text:style-name="T263">это </text:span><text:span text:style-name="T262">очевидные изменения;</text:span></text:p>
        </text:list-item>
        <text:list-item>
          <text:p text:style-name="P526"><text:span text:style-name="T243">полученный </text:span><text:span text:style-name="T247">ранее</text:span><text:span text:style-name="T243"> опыт или впечатления;</text:span></text:p>
        </text:list-item>
        <text:list-item>
          <text:p text:style-name="P514">недавно произошедшие события или новая информация.</text:p>
          <text:p text:style-name="P514"/>
        </text:list-item>
      </text:list>
      <text:p text:style-name="P145">Также Present Perfect используют, если что-то произошло впервые:</text:p>
      <text:p text:style-name="P142"/>
      <text:p text:style-name="P65">It`s the first time something has happend. - Этой первый раз, когда что-то произошло.</text:p>
      <text:p text:style-name="P65">(вместо first можно указать любое порядковое число: second, third)</text:p>
      <text:p text:style-name="P142"/>
      <text:p text:style-name="P145">Present Perferct — яркий пример того, что нельзя переводить английские </text:p>
      <text:p text:style-name="P145">предложения слово в слово:</text:p>
      <text:p text:style-name="P145"/>
      <text:p text:style-name="P22"><text:span text:style-name="T348">I have done. </text:span><text:span text:style-name="T354">—</text:span><text:span text:style-name="T348"> Я сделал (</text:span><text:span text:style-name="T363">досл. </text:span><text:span text:style-name="T348">Я имею сделанным).</text:span></text:p>
      <text:p text:style-name="P68"/>
      <text:p text:style-name="P168">Есть 2 варианта образования 3й формы глагола:</text:p>
      <text:list xml:id="list1028434862" text:style-name="L21">
        <text:list-item>
          <text:p text:style-name="P515">если глагол правильный, то добавляем к его начальной форме окончание <text:span text:style-name="T136">-ed</text:span>;</text:p>
        </text:list-item>
        <text:list-item>
          <text:p text:style-name="P515">если неправильный, то находим в таблице неправильных глаголов.</text:p>
        </text:list-item>
      </text:list>
      <text:p text:style-name="P169"/>
      <text:p text:style-name="P367"><text:span text:style-name="T264">Н</text:span><text:span text:style-name="T265">еправильны</text:span><text:span text:style-name="T264">й</text:span><text:span text:style-name="T265"> глагол </text:span><text:span text:style-name="T264">это </text:span><text:span text:style-name="T265">тот, который во 2й или 3й форме </text:span><text:span text:style-name="T279">записывается</text:span><text:span text:style-name="T265"> </text:span><text:span text:style-name="T279">по особенному</text:span><text:span text:style-name="T265">. </text:span></text:p>
      <text:p text:style-name="P170">Самые популярные неправильные глаголы нужно заучить (см. таблицу ниже).</text:p>
      <text:p text:style-name="P169"/>
      <text:p text:style-name="P172">Слова-маячки Present Perfect:</text:p>
      <text:list xml:id="list377796629" text:style-name="L22">
        <text:list-item>
          <text:p text:style-name="P516">just — только что;</text:p>
        </text:list-item>
        <text:list-item>
          <text:p text:style-name="P516">already — уже;</text:p>
        </text:list-item>
        <text:list-item>
          <text:p text:style-name="P516">yet — еще не;</text:p>
        </text:list-item>
      </text:list>
      <text:p text:style-name="P174"/>
      <text:p text:style-name="P368"><text:span text:style-name="T190">Just</text:span><text:span text:style-name="T266"> и </text:span><text:span text:style-name="T190">already</text:span><text:span text:style-name="T266"> используются в утверждениях. </text:span><text:span text:style-name="T190">Yet</text:span><text:span text:style-name="T266"> — в вопросах и отрицаниях</text:span><text:span text:style-name="T267">. </text:span></text:p>
      <text:p text:style-name="P369"><text:span text:style-name="T267">(</text:span><text:span text:style-name="T189">already</text:span><text:span text:style-name="T262"> также можно ставить в вопросах).</text:span></text:p>
      <text:p text:style-name="P176"/>
      <text:p text:style-name="P175">Место <text:span text:style-name="T136">just</text:span>, <text:span text:style-name="T136">already</text:span> в предложении — между <text:span text:style-name="T136">have</text:span> и 3й формой глагола. </text:p>
      <text:p text:style-name="P175">Слово <text:span text:style-name="T136">yet</text:span> стоит в конце предложения.</text:p>
      <text:p text:style-name="P173"/>
      <text:p text:style-name="P69">I have <text:span text:style-name="T337">just</text:span> eaten a sandwich. <text:span text:style-name="T388">—</text:span> Я только что съел бутерброд.</text:p>
      <text:p text:style-name="P69">We have n<text:span text:style-name="T391">o</text:span>t finished <text:span text:style-name="T337">yet</text:span>. <text:span text:style-name="T388">—</text:span> Мы еще не закончили.</text:p>
      <text:p text:style-name="P171"/>
      <text:p text:style-name="P177">Другие указатели времени:</text:p>
      <text:list xml:id="list3457036641" text:style-name="L23">
        <text:list-item>
          <text:p text:style-name="P517">ever — когда либо;</text:p>
        </text:list-item>
        <text:list-item>
          <text:p text:style-name="P517">never — никогда;</text:p>
        </text:list-item>
        <text:list-item>
          <text:p text:style-name="P517">recently — в последнее время;</text:p>
        </text:list-item>
        <text:list-item>
          <text:p text:style-name="P517">these days — в последние дни;</text:p>
        </text:list-item>
        <text:list-item>
          <text:p text:style-name="P517">словосочетание с this (this mornig, this week).</text:p>
        </text:list-item>
      </text:list>
      <text:p text:style-name="P176"/>
      <text:p text:style-name="P176">Место <text:span text:style-name="T136">ever</text:span>, <text:span text:style-name="T136">never</text:span> — перед 3й формой глагола, <text:span text:style-name="T390">а</text:span> <text:span text:style-name="T136">recently</text:span>, <text:span text:style-name="T136">these days</text:span> и </text:p>
      <text:p text:style-name="P176">словосочетания с <text:span text:style-name="T136">this</text:span> — в конце предложения.</text:p>
      <text:p text:style-name="P176"/>
      <text:p text:style-name="P70">I <text:span text:style-name="T391">ha</text:span>ve <text:span text:style-name="T337">never</text:span> been to New York. <text:span text:style-name="T389">— </text:span>Я никогда не был в Нью Йорке.</text:p>
      <text:p text:style-name="P70">I <text:span text:style-name="T391">ha</text:span>ve worked a lot <text:span text:style-name="T337">these days</text:span>. <text:span text:style-name="T389">—</text:span> Я много работал в эти дни.</text:p>
      <text:p text:style-name="P178"/>
      <text:p text:style-name="P163"/>
      <text:p text:style-name="P466">Отрицания в Present Perfect</text:p>
      <text:p text:style-name="P179"/>
      <text:p text:style-name="P180">Используются, когда хотят сказать:</text:p>
      <text:list xml:id="list3877665319" text:style-name="L24">
        <text:list-item>
          <text:p text:style-name="P518">об отсутствии ожидаемого результата;</text:p>
        </text:list-item>
        <text:list-item>
          <text:p text:style-name="P518">о том, чего автор никогда не делал или не испытывал.</text:p>
        </text:list-item>
      </text:list>
      <text:p text:style-name="P179"/>
      <text:p text:style-name="P179">Для этого ставится частица <text:span text:style-name="T136">not</text:span> после вспомогательного глагола <text:span text:style-name="T136">have</text:span>.</text:p>
      <text:p text:style-name="P179"/>
      <text:p text:style-name="P179">Также отрицательным считается предложение со словом <text:span text:style-name="T136">never</text:span>, которое передает отрицательный контекст.</text:p>
      <text:p text:style-name="P179"/>
      <text:p text:style-name="P371"><text:span text:style-name="T268">В </text:span><text:span text:style-name="T262">отрицаниях почти всегда используется сокращенная форма глагола — </text:span><text:span text:style-name="T189">haven`t</text:span><text:span text:style-name="T262">.</text:span></text:p>
      <text:p text:style-name="P372"><text:span text:style-name="T280">Сокращени</text:span><text:span text:style-name="T312">е</text:span><text:span text:style-name="T280"> </text:span><text:span text:style-name="T192">`ve not</text:span><text:span text:style-name="T280"> не используется.</text:span></text:p>
      <text:p text:style-name="P179"/>
      <text:p text:style-name="P71">I have<text:span text:style-name="T130">n</text:span><text:span text:style-name="T134">`</text:span><text:span text:style-name="T130">t</text:span> expected that. <text:span text:style-name="T389">—</text:span> Я этого не ожидал.</text:p>
      <text:p text:style-name="P71">I<text:span text:style-name="T391">`</text:span>ve <text:span text:style-name="T130">never</text:span> seen this movie before. <text:span text:style-name="T389">— </text:span>Я до этого не видел этот фильм. </text:p>
      <text:p text:style-name="P71"/>
      <text:p text:style-name="P155">Вопросы в Present Perfect</text:p>
      <text:p text:style-name="P72"/>
      <text:p text:style-name="P182">Используются, если хоят узнать:</text:p>
      <text:list xml:id="list2417879080" text:style-name="L25">
        <text:list-item>
          <text:p text:style-name="P519">сделано ли дело к этом моменту, каким образом оно сделано;</text:p>
        </text:list-item>
        <text:list-item>
          <text:p text:style-name="P528"><text:span text:style-name="T280">имеет ли человек определенный опыт </text:span><text:span text:style-name="T278">или совершил ли он </text:span><text:span text:style-name="T281">нужное</text:span><text:span text:style-name="T278"> действие</text:span><text:span text:style-name="T280">;</text:span></text:p>
        </text:list-item>
      </text:list>
      <text:p text:style-name="P181"/>
      <text:p text:style-name="P372">Для этого используется уже знакомая схема. Глагол <text:span text:style-name="T136">have</text:span> ставится перед по<text:span text:style-name="T397">д</text:span>л<text:span text:style-name="T397">е</text:span>ж<text:span text:style-name="T397">а</text:span>щим.</text:p>
      <text:p text:style-name="P372"/>
      <text:p text:style-name="P73">Why have you done it? <text:span text:style-name="T389">—</text:span> Зачем ты это сделал?</text:p>
      <text:p text:style-name="P73">Have you ever been to Rome? <text:span text:style-name="T389">—</text:span> Вы бывали в Риме?</text:p>
      <text:p text:style-name="P73"/>
      <text:p text:style-name="P156">Present Perfect Continuous</text:p>
      <text:p text:style-name="P183"/>
      <text:p text:style-name="P185">Для того, чтобы использовать, нужно чтобы совпало сразу несколько условий:</text:p>
      <text:list xml:id="list1706239524" text:style-name="L26">
        <text:list-item>
          <text:p text:style-name="P529"><text:span text:style-name="T269">действие не закончено либо закончено не</text:span><text:span text:style-name="T273">давно</text:span><text:span text:style-name="T269">;</text:span></text:p>
        </text:list-item>
        <text:list-item>
          <text:p text:style-name="P529"><text:span text:style-name="T269">известн</text:span><text:span text:style-name="T273">а его продолжительность </text:span><text:span text:style-name="T287">(обычно из контекста предложения)</text:span><text:span text:style-name="T273">.</text:span></text:p>
        </text:list-item>
      </text:list>
      <text:p text:style-name="P184"/>
      <text:p text:style-name="P187">Схема состоит из 3х частей: вспомогательного глагола <text:span text:style-name="T136">have</text:span>, слова <text:span text:style-name="T136">been</text:span> </text:p>
      <text:p text:style-name="P187">и смыслового глагола с окончанием <text:span text:style-name="T136">-ing</text:span>. </text:p>
      <text:p text:style-name="P187"/>
      <text:p text:style-name="P385"><text:span text:style-name="T262">На русский </text:span><text:span text:style-name="T271">язык </text:span><text:span text:style-name="T251">Present Perfect Continuous</text:span><text:span text:style-name="T257"> </text:span><text:span text:style-name="T262">переводится настоящим временем</text:span></text:p>
      <text:p text:style-name="P376"><text:span text:style-name="T270">(редко в прошлом). </text:span><text:span text:style-name="T271">При этом все 3 части </text:span><text:span text:style-name="T272">переводятся</text:span><text:span text:style-name="T271"> одним словом.</text:span></text:p>
      <text:p text:style-name="P186"/>
      <text:p text:style-name="P25"><text:span text:style-name="T348">I </text:span><text:span text:style-name="T359">have been learning</text:span><text:span text:style-name="T348"> English for 2 years. </text:span><text:span text:style-name="T364">—</text:span><text:span text:style-name="T348"> Я </text:span><text:span text:style-name="T359">учу</text:span><text:span text:style-name="T348"> английский уже 2 года (и еще не закончил).</text:span></text:p>
      <text:p text:style-name="P25"><text:span text:style-name="T348">We </text:span><text:span text:style-name="T359">have been cleaning</text:span><text:span text:style-name="T348"> the flat the whole morning. </text:span><text:span text:style-name="T364">— </text:span><text:span text:style-name="T348">Мы </text:span><text:span text:style-name="T359">убирали</text:span><text:span text:style-name="T348"> </text:span><text:span text:style-name="T365">квартиру все утро.</text:span></text:p>
      <text:p text:style-name="P188"/>
      <text:p text:style-name="P189">Формы глагола <text:span text:style-name="T136">have</text:span> <text:span text:style-name="T136">verb-ing</text:span> (подобно <text:span text:style-name="T136">am/is/are verb-ing</text:span>, как в Continuous) не существует.</text:p>
      <text:p text:style-name="P189">Если у смыслового глагола окончание<text:span text:style-name="T136"> -ing</text:span>, то <text:span text:style-name="T136">have</text:span> применяется только с <text:span text:style-name="T136">been</text:span>.</text:p>
      <text:p text:style-name="P189"/>
      <text:p text:style-name="P377"><text:span text:style-name="T273">С</text:span><text:span text:style-name="T262">лова-маячки Present Perfect Continuous:</text:span></text:p>
      <text:list xml:id="list2915241109" text:style-name="L27">
        <text:list-item>
          <text:p text:style-name="P520">for — в течении;</text:p>
        </text:list-item>
        <text:list-item>
          <text:p text:style-name="P520">since — с какого-то времени;</text:p>
        </text:list-item>
        <text:list-item>
          <text:p text:style-name="P520">how long — как долго.</text:p>
        </text:list-item>
      </text:list>
      <text:p text:style-name="P190"><text:soft-page-break/>Дополнительно могут использоваться указатели периода:</text:p>
      <text:list xml:id="list4262378860" text:style-name="L28">
        <text:list-item>
          <text:p text:style-name="P521">all — весь (день/год);</text:p>
        </text:list-item>
        <text:list-item>
          <text:p text:style-name="P521">the whole — целый (день/вечер); </text:p>
        </text:list-item>
      </text:list>
      <text:p text:style-name="P186"/>
      <text:p text:style-name="P26"><text:span text:style-name="T348">He</text:span><text:span text:style-name="T366">`</text:span><text:span text:style-name="T349">s been playing</text:span><text:span text:style-name="T348"> for an hour. — Он </text:span><text:span text:style-name="T349">играет</text:span><text:span text:style-name="T348"> уже час </text:span><text:span text:style-name="T366">(в течении часа).</text:span></text:p>
      <text:p text:style-name="P27"><text:span text:style-name="T366">W</text:span><text:span text:style-name="T348">e`</text:span><text:span text:style-name="T349">ve been staying</text:span><text:span text:style-name="T348"> in this hotel since Tuesday. </text:span><text:span text:style-name="T367">— </text:span><text:span text:style-name="T348">Мы </text:span><text:span text:style-name="T349">находимся</text:span><text:span text:style-name="T348"> в этом отеле со вторника.</text:span></text:p>
      <text:p text:style-name="P191"/>
      <text:p text:style-name="P381"><text:span text:style-name="T274">В утверждениях глагол </text:span><text:span text:style-name="T191">have</text:span><text:span text:style-name="T274"> </text:span><text:span text:style-name="T275">часто</text:span><text:span text:style-name="T274"> сокращают до </text:span><text:span text:style-name="T191">`ve</text:span><text:span text:style-name="T274">, а </text:span><text:span text:style-name="T191">has</text:span><text:span text:style-name="T274"> — до </text:span><text:span text:style-name="T191">`s</text:span><text:span text:style-name="T274"> (лего перепутать с </text:span><text:span text:style-name="T191">is</text:span><text:span text:style-name="T274">, посему здесь вспомогательный глагол можно понять только по контексту).</text:span></text:p>
      <text:p text:style-name="P192"/>
      <text:p text:style-name="P379"><text:span text:style-name="T274">Е</text:span><text:span text:style-name="T262">сли используется глагол </text:span><text:span text:style-name="T189">be</text:span><text:span text:style-name="T262"> или глаголы состояния, которые не стоят в Continuous</text:span><text:span text:style-name="T284">,</text:span><text:span text:style-name="T262"> </text:span></text:p>
      <text:p text:style-name="P193">то предложение будет в Present Perfect. </text:p>
      <text:p text:style-name="P193"/>
      <text:p text:style-name="P30"><text:span text:style-name="T349">I </text:span><text:span text:style-name="T359">have known </text:span><text:span text:style-name="T349">(</text:span><text:span text:style-name="T358">а </text:span><text:span text:style-name="T349">не have been knowing)</text:span><text:span text:style-name="T348"> Alice for 3 years. </text:span><text:span text:style-name="T274">—</text:span><text:span text:style-name="T348"> Я </text:span><text:span text:style-name="T359">знаю</text:span><text:span text:style-name="T348"> Алису уже 3 года </text:span></text:p>
      <text:p text:style-name="P31"><text:span text:style-name="T348">I </text:span><text:span text:style-name="T359">haven`t seen</text:span><text:span text:style-name="T348"> Mary for years. </text:span><text:span text:style-name="T366">— </text:span><text:span text:style-name="T348">Я н</text:span><text:span text:style-name="T359">е видел</text:span><text:span text:style-name="T348"> Мэри много лет. </text:span></text:p>
      <text:p text:style-name="P193"/>
      <text:p text:style-name="P382"><text:span text:style-name="T283">Present Perfect Continuous можно упрощать до Present Perfect с пом</text:span><text:span text:style-name="T282">.</text:span><text:span text:style-name="T283"> глаголов </text:span><text:span text:style-name="T193">live</text:span><text:span text:style-name="T283"> </text:span><text:span text:style-name="T282">и</text:span><text:span text:style-name="T283"> </text:span><text:span text:style-name="T193">work</text:span><text:span text:style-name="T283">:</text:span></text:p>
      <text:p text:style-name="P29"><text:span text:style-name="T368">I</text:span><text:span text:style-name="T348">`ve </text:span><text:span text:style-name="T359">been working</text:span><text:span text:style-name="T348"> here for 2 years → I`ve </text:span><text:span text:style-name="T359">worked</text:span><text:span text:style-name="T348"> here for 2 years. </text:span><text:span text:style-name="T369">(смысл одинаковый)</text:span></text:p>
      <text:p text:style-name="P192"/>
      <text:p text:style-name="P7"><text:span text:style-name="T274">О</text:span><text:span text:style-name="T262">трицания в Present Perfect Continuous</text:span></text:p>
      <text:p text:style-name="P194"/>
      <text:p text:style-name="P378"><text:span text:style-name="T275">Использу</text:span><text:span text:style-name="T276">ю</text:span><text:span text:style-name="T275">тся, чтобы сказать, что что-то не происходит в течении указанного времени.</text:span></text:p>
      <text:p text:style-name="P195">Для этого добавляется частица <text:span text:style-name="T136">not</text:span> после вспомогательного глагола <text:span text:style-name="T136">have</text:span>.</text:p>
      <text:p text:style-name="P195"/>
      <text:p text:style-name="P28"><text:span text:style-name="T348">I </text:span><text:span text:style-name="T349">have not been waiting</text:span><text:span text:style-name="T348"> long. </text:span><text:span text:style-name="T367">—</text:span><text:span text:style-name="T348"> Я </text:span><text:span text:style-name="T349">не жду</text:span><text:span text:style-name="T348"> долго.</text:span></text:p>
      <text:p text:style-name="P186"/>
      <text:p text:style-name="P8"><text:span text:style-name="T262">Вопросы </text:span><text:span text:style-name="T277">в Present Perfect Continuous</text:span><text:span text:style-name="T262"> </text:span></text:p>
      <text:p text:style-name="P186"/>
      <text:p text:style-name="P196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196"/>
      <text:p text:style-name="P46"><text:span text:style-name="T348">Have you been waiting long? </text:span><text:span text:style-name="T367">— </text:span><text:span text:style-name="T348">Вы давно ждете? </text:span></text:p>
      <text:p text:style-name="P46"><text:span text:style-name="T348">How long have you been waiting? </text:span><text:span text:style-name="T367">—</text:span><text:span text:style-name="T348"> Как долго вы ждете?</text:span></text:p>
      <text:p text:style-name="P164"/>
      <text:p text:style-name="P164"><text:span text:style-name="T400">Прошедшее. </text:span>Past</text:p>
      <text:p text:style-name="P197"/>
      <text:p text:style-name="P213">Past Perfect и Past Perfect Continuous относительно редки и <text:span text:style-name="T409">в</text:span> рамках начального курса </text:p>
      <text:p text:style-name="P213">не проходятся. <text:span text:style-name="T401">В художественной литературе почти всегда используется Past Simple.</text:span></text:p>
      <text:p text:style-name="P197"/>
      <text:p text:style-name="P159">Past Simple</text:p>
      <text:p text:style-name="P198"/>
      <text:p text:style-name="P200">Используется, чтобы:</text:p>
      <text:list xml:id="list4272298186" text:style-name="L29">
        <text:list-item>
          <text:p text:style-name="P530"><text:span text:style-name="T285">сообщить факты </text:span><text:span text:style-name="T286">прошлого,</text:span><text:span text:style-name="T285"> рассказать историю, </text:span><text:span text:style-name="T293">биографию</text:span><text:span text:style-name="T285">; </text:span></text:p>
        </text:list-item>
        <text:list-item>
          <text:p text:style-name="P522">описать действие из прошлого, результат которого не важен в настоящем.</text:p>
        </text:list-item>
      </text:list>
      <text:p text:style-name="P199"/>
      <text:p text:style-name="P386"><text:span text:style-name="T287">Для этого использются глаголы во 2й форме. </text:span><text:span text:style-name="T288">Вторая форма правильного глагола образуется добавлением окончания </text:span><text:span text:style-name="T194">-ed</text:span><text:span text:style-name="T288">. </text:span><text:span text:style-name="T296">Ф</text:span><text:span text:style-name="T288">орма </text:span><text:span text:style-name="T296">неправильного глагола </text:span><text:span text:style-name="T288">находится в таблице.</text:span></text:p>
      <text:p text:style-name="P199"/>
      <text:p text:style-name="P32"><text:span text:style-name="T348">Mozart </text:span><text:span text:style-name="T359">lived</text:span><text:span text:style-name="T348"> from 1756 to 1791 — Моцарт </text:span><text:span text:style-name="T359">жил</text:span><text:span text:style-name="T348"> с 1756 по 1791 год (факт прошлого). </text:span></text:p>
      <text:p text:style-name="P32"><text:span text:style-name="T348">I </text:span><text:span text:style-name="T359">visited</text:span><text:span text:style-name="T348"> my parents yesterday — Вчера я </text:span><text:span text:style-name="T359">навещал</text:span><text:span text:style-name="T348"> родителей (действие из прошлого).</text:span></text:p>
      <text:p text:style-name="P267"/>
      <text:p text:style-name="P268"><text:soft-page-break/>Если глагол заканчивается на глухой звук, то <text:span text:style-name="T136">-ed</text:span> читается как <text:span text:style-name="T136">t</text:span>, а если на звконкий </text:p>
      <text:p text:style-name="P268">согласный или на гласный звук — то как <text:span text:style-name="T136">d</text:span>: <text:span text:style-name="T136">worked [воркт], played [плэйд]</text:span>.</text:p>
      <text:p text:style-name="P384"/>
      <text:p text:style-name="P266">Если глагол заканчивается на <text:span text:style-name="T136">d </text:span>или <text:span text:style-name="T136">t</text:span>, то <text:span text:style-name="T136">-ed</text:span> читается как <text:span text:style-name="T136">id</text:span>: <text:span text:style-name="T136">recorded [рикодид]</text:span>. </text:p>
      <text:p text:style-name="P269">Если глагол заканчивается на <text:span text:style-name="T136">-e</text:span>, то её не надо писать 2 раза: <text:span text:style-name="T136">chase</text:span> → <text:span text:style-name="T136">chased</text:span>.</text:p>
      <text:p text:style-name="P384"/>
      <text:p text:style-name="P383">Слова-маячки Past Simple:</text:p>
      <text:list xml:id="list2262933746" text:style-name="L30">
        <text:list-item>
          <text:p text:style-name="P531">ago — <text:span text:style-name="T402">тому назад</text:span>;</text:p>
        </text:list-item>
        <text:list-item>
          <text:p text:style-name="P532">last — <text:span text:style-name="T402">прошлый</text:span>;</text:p>
        </text:list-item>
        <text:list-item>
          <text:p text:style-name="P523">yesterday — вчера;</text:p>
        </text:list-item>
      </text:list>
      <text:p text:style-name="P203"/>
      <text:p text:style-name="P389"><text:span text:style-name="T294">Past Simple часто путают с Present Perfect, потому что на русский они переводятся </text:span><text:span text:style-name="T295">почти</text:span><text:span text:style-name="T294"> одинаково. Главное отличие в том, что Present Perfect всегда будет сообщать доп</text:span><text:span text:style-name="T295">олнительную</text:span><text:span text:style-name="T294"> информацию, указывающ</text:span><text:span text:style-name="T295">ую </text:span><text:span text:style-name="T294">на настоящее время </text:span><text:span text:style-name="T295">(</text:span><text:span text:style-name="T296">чтобы сообщить</text:span><text:span text:style-name="T295"> результат).</text:span></text:p>
      <text:p text:style-name="P210"/>
      <text:p text:style-name="P211">Past Simple используется когда известен момент в прошлом. Если мы знаешь, </text:p>
      <text:p text:style-name="P211">когда произошло событие, то Present Perfect использовать нельзя.</text:p>
      <text:p text:style-name="P211"/>
      <text:p text:style-name="P80">Tom has lost his key — Том потерал ключ (у него сейчас нет ключа, </text:p>
      <text:p text:style-name="P80">потому что он его потерян).</text:p>
      <text:p text:style-name="P80"/>
      <text:p text:style-name="P80">Tom lost his key last weak — Том потерял ключ на прошлой неделе </text:p>
      <text:p text:style-name="P80">(не важно, есть у него ключ или нет).</text:p>
      <text:p text:style-name="P204"/>
      <text:p text:style-name="P208">В английском, если вопрос задается в настоящем, то и ответ должен быть в настоящем. </text:p>
      <text:p text:style-name="P208">Если вопрос в прошлом, то ответ также должен быть в прошлом.</text:p>
      <text:p text:style-name="P208"/>
      <text:p text:style-name="P208">Но если вопрос был в Present Perfect, а в ответе дается информация, когда именно это случилось, тогда необходимо отвечать в Past Simple.</text:p>
      <text:p text:style-name="P208"/>
      <text:p text:style-name="P78">Have you already started to learn English? Yes, I started to learn it 3 month ago — </text:p>
      <text:p text:style-name="P78">Ты уже начал учить английский? Да, 3 месяца назад (информация о времени).</text:p>
      <text:p text:style-name="P77"/>
      <text:p text:style-name="P209">Если вопрос содержит слово <text:span text:style-name="T136">when</text:span>, то он автоматически привязывает нас к моменту </text:p>
      <text:p text:style-name="P209">в прошлом. <text:span text:style-name="T408">Поэтому Present Perfect в вопросах с </text:span><text:span text:style-name="T151">when</text:span><text:span text:style-name="T408"> не используется.</text:span></text:p>
      <text:p text:style-name="P209"/>
      <text:p text:style-name="P79">Have you met him before? <text:span text:style-name="T407">—</text:span> Вы раньше с ним встречались?</text:p>
      <text:p text:style-name="P79">When did you meet him? <text:span text:style-name="T407">—</text:span> Когда вы встречались с ним?</text:p>
      <text:p text:style-name="P204"/>
      <text:p text:style-name="P165">Отрицания и вопросы в Past Simple</text:p>
      <text:p text:style-name="P202"/>
      <text:p text:style-name="P391"><text:span text:style-name="T288">Отрицание представляет связку </text:span><text:span text:style-name="T194">did</text:span><text:span text:style-name="T288"> с частицей </text:span><text:span text:style-name="T194">not</text:span><text:span text:style-name="T288">, </text:span><text:span text:style-name="T298">которая ставится перед смысловым глаголом в начальной форме. </text:span><text:span text:style-name="T289">Обычно </text:span><text:span text:style-name="T298">эта связка</text:span><text:span text:style-name="T289"> сокращается до </text:span><text:span text:style-name="T195">didn`t</text:span><text:span text:style-name="T289">.</text:span></text:p>
      <text:p text:style-name="P217"/>
      <text:p text:style-name="P391"><text:span text:style-name="T297">В вопросах </text:span><text:span text:style-name="T288">вспомогательный глагол </text:span><text:span text:style-name="T194">did</text:span><text:span text:style-name="T288"> используется </text:span><text:span text:style-name="T298">по тем же грамматическим </text:span></text:p>
      <text:p text:style-name="P391"><text:span text:style-name="T298">правилам</text:span><text:span text:style-name="T288">, </text:span><text:span text:style-name="T289">как</text:span><text:span text:style-name="T288"> </text:span><text:span text:style-name="T194">do</text:span><text:span text:style-name="T288"> для Present Simple. </text:span></text:p>
      <text:p text:style-name="P201"/>
      <text:p text:style-name="P74"><text:span text:style-name="T337">Did</text:span> you <text:span text:style-name="T337">go</text:span> to Los Angeles last week? - Ты <text:span text:style-name="T337">ездил</text:span> в Лос Анжелес на прошлой неделе?</text:p>
      <text:p text:style-name="P74">I <text:span text:style-name="T337">didn`t go</text:span> to Los Angeles, I <text:span text:style-name="T337">went</text:span> to Bostom — Я <text:span text:style-name="T337">не ездил</text:span> в Лос Анжелес, я <text:span text:style-name="T337">ездил</text:span> в Бостон.</text:p>
      <text:p text:style-name="P160"/>
      <text:p text:style-name="P160"/>
      <text:p text:style-name="P469"><text:span text:style-name="T258">Глаголы </text:span><text:span text:style-name="T187">d</text:span><text:span text:style-name="T188">o</text:span><text:span text:style-name="T258"> и </text:span><text:span text:style-name="T187">b</text:span><text:span text:style-name="T188">e</text:span><text:span text:style-name="T258"> </text:span><text:span text:style-name="T259">в </text:span><text:span text:style-name="T260">Past</text:span><text:span text:style-name="T259"> Simple</text:span></text:p>
      <text:p text:style-name="P199"/>
      <text:p text:style-name="P206">Глагол <text:span text:style-name="T136">did</text:span> это 2я форма глагола <text:span text:style-name="T136">do</text:span> (в прошедшем времени). </text:p>
      <text:p text:style-name="P206"><text:span text:style-name="T403">Когда появ</text:span><text:span text:style-name="T405">л</text:span><text:span text:style-name="T403">яется глагол </text:span><text:span text:style-name="T152">be</text:span><text:span text:style-name="T405"> (</text:span><text:span text:style-name="T153">was/were</text:span><text:span text:style-name="T405">)</text:span><text:span text:style-name="T403">, то </text:span><text:span text:style-name="T153">did</text:span><text:span text:style-name="T403"> уже не нужно использовать.</text:span></text:p>
      <text:p text:style-name="P205"/>
      <text:p text:style-name="P245"><text:span text:style-name="T290">Глагол be</text:span><text:span text:style-name="T292"> </text:span><text:span text:style-name="T290">в Past Simple имеет 2 формы: </text:span></text:p>
      <text:list xml:id="list1761377523" text:style-name="L31">
        <text:list-item>
          <text:p text:style-name="P533"><text:span text:style-name="T290">was — </text:span><text:span text:style-name="T291">если подлежащее в первом лице или множественном числе (</text:span><text:span text:style-name="T196">I, you, we, they</text:span><text:span text:style-name="T291">);</text:span></text:p>
        </text:list-item>
        <text:list-item>
          <text:p text:style-name="P524">were — если подлежащее в третьем лице, единственном числе (<text:span text:style-name="T136">he, she, it</text:span>).</text:p>
        </text:list-item>
      </text:list>
      <text:p text:style-name="P207"/>
      <text:p text:style-name="P33"><text:span text:style-name="T370">I </text:span><text:span text:style-name="T349">was</text:span><text:span text:style-name="T348"> satisfied with my work — Я </text:span><text:span text:style-name="T349">был</text:span><text:span text:style-name="T348"> доволен своей работой.</text:span></text:p>
      <text:p text:style-name="P76"/>
      <text:p text:style-name="P34"><text:span text:style-name="T349">Was</text:span><text:span text:style-name="T348"> the weather good at the weekend? No, it </text:span><text:span text:style-name="T349">wasn`t</text:span><text:span text:style-name="T348"> — </text:span></text:p>
      <text:p text:style-name="P34"><text:span text:style-name="T348">Погода </text:span><text:span text:style-name="T349">была</text:span><text:span text:style-name="T348"> хорош</text:span><text:span text:style-name="T371">ая</text:span><text:span text:style-name="T348"> на выходных? Нет.</text:span></text:p>
      <text:p text:style-name="P75"/>
      <text:p text:style-name="P161">Past Continuous</text:p>
      <text:p text:style-name="P212"/>
      <text:p text:style-name="P394"><text:span text:style-name="T300">О</text:span><text:span text:style-name="T299">значает процесс или незаконченное действие, которое привязано к точному моменту </text:span></text:p>
      <text:p text:style-name="P394"><text:span text:style-name="T299">в </text:span><text:span text:style-name="T330">прошлом</text:span><text:span text:style-name="T299"> (т. е. действие происходило и не было закончено).</text:span></text:p>
      <text:p text:style-name="P214"/>
      <text:p text:style-name="P393"><text:span text:style-name="T299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303">обсуждаемая ситуация</text:span><text:span text:style-name="T299">).</text:span></text:p>
      <text:p text:style-name="P214"/>
      <text:p text:style-name="P395"><text:span text:style-name="T300">Состоит из 2х частей: вспомогательного глагола </text:span><text:span text:style-name="T197">be</text:span><text:span text:style-name="T300"> (</text:span><text:span text:style-name="T301">формы как в Past Simple</text:span><text:span text:style-name="T300">) и смыслового глагола с окончанием </text:span><text:span text:style-name="T197">-ing</text:span><text:span text:style-name="T300">. </text:span><text:span text:style-name="T299">На русский переводится глаголом в прошедшем времени.</text:span></text:p>
      <text:p text:style-name="P216"/>
      <text:p text:style-name="P81">Last Sunday at 5 I <text:span text:style-name="T337">was having</text:span> dinner with my friends — В прошлое воскресенье в 5 </text:p>
      <text:p text:style-name="P81">я <text:span text:style-name="T337">ужинал</text:span> со своими друзьями (привязка к точному моменту в прошлом).</text:p>
      <text:p text:style-name="P215"/>
      <text:p text:style-name="P36"><text:span text:style-name="T372">My parents </text:span><text:span text:style-name="T361">were watching</text:span><text:span text:style-name="T372"> TV when I came home yesterday — Мои родители </text:span><text:span text:style-name="T361">смотрели</text:span><text:span text:style-name="T372"> телевизор, когда я пришел вчера домой (незаконченное действие </text:span><text:span text:style-name="T373">в тот момент</text:span><text:span text:style-name="T372">).</text:span></text:p>
      <text:p text:style-name="P82"/>
      <text:p text:style-name="P395"><text:span text:style-name="T301">В отрицаниях и вопросах </text:span><text:span text:style-name="T302">глагол </text:span><text:span text:style-name="T198">be</text:span><text:span text:style-name="T301"> ведет себя точно так же, как и </text:span><text:span text:style-name="T302">для</text:span><text:span text:style-name="T301"> Past Simple:</text:span></text:p>
      <text:p text:style-name="P37"><text:span text:style-name="T374">W</text:span><text:span text:style-name="T348">e weren`t reading — Мы не читали (именно тогда). Was I running? — Я бежал?</text:span></text:p>
      <text:p text:style-name="P84"/>
      <text:p text:style-name="P220">В одном предложении часто используются Past Continuous и Past Simple одновременно.</text:p>
      <text:p text:style-name="P398"><text:span text:style-name="T304">Действие, длящееся какое-то время (</text:span><text:span text:style-name="T305">Past Continuous</text:span><text:span text:style-name="T304">) может прерываться более коротким действием (</text:span><text:span text:style-name="T305">Past Simple</text:span><text:span text:style-name="T310">)</text:span><text:span text:style-name="T304"> </text:span><text:span text:style-name="T308">либо другим Past Continuous </text:span><text:span text:style-name="T311">(смотреть по контексту)</text:span><text:span text:style-name="T308">.</text:span></text:p>
      <text:p text:style-name="P218"/>
      <text:p text:style-name="P396"><text:span text:style-name="T304">В этом случае предложение может содержать слово </text:span><text:span text:style-name="T199">while</text:span><text:span text:style-name="T304"> </text:span><text:span text:style-name="T306">(в то время, как)</text:span><text:span text:style-name="T304"> в той части, которая относится к <text:s/></text:span><text:span text:style-name="T305">Past Continuous, </text:span><text:span text:style-name="T304">либо </text:span><text:span text:style-name="T199">when</text:span><text:span text:style-name="T304">, там, где используется Past Simple.</text:span></text:p>
      <text:p text:style-name="P218"/>
      <text:p text:style-name="P38"><text:span text:style-name="T362">While</text:span><text:span text:style-name="T375"> I was working in the garden, I </text:span><text:span text:style-name="T376">kicked</text:span><text:span text:style-name="T375"> my leg — Пока я работал в саду, я </text:span><text:span text:style-name="T377">пнул</text:span><text:span text:style-name="T375"> ногу.</text:span></text:p>
      <text:p text:style-name="P39"><text:span text:style-name="T348">I was working in the garden </text:span><text:span text:style-name="T359">when</text:span><text:span text:style-name="T348"> I kicked my leg — </text:span><text:span text:style-name="T376">Я работал в саду, когда </text:span><text:span text:style-name="T377">пнул</text:span><text:span text:style-name="T376"> ногу</text:span><text:span text:style-name="T348">.</text:span></text:p>
      <text:p text:style-name="P85"/>
      <text:p text:style-name="P40"><text:span text:style-name="T359">While</text:span><text:span text:style-name="T348"> Tom was reading, Amely was watching a documentary on TV — Пока </text:span><text:span text:style-name="T378">Т</text:span><text:span text:style-name="T348">ом читал, </text:span></text:p>
      <text:p text:style-name="P86">Эмили смотрела документальный фильм по телевизору.</text:p>
      <text:p text:style-name="P221"/>
      <text:p text:style-name="P397"><text:span text:style-name="T309">Если действия происходят не одновременно, а следуют одно за другим</text:span><text:span text:style-name="T307">, то в этом </text:span></text:p>
      <text:p text:style-name="P219">случае нужно использовать <text:span text:style-name="T412">только</text:span> Past Simple.</text:p>
      <text:p text:style-name="P219"/>
      <text:p text:style-name="P83">I saw Jane in the street yesterday. I stopped and said hello — Я увидел Джейн вчера на улице. </text:p>
      <text:p text:style-name="P83">Я остановился и поздоровался (сказал «привет»).</text:p>
      <text:p text:style-name="P167"><text:soft-page-break/>Будущие. Future</text:p>
      <text:p text:style-name="P103"/>
      <text:p text:style-name="P108">В английском языке о будущем можно говорить не только с помощью формы Future, но и </text:p>
      <text:p text:style-name="P404"><text:span text:style-name="T325">с помощью </text:span><text:span text:style-name="T329">формы</text:span><text:span text:style-name="T325"> </text:span><text:span text:style-name="T327">Present</text:span><text:span text:style-name="T325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07"/>
      <text:p text:style-name="P403"><text:span text:style-name="T326">Другие варианты Future (кроме </text:span><text:span text:style-name="T328">Future </text:span><text:span text:style-name="T326">Simple) используются редко, </text:span><text:span text:style-name="T328">т. к.</text:span><text:span text:style-name="T326"> они громоздкие и довольно неудобные. В современном английском можно обойтись без них.</text:span></text:p>
      <text:p text:style-name="P107"/>
      <text:p text:style-name="P401"><text:span text:style-name="T111">На будущ</text:span><text:span text:style-name="T112">и</text:span><text:span text:style-name="T111">е могут также указы</text:span><text:span text:style-name="T112">вать</text:span><text:span text:style-name="T111"> модальные глаголы </text:span><text:span text:style-name="T113">и оборот </text:span><text:span text:style-name="T55">be going to</text:span><text:span text:style-name="T114">, </text:span><text:span text:style-name="T113">который </text:span></text:p>
      <text:p text:style-name="P401"><text:span text:style-name="T113">в основном</text:span><text:span text:style-name="T114"> встречается </text:span><text:span text:style-name="T113">в разговорной речи и нередко используется вместо Future Simple.</text:span></text:p>
      <text:p text:style-name="P107"/>
      <text:p text:style-name="P225">Present Continuous в значении будущего</text:p>
      <text:p text:style-name="P109"/>
      <text:p text:style-name="P109">Используется, чтобы сказать о личных планах. В предложении обычно указывается дата </text:p>
      <text:p text:style-name="P109">или время, связанные с будущим. Переводить можно как будущим так и настоящим.</text:p>
      <text:p text:style-name="P109"/>
      <text:p text:style-name="P333">What are you doing on Satureday? <text:span text:style-name="T135">—</text:span> Что ты делаешь в субботу? (какие у тебя планы?)</text:p>
      <text:p text:style-name="P334">I am flying to London tomorrow — <text:span text:style-name="T413">Завтра я лечу в Лондон (личный план)</text:span></text:p>
      <text:p text:style-name="P334"/>
      <text:p text:style-name="P270">Present Simple в значении будущего</text:p>
      <text:p text:style-name="P335"/>
      <text:p text:style-name="P110"><text:span text:style-name="T121">Используется, чтобы сказать о том, что </text:span><text:span text:style-name="T123">что-то </text:span><text:span text:style-name="T121">должно произойти по рассписанию, либо </text:span></text:p>
      <text:p text:style-name="P110"><text:span text:style-name="T121">о собственном графике. </text:span><text:span text:style-name="T122">Переводить можно как будущим так и настоящим.</text:span></text:p>
      <text:p text:style-name="P279"/>
      <text:p text:style-name="P279">Ключевое отличие от Present Continuous в том, что расписание не зависит от говорящего, </text:p>
      <text:p text:style-name="P399"><text:span text:style-name="T66">т. е. речь может идти </text:span><text:span text:style-name="T67">о </text:span><text:span text:style-name="T66">рассписании транспорта, сеансов в кино и т. </text:span><text:span text:style-name="T67">п</text:span><text:span text:style-name="T66">.</text:span></text:p>
      <text:p text:style-name="P279"/>
      <text:p text:style-name="P336">My airplane flies at 6 o`clock tomorrow — Мой самолет летит завтра в 6 (рассписание)</text:p>
      <text:p text:style-name="P420"><text:span text:style-name="T31">What time do you finish work tommorow? </text:span><text:span text:style-name="T32">— </text:span><text:span text:style-name="T31">В какое время ты заканчиваешь работу завтра?</text:span></text:p>
      <text:p text:style-name="P338"/>
      <text:p text:style-name="P271">Оборот <text:span text:style-name="T136">be going to</text:span></text:p>
      <text:p text:style-name="P280"/>
      <text:p text:style-name="P400"><text:span text:style-name="T68">Подразумевает, что человек говорит не о спонтанном решении что-либо сделать, </text:span><text:span text:style-name="T71">а о заранее </text:span><text:span text:style-name="T72">продуманных</text:span><text:span text:style-name="T71"> действиях. </text:span><text:span text:style-name="T68">На русский переводится как «собираюсь сделать».</text:span></text:p>
      <text:p text:style-name="P280"/>
      <text:p text:style-name="P111"><text:span text:style-name="T120">Чтобы использовать, нужно поставить глагол </text:span><text:span text:style-name="T31">be</text:span><text:span text:style-name="T120"> в форму </text:span><text:span text:style-name="T31">am/is/are</text:span><text:span text:style-name="T120">, а смысловой глагол оставить в начальной форме, после </text:span><text:span text:style-name="T31">going to</text:span><text:span text:style-name="T120">.</text:span></text:p>
      <text:p text:style-name="P280"/>
      <text:p text:style-name="P337">I`m going to meet my friends tomorrow — Я собираюсь встретиться с друзьями завтра.</text:p>
      <text:p text:style-name="P419"><text:span text:style-name="T26">I`m going to go</text:span><text:span text:style-name="T129"> out after I finish my work — Я собираюсь погулять после, как закончу работу.</text:span></text:p>
      <text:p text:style-name="P280"/>
      <text:p text:style-name="P402"><text:span text:style-name="T68">В разговорной </text:span><text:span text:style-name="T72">стиле</text:span><text:span text:style-name="T69"> </text:span><text:span text:style-name="T70">этот </text:span><text:span text:style-name="T69">оборот </text:span><text:span text:style-name="T68">очень часто </text:span><text:span text:style-name="T72">записывается</text:span><text:span text:style-name="T68"> как </text:span><text:span text:style-name="T33">gonna</text:span><text:span text:style-name="T68"> </text:span><text:span text:style-name="T33">[гона].</text:span></text:p>
      <text:p text:style-name="P339"/>
      <text:p text:style-name="P112"><text:span text:style-name="T120">Также его используют, когда очевидно, что вот-вот случится какое-то действие. В этом случае </text:span><text:span text:style-name="T31">be goin to </text:span><text:span text:style-name="T120">передает оттенок неизбежности происходящего и применяется по отношению </text:span></text:p>
      <text:p text:style-name="P281">к постороннему человеку или объетку.</text:p>
      <text:p text:style-name="P281"/>
      <text:p text:style-name="P340">Look! He`s going to fall — Смотри! Он сейчас упадет.</text:p>
      <text:p text:style-name="P340">The sky is dark. It`s going to rain — Небо темное. Сейчас пойдет дождь.</text:p>
      <text:p text:style-name="P340"/>
      <text:p text:style-name="P272"/>
      <text:p text:style-name="P272"><text:soft-page-break/>Future Simple</text:p>
      <text:p text:style-name="P282"/>
      <text:p text:style-name="P405"><text:span text:style-name="T73">Сообщает о будущих, еще не случившихся событиях. </text:span><text:span text:style-name="T74">Эта форма говорит о том, что человек сделает что-то в будущем, но решение он принял в момент речи, </text:span><text:span text:style-name="T75">т. е. описывает не спланированные, а спонтанные дейсвтия. </text:span></text:p>
      <text:p text:style-name="P284"/>
      <text:p text:style-name="P405"><text:span text:style-name="T76">В</text:span><text:span text:style-name="T75"> предложени</text:span><text:span text:style-name="T76">ях</text:span><text:span text:style-name="T75"> </text:span><text:span text:style-name="T76">будут </text:span><text:span text:style-name="T75">часто </text:span><text:span text:style-name="T76">попадаться слова</text:span><text:span text:style-name="T75">, </text:span><text:span text:style-name="T76">выражающие</text:span><text:span text:style-name="T75"> мнение: <text:s/></text:span><text:span text:style-name="T34">I think </text:span><text:span text:style-name="T35">(я думаю)</text:span><text:span text:style-name="T34">, </text:span></text:p>
      <text:p text:style-name="P405"><text:span text:style-name="T34">I`m sure </text:span><text:span text:style-name="T35">(я уверен), I hope (я надеюсь), </text:span><text:span text:style-name="T34">probably (возможно).</text:span><text:span text:style-name="T35"> </text:span></text:p>
      <text:p text:style-name="P288"/>
      <text:p text:style-name="P283">Схема состоит из 2х частей: вспомогательного глагола <text:span text:style-name="T136">will </text:span><text:span text:style-name="T417">(заменяет </text:span><text:span text:style-name="T154">do/did</text:span><text:span text:style-name="T417">)</text:span> и смыслового глагола в начальной форме. <text:span text:style-name="T136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136">not</text:span>.</text:p>
      <text:p text:style-name="P283"/>
      <text:p text:style-name="P283">В речи и на письме <text:span text:style-name="T136">will</text:span> обычно сокращается до <text:span text:style-name="T136">`ll</text:span>, а отрицание <text:span text:style-name="T136">will</text:span> <text:span text:style-name="T136">not</text:span> д<text:span text:style-name="T416">о</text:span> <text:span text:style-name="T136">won`t</text:span>.</text:p>
      <text:p text:style-name="P283"/>
      <text:p text:style-name="P341">We <text:span text:style-name="T337">will</text:span> proobably <text:span text:style-name="T337">meet</text:span> soon — Мы, возможно, скоро <text:span text:style-name="T337">встретимся</text:span>.</text:p>
      <text:p text:style-name="P341">I hope everything <text:span text:style-name="T337">will be</text:span> fine — Надеюсь, все <text:span text:style-name="T337">будет </text:span>хорошо.</text:p>
      <text:p text:style-name="P341"><text:span text:style-name="T337">Will</text:span> you <text:span text:style-name="T337">be</text:span> at home toworrow? No, I won`t — <text:span text:style-name="T415">Ты </text:span><text:span text:style-name="T339">будешь</text:span><text:span text:style-name="T415"> завтра дома? Нет</text:span>.</text:p>
      <text:p text:style-name="P283"/>
      <text:p text:style-name="P287">Чтобы правильно подобрать нужную форму, нужно отталкиваться от контекста:</text:p>
      <text:list xml:id="list1863478793" text:style-name="L32">
        <text:list-item>
          <text:p text:style-name="P481">I will do — я сделаю (считаю/верю, что сделаю это);</text:p>
        </text:list-item>
        <text:list-item>
          <text:p text:style-name="P482">I am doing — я сделаю (потому что уже спланировал это);</text:p>
        </text:list-item>
        <text:list-item>
          <text:p text:style-name="P482">I am going to do — я собираюсь сделать (ключевое слово «собираюсь»).</text:p>
        </text:list-item>
      </text:list>
      <text:p text:style-name="P285"/>
      <text:p text:style-name="P286">Нередко, вместо will используется модальный глагол might:</text:p>
      <text:p text:style-name="P343">I might do it — Наверное, я сделаю это.</text:p>
      <text:p text:style-name="P342"/>
      <text:p text:style-name="P273">Модальные глаголы</text:p>
      <text:p text:style-name="P344"/>
      <text:p text:style-name="P290">Это особенные глаголы, которые одновременно:</text:p>
      <text:list xml:id="list1401220287" text:style-name="L33">
        <text:list-item>
          <text:p text:style-name="P483">передают смысл (используются как смысловые глаголы);</text:p>
        </text:list-item>
        <text:list-item>
          <text:p text:style-name="P483">передают время (привязывают дейсвтие к какому-то времени);</text:p>
        </text:list-item>
        <text:list-item>
          <text:p text:style-name="P483">используются по тем же правилами, что и вспомогательные глаголы.</text:p>
        </text:list-item>
      </text:list>
      <text:p text:style-name="P289"/>
      <text:p text:style-name="P289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289">а в отрицаниях используются вместе с частицей <text:span text:style-name="T136">not</text:span>.</text:p>
      <text:p text:style-name="P289"/>
      <text:p text:style-name="P417"><text:span text:style-name="T79">Модальные глаголы не имеют окончаний и дополнительных форм. </text:span><text:span text:style-name="T102">Т. е. </text:span><text:span text:style-name="T79">не меняются в зависимости от подлежащего </text:span><text:span text:style-name="T102">(нет окончания -s, если подлежащее he/she/it и </text:span><text:span text:style-name="T103">пр</text:span><text:span text:style-name="T102">)</text:span><text:span text:style-name="T79">. </text:span></text:p>
      <text:p text:style-name="P484"/>
      <text:p text:style-name="P296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296"/>
      <text:p text:style-name="P491"><text:span text:style-name="T439">После модального глагола почти всегда </text:span><text:span text:style-name="T441">идет</text:span><text:span text:style-name="T439"> смысловой глагол в начальной форме, </text:span><text:span text:style-name="T442">но </text:span><text:span text:style-name="T439">без частицы </text:span><text:span text:style-name="T160">to. </text:span><text:span text:style-name="T440">Также смысловой глагол в начальной форме идет после модальных кострукций.</text:span></text:p>
      <text:p text:style-name="P296"/>
      <text:p text:style-name="P421"><text:span text:style-name="T102">М</text:span><text:span text:style-name="T65">одальные глаголы: </text:span><text:span text:style-name="T31">can, could, must, might, may, should, would, will, shall</text:span><text:span text:style-name="T65">.</text:span></text:p>
      <text:p text:style-name="P421"><text:span text:style-name="T92">М</text:span><text:span text:style-name="T65">одальные конструкции: </text:span><text:span text:style-name="T31">be able to, have to, used to</text:span><text:span text:style-name="T65">.</text:span></text:p>
      <text:p text:style-name="P470"><text:span text:style-name="T116">Глаголы </text:span><text:span text:style-name="T56">w</text:span><text:span text:style-name="T57">ill</text:span><text:span text:style-name="T115"> и </text:span><text:span text:style-name="T56">s</text:span><text:span text:style-name="T57">hall</text:span></text:p>
      <text:p text:style-name="P297"/>
      <text:p text:style-name="P422"><text:span text:style-name="T65">В Future Simple </text:span><text:span text:style-name="T31">will</text:span><text:span text:style-name="T65"> используется как вспомогательный глагол. Но иногда он также</text:span></text:p>
      <text:p text:style-name="P422"><text:span text:style-name="T65">используется как модальный глагол. Это касается ситуац</text:span><text:span text:style-name="T77">и</text:span><text:span text:style-name="T65">й, когда нужно предложить свою помощь либо обратиться за помощью самому.</text:span></text:p>
      <text:p text:style-name="P298"/>
      <text:p text:style-name="P345">You luggage is heavy. I`ll help you — У вас тяжелый багаж. Я помогу вам.</text:p>
      <text:p text:style-name="P345">Will you help me? — Ты мне поможешь?</text:p>
      <text:p text:style-name="P298"/>
      <text:p text:style-name="P408"><text:span text:style-name="T77">Ситуации с </text:span><text:span text:style-name="T36">will</text:span><text:span text:style-name="T77"> переводятся будущим, а с </text:span><text:span text:style-name="T36">won`t </text:span><text:span text:style-name="T77">— настоящим. </text:span><text:span text:style-name="T36">Won`t</text:span><text:span text:style-name="T77"> означает </text:span></text:p>
      <text:p text:style-name="P292">«отказывается» (не смотря на мои ожидание, действие не происходит).</text:p>
      <text:p text:style-name="P291"/>
      <text:p text:style-name="P346">What`s wrong? My Car won`t start — Что случилось? Моя машина не заводится. </text:p>
      <text:p text:style-name="P346">(отказывается заводиться)</text:p>
      <text:p text:style-name="P291"/>
      <text:p text:style-name="P407"><text:span text:style-name="T78">Модальный глагол </text:span><text:span text:style-name="T37">shall</text:span><text:span text:style-name="T78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37">will</text:span><text:span text:style-name="T78">.</text:span></text:p>
      <text:p text:style-name="P293"/>
      <text:p text:style-name="P407"><text:span text:style-name="T78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37">I</text:span><text:span text:style-name="T78"> или </text:span><text:span text:style-name="T37">we</text:span><text:span text:style-name="T78">.</text:span></text:p>
      <text:p text:style-name="P293"/>
      <text:p text:style-name="P347">Shall I close the door? - Я закрою дверь? (вы не против, если я закрою дверь?)</text:p>
      <text:p text:style-name="P41"><text:span text:style-name="T124">S</text:span><text:span text:style-name="T120">hall we dance? - Потанцуем? (вы не против потанцевать?)</text:span></text:p>
      <text:p text:style-name="P291"/>
      <text:p text:style-name="P274"><text:span text:style-name="T424">Глаголы </text:span><text:span text:style-name="T156">c</text:span><text:span text:style-name="T136">an</text:span> и <text:span text:style-name="T156">c</text:span><text:span text:style-name="T136">ould</text:span></text:p>
      <text:p text:style-name="P293"/>
      <text:p text:style-name="P415"><text:span text:style-name="T50">Can</text:span><text:span text:style-name="T80"> переводится как «умею», «могу», «смогу». </text:span><text:span text:style-name="T100">С</text:span><text:span text:style-name="T80"> частицей </text:span><text:span text:style-name="T50">not</text:span><text:span text:style-name="T80"> в пишется либо </text:span></text:p>
      <text:p text:style-name="P249"><text:span text:style-name="T80">слитно — </text:span><text:span text:style-name="T50">cannot</text:span><text:span text:style-name="T80">, либо сокращенно — </text:span><text:span text:style-name="T50">can`t</text:span><text:span text:style-name="T80">. </text:span><text:span text:style-name="T100">М</text:span><text:span text:style-name="T81">ожет передавать следующие значения:</text:span></text:p>
      <text:list xml:id="list3394549955" text:style-name="L34">
        <text:list-item>
          <text:p text:style-name="P534"><text:span text:style-name="T80">у</text:span><text:span text:style-name="T81">мственные или физические возможности, умение что-то сделать;</text:span></text:p>
        </text:list-item>
        <text:list-item>
          <text:p text:style-name="P485">разрешение или запрет что-то cделать;</text:p>
        </text:list-item>
        <text:list-item>
          <text:p text:style-name="P485">просьба или предложение о помощи;</text:p>
        </text:list-item>
        <text:list-item>
          <text:p text:style-name="P485">неуверенность в совершении действия (в вопросах).</text:p>
        </text:list-item>
      </text:list>
      <text:p text:style-name="P295"/>
      <text:p text:style-name="P42"><text:span text:style-name="T125">H</text:span><text:span text:style-name="T120">e can understand my English — Он может понимать мой английский.</text:span></text:p>
      <text:p text:style-name="P348">You can`t smoke here — Ты не можешь сдесь курить.</text:p>
      <text:p text:style-name="P348">Can I help you? - Я могу вам помочь?</text:p>
      <text:p text:style-name="P299"/>
      <text:p text:style-name="P423"><text:span text:style-name="T80">В </text:span><text:span text:style-name="T65">разговорной речи </text:span><text:span text:style-name="T31">can</text:span><text:span text:style-name="T65"> широко используется именно, когда нужно спросить разрешение </text:span></text:p>
      <text:p text:style-name="P538"><text:span text:style-name="T65">что-то сделать. </text:span><text:span text:style-name="T107">Е</text:span><text:span text:style-name="T104">сли нужно спросить разрешение вежливо, то используется may.</text:span></text:p>
      <text:p text:style-name="P492"><text:span text:style-name="T104"/></text:p>
      <text:p text:style-name="P535"><text:span text:style-name="T52">Can</text:span><text:span text:style-name="T53"> I use your phone? / May I use your phone? - Я мог</text:span><text:span text:style-name="T52">у</text:span><text:span text:style-name="T53"> воспольз</text:span><text:span text:style-name="T52">оваться</text:span><text:span text:style-name="T53"> </text:span></text:p>
      <text:p text:style-name="P535"><text:span text:style-name="T52">твоим/</text:span><text:span text:style-name="T53">вашим телефоном?</text:span></text:p>
      <text:p text:style-name="P294"/>
      <text:p text:style-name="P424"><text:span text:style-name="T31">Could [куд] </text:span><text:span text:style-name="T65">переводится как «мог», «мог бы» и является прошедшей формой от </text:span><text:span text:style-name="T31">can</text:span><text:span text:style-name="T65">. </text:span></text:p>
      <text:p text:style-name="P300">Его следует использовать, когда мы говорим о том, что что-то умели или могли в прошлом.</text:p>
      <text:p text:style-name="P494">Также <text:span text:style-name="T136">could</text:span> <text:span text:style-name="T444">применяется</text:span> в качестве официальной формы обращения.</text:p>
      <text:p text:style-name="P300"/>
      <text:p text:style-name="P349">I could read at the age of 4 — Я мог читать в 4 года.</text:p>
      <text:p text:style-name="P349">This story could be true — Эта история могла бы быть правдой.</text:p>
      <text:p text:style-name="P496"/>
      <text:p text:style-name="P496"/>
      <text:p text:style-name="P539"><text:span text:style-name="T421">К</text:span>онструкция <text:span text:style-name="T136">be able to</text:span></text:p>
      <text:p text:style-name="P301"/>
      <text:p text:style-name="P302">Дублирует по значению модальные глаголы <text:span text:style-name="T136">can/could</text:span>. Говорит о возможности </text:p>
      <text:p text:style-name="P302">соверишить действие. <text:span text:style-name="T437">В настоящем времени </text:span><text:span text:style-name="T420">заменяется модальным глаголом </text:span><text:span text:style-name="T155">can</text:span><text:span text:style-name="T437">.</text:span></text:p>
      <text:p text:style-name="P303">В этой конструкции глагол <text:span text:style-name="T136">be</text:span> передает время:</text:p>
      <text:list xml:id="list3777066136" text:style-name="L35">
        <text:list-item>
          <text:p text:style-name="P486">am/is/are able to — могу/может/могут (есть возможность);</text:p>
        </text:list-item>
        <text:list-item>
          <text:p text:style-name="P486">was/were able to — смог/смогли;</text:p>
        </text:list-item>
        <text:list-item>
          <text:p text:style-name="P486">will be able to — смогу/сможет/смогут.</text:p>
        </text:list-item>
      </text:list>
      <text:p text:style-name="P304"/>
      <text:p text:style-name="P410"><text:span text:style-name="T39">B</text:span><text:span text:style-name="T40">e able to</text:span><text:span text:style-name="T83"> передает оттенок </text:span><text:span text:style-name="T84">того, что </text:span><text:span text:style-name="T87">человек</text:span><text:span text:style-name="T84"> обычно не может сделать, но именно тогда </text:span></text:p>
      <text:p text:style-name="P410"><text:span text:style-name="T84">смог (в прошедшем) или сможет (в будущем).</text:span><text:span text:style-name="T83"> </text:span><text:span text:style-name="T84">Т</text:span><text:span text:style-name="T83">. е. не «мог</text:span><text:span text:style-name="T84">у</text:span><text:span text:style-name="T83">», а «</text:span><text:span text:style-name="T84">смогу</text:span><text:span text:style-name="T83">».</text:span></text:p>
      <text:p text:style-name="P305"/>
      <text:p text:style-name="P350">Stacey talked rather quickly, but I was able to understand her — Стэйси говорила довольно быстро, но я смог понять её.</text:p>
      <text:p text:style-name="P350"/>
      <text:p text:style-name="P350">If I learn French, I will be able to understand it — Если я буду учить французский, </text:p>
      <text:p text:style-name="P350">я смогу понимать его.</text:p>
      <text:p text:style-name="P350"/>
      <text:p text:style-name="P275"><text:span text:style-name="T424">Глаголы </text:span><text:span text:style-name="T156">m</text:span><text:span text:style-name="T136">ight</text:span> и <text:span text:style-name="T156">m</text:span><text:span text:style-name="T136">ay</text:span></text:p>
      <text:p text:style-name="P350"/>
      <text:p text:style-name="P416"><text:span text:style-name="T101">M</text:span><text:span text:style-name="T43">ight [майт]</text:span><text:span text:style-name="T85"> переводится как «может» или «мог бы», </text:span><text:span text:style-name="T92">а</text:span><text:span text:style-name="T426"> т</text:span>акже <text:span text:style-name="T85">наречием </text:span><text:span text:style-name="T90">«возможно», «вероятно», </text:span><text:span text:style-name="T91">«должно быть», </text:span><text:span text:style-name="T90">«наверное»</text:span><text:span text:style-name="T85">. </text:span></text:p>
      <text:p text:style-name="P330"/>
      <text:p text:style-name="P306">Он указывает на вероятность того, что ситуация может происходить сейчас или произойти </text:p>
      <text:p text:style-name="P306">в ближайшем будущем. Является синонимом фразе <text:span text:style-name="T136">it is possible that</text:span> (возможно, что).</text:p>
      <text:p text:style-name="P365"/>
      <text:p text:style-name="P425"><text:span text:style-name="T31">Look at the sky. It might rain — Посмотри на небо. Возможно </text:span><text:span text:style-name="T42">пойдет дождь.</text:span></text:p>
      <text:p text:style-name="P426"><text:span text:style-name="T42">M</text:span><text:span text:style-name="T31">ight Tom call in the evening? - Том может позвонить вечером? (может</text:span><text:span text:style-name="T44"> ли он позвонить</text:span><text:span text:style-name="T31">?)</text:span></text:p>
      <text:p text:style-name="P350"/>
      <text:p text:style-name="P416"><text:span text:style-name="T101">Отрицание</text:span><text:span text:style-name="T86"> </text:span><text:span text:style-name="T41">might</text:span><text:span text:style-name="T86"> </text:span><text:span text:style-name="T41">not</text:span><text:span text:style-name="T86"> </text:span><text:span text:style-name="T101">сокращается до</text:span><text:span text:style-name="T86"> </text:span><text:span text:style-name="T41">mightn`t [майтэнт]</text:span><text:span text:style-name="T86">.</text:span></text:p>
      <text:p text:style-name="P350"/>
      <text:p text:style-name="P409"><text:span text:style-name="T85">Модальный глагол </text:span><text:span text:style-name="T43">may</text:span><text:span text:style-name="T85"> в современном английском используется </text:span><text:span text:style-name="T86">редко</text:span><text:span text:style-name="T85">. Но его часто применяют, когда нужно предложить помощь незнакомому человеку. </text:span><text:span text:style-name="T106">Он п</text:span><text:span text:style-name="T85">ереводится как «иметь возможность» и по сути </text:span><text:span text:style-name="T86">взаимозаменяем с</text:span><text:span text:style-name="T85"> </text:span><text:span text:style-name="T43">might</text:span><text:span text:style-name="T85">.</text:span></text:p>
      <text:p text:style-name="P351"/>
      <text:p text:style-name="P351">May I help you, sir? Я могу вам помочь, сэр? (имею ли я возможность вам помочь?)</text:p>
      <text:p text:style-name="P331"/>
      <text:p text:style-name="P276"><text:span text:style-name="T425">Глагол </text:span><text:span text:style-name="T158">m</text:span><text:span text:style-name="T136">ust</text:span></text:p>
      <text:p text:style-name="P307"/>
      <text:p text:style-name="P537"><text:span text:style-name="T108">О</text:span><text:span text:style-name="T91">дин из самых распространенных в речи модальных глаголов. </text:span><text:span text:style-name="T109">И</text:span><text:span text:style-name="T91">спользуется в настоящем времени. Переводится как «должен», «обязан» или «должно быть», «</text:span><text:span text:style-name="T88">наверное»</text:span><text:span text:style-name="T91">.</text:span></text:p>
      <text:p text:style-name="P308"/>
      <text:p text:style-name="P248"><text:span text:style-name="T88">П</text:span><text:span text:style-name="T81">ереда</text:span><text:span text:style-name="T88">ет</text:span><text:span text:style-name="T81"> следующие значения</text:span><text:span text:style-name="T89">:</text:span></text:p>
      <text:list xml:id="list1054590139" text:style-name="L36">
        <text:list-item>
          <text:p text:style-name="P487">необходимость, обязанность, долг;</text:p>
        </text:list-item>
        <text:list-item>
          <text:p text:style-name="P488">настойчивый совет, приказ, запрет (в отрицаниях);</text:p>
        </text:list-item>
      </text:list>
      <text:p text:style-name="P366"/>
      <text:p text:style-name="P366">I must go — Я должен идти. </text:p>
      <text:p text:style-name="P43"><text:span text:style-name="T126">Must we hurry? — Нам нужно торопиться? </text:span><text:span text:style-name="T127">(должны ли мы торопиться?)</text:span></text:p>
      <text:p text:style-name="P354">He must not be at home now — <text:s/><text:span text:style-name="T436">О</text:span>н не должен сейчас быть дома</text:p>
      <text:p text:style-name="P332"/>
      <text:p text:style-name="P416"><text:span text:style-name="T89"/></text:p>
      <text:p text:style-name="P540"><text:span text:style-name="T89">Отрицание </text:span><text:span text:style-name="T51">must not</text:span><text:span text:style-name="T89"> </text:span><text:span text:style-name="T101">означает</text:span><text:span text:style-name="T89"> «нельзя», «запрещено». Сокращается до </text:span><text:span text:style-name="T51">musn`t [мазнт]</text:span><text:span text:style-name="T89">.</text:span></text:p>
      <text:p text:style-name="P352">You musn`t park here — Здесь нельзя парковаться.</text:p>
      <text:p text:style-name="P308"/>
      <text:p text:style-name="P309">Когда <text:span text:style-name="T136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309"/>
      <text:p text:style-name="P353">She has worked so hard these days. She <text:span text:style-name="T337">must be</text:span> very tired — </text:p>
      <text:p text:style-name="P353">Она так много работала в эти дни. Она, <text:span text:style-name="T337">наверное</text:span>, очень <text:span text:style-name="T422">уставшая.</text:span></text:p>
      <text:p text:style-name="P355"/>
      <text:p text:style-name="P277">Конструкция <text:span text:style-name="T136">have to</text:span></text:p>
      <text:p text:style-name="P310"/>
      <text:p text:style-name="P312">Дублирует по значению модальный глагол <text:span text:style-name="T136">must</text:span>. Говорит об обязанностях, </text:p>
      <text:p text:style-name="P312">которые человек вынежден выполнять <text:span text:style-name="T438">не по свое воле</text:span>. </text:p>
      <text:p text:style-name="P311"/>
      <text:p text:style-name="P311">В настоящем времени <text:span text:style-name="T136">have to</text:span> и <text:span text:style-name="T136">must</text:span> взаимозаменяемы и часто разницы между ними нет.</text:p>
      <text:p text:style-name="P311">Однако <text:span text:style-name="T136">must</text:span> означает необходимость, которая исходит от самого человека, </text:p>
      <text:p text:style-name="P311">а <text:span text:style-name="T136">have to</text:span> говорит о необходимости, исходящей извне.</text:p>
      <text:p text:style-name="P311"/>
      <text:p text:style-name="P356">I must do it — Я должен это сделать (это мой долг).</text:p>
      <text:p text:style-name="P356">I have to do it — Я должен это сделать (того требуют обстоятельства).</text:p>
      <text:p text:style-name="P311"/>
      <text:p text:style-name="P411"><text:span text:style-name="T45">Have to</text:span><text:span text:style-name="T93">, в отличие от </text:span><text:span text:style-name="T45">must</text:span><text:span text:style-name="T93">, может употребляться во всех временах. Форма в будущем </text:span></text:p>
      <text:p text:style-name="P313">времени используется редко и ее предпочитают заменять на форму настоящего.</text:p>
      <text:p text:style-name="P313"/>
      <text:p text:style-name="P313">Отрицательная и вопросительная форма образуется с помощью вспомогательных </text:p>
      <text:p text:style-name="P411"><text:span text:style-name="T93">глаголов </text:span><text:span text:style-name="T45">do/did/will</text:span><text:span text:style-name="T93">. (</text:span><text:span text:style-name="T45">have</text:span><text:span text:style-name="T93"> ведет себя как смысловой глагол).</text:span></text:p>
      <text:p text:style-name="P313"/>
      <text:p text:style-name="P44"><text:span text:style-name="T128">I </text:span><text:span text:style-name="T120">had to go — Я должен был идти.</text:span></text:p>
      <text:p text:style-name="P356">He doesn`t have to go — Он не должен идти.</text:p>
      <text:p text:style-name="P357">Will they have to go — Они должны будут идти.</text:p>
      <text:p text:style-name="P313"/>
      <text:p text:style-name="P427"><text:span text:style-name="T93">В </text:span><text:span text:style-name="T65">отрицательных предложениях </text:span><text:span text:style-name="T31">have to</text:span><text:span text:style-name="T65"> и </text:span><text:span text:style-name="T31">must</text:span><text:span text:style-name="T65"> передают разный смысл. </text:span></text:p>
      <text:p text:style-name="P427"><text:span text:style-name="T31">Must not</text:span><text:span text:style-name="T65"> выражает запрет, а </text:span><text:span text:style-name="T31">heve to</text:span><text:span text:style-name="T65"> — отсутсвие обязанности.</text:span></text:p>
      <text:p text:style-name="P314"/>
      <text:p text:style-name="P356">You mustn`t tell anyone — Ты не должен рассказывать никому.</text:p>
      <text:p text:style-name="P356">You don`t have to tell me everything — Можешь не рассказывать мне всего.</text:p>
      <text:p text:style-name="P313"/>
      <text:p text:style-name="P418"><text:span text:style-name="T46">Have</text:span><text:span text:style-name="T94"> в значении «должен» всегда используется с частицей </text:span><text:span text:style-name="T46">to</text:span><text:span text:style-name="T94">. </text:span></text:p>
      <text:p text:style-name="P418"><text:span text:style-name="T94">Если не поставить </text:span><text:span text:style-name="T46">to</text:span><text:span text:style-name="T94"> после </text:span><text:span text:style-name="T46">have</text:span><text:span text:style-name="T94">, то этот глагол будет ознать «иметь». </text:span></text:p>
      <text:p text:style-name="P313"/>
      <text:p text:style-name="P11"><text:span text:style-name="T117">Г</text:span><text:span text:style-name="T118">лагол </text:span><text:span text:style-name="T59">should</text:span></text:p>
      <text:p text:style-name="P315"/>
      <text:p text:style-name="P229"><text:span text:style-name="T110">Подходит, чтобы дать </text:span><text:span text:style-name="T119">человеку</text:span><text:span text:style-name="T110"> совет и сделать это вежливо и мягко. Переводится как «</text:span><text:span text:style-name="T119">следует сделать</text:span><text:span text:style-name="T110">» </text:span><text:span text:style-name="T119">или «нужно (так поступить)». </text:span><text:span text:style-name="T58">Should [шуд]</text:span><text:span text:style-name="T119"> связан с натоящим и будущим временем. Грамматически использ. по тем же правилами, что и другие модальные глаголы.</text:span></text:p>
      <text:p text:style-name="P318"/>
      <text:p text:style-name="P45">You should be more attentive — Вам следует быть более внимательным.</text:p>
      <text:p text:style-name="P316"/>
      <text:p text:style-name="P230"><text:span text:style-name="T110">Если необходимо дать совет, то помимо </text:span><text:span text:style-name="T54">should</text:span><text:span text:style-name="T110"> можно также использовать обороты, </text:span></text:p>
      <text:p text:style-name="P230"><text:span text:style-name="T110">помогающие выразить мненеие, например </text:span><text:span text:style-name="T54">I think, I don<text:tab/>`t think</text:span><text:span text:style-name="T110">.</text:span></text:p>
      <text:p text:style-name="P317"/>
      <text:p text:style-name="P358">I think you should leave — Думаю, вам пора уйти.</text:p>
      <text:p text:style-name="P412"><text:soft-page-break/><text:span text:style-name="T47">Should</text:span><text:span text:style-name="T95"> также выражает: недоумение, удивление, возмущение. В этом случае глагол передает эмоциональную окраску высказыванию. Отрицательная форма говорит о плохой </text:span><text:span text:style-name="T96">идее/</text:span><text:span text:style-name="T95">зате</text:span><text:span text:style-name="T96">е</text:span><text:span text:style-name="T95">.</text:span></text:p>
      <text:p text:style-name="P316"/>
      <text:p text:style-name="P358">Why should I go there? - Скакой стати мне туда идти?</text:p>
      <text:p text:style-name="P358">You shouldn`t go there — Не нужно туда идти.</text:p>
      <text:p text:style-name="P316"/>
      <text:p text:style-name="P12"><text:span text:style-name="T110">Глагол </text:span><text:span text:style-name="T54">would</text:span></text:p>
      <text:p text:style-name="P319"/>
      <text:p text:style-name="P321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428">Грамматически использ</text:span><text:span text:style-name="T429">уется</text:span><text:span text:style-name="T428"> по тем же правилами, что и другие модальные глаголы.</text:span></text:p>
      <text:p text:style-name="P320"/>
      <text:p text:style-name="P323">При переводе <text:span text:style-name="T136">would</text:span>, <text:span text:style-name="T429">по сути, </text:span>выпадает, а идущий после него смысловой глагол, используется с частицей<text:span text:style-name="T429"> </text:span><text:span text:style-name="T159">(like) </text:span><text:span text:style-name="T136">to</text:span>. <text:span text:style-name="T159">Would</text:span><text:span text:style-name="T431"> часто сокращается до </text:span><text:span text:style-name="T159">`d</text:span><text:span text:style-name="T431"> и произносится как одна буква (поэтому поначалу расслышать </text:span><text:span text:style-name="T159">would</text:span><text:span text:style-name="T431"> в предложении довольно сложно).</text:span></text:p>
      <text:p text:style-name="P320"/>
      <text:p text:style-name="P320"><text:span text:style-name="T427">В</text:span>стречается в таких вариантах:</text:p>
      <text:list xml:id="list2183377274" text:style-name="L37">
        <text:list-item>
          <text:p text:style-name="P489">соответствует русской частице «бы» (когда представляют ситуацию);</text:p>
        </text:list-item>
        <text:list-item>
          <text:p text:style-name="P489">сообщает о привычках прошлого (в этом случае может заменяться на <text:span text:style-name="T136">used to</text:span>).</text:p>
        </text:list-item>
      </text:list>
      <text:p text:style-name="P322"/>
      <text:p text:style-name="P359">I would like to live in New Your — Я бы хотел жить в Нью Йорке <text:span text:style-name="T427">(представил)</text:span>.</text:p>
      <text:p text:style-name="P360">I wouldn`t watch this film with my child — Я бы не смотрела этот фильм с моим ребенком.</text:p>
      <text:p text:style-name="P361">Would you like to go <text:span text:style-name="T430">to the party with us? </text:span>—<text:span text:style-name="T430"> Ты бы хотел пойти с нами на вечеринку?</text:span></text:p>
      <text:p text:style-name="P324"/>
      <text:p text:style-name="P413"><text:span text:style-name="T97">Фраза </text:span><text:span text:style-name="T48">would you like</text:span><text:span text:style-name="T97"> часто используется, когда хотят предложить человеку услугу, сервис, предмет и т. п. Если человек согласен, то он отвечает </text:span><text:span text:style-name="T48">I`d like to</text:span><text:span text:style-name="T97"> (с удовольствием).</text:span></text:p>
      <text:p text:style-name="P325"/>
      <text:p text:style-name="P362">Would you like a cup of coffee? Yes, I would — Вы бы хотили чашечку кофе? Да, хотел бы.</text:p>
      <text:p text:style-name="P325"/>
      <text:p text:style-name="P362">What would you like, coffee or tea? I`d like some cofee — Чтобы вы хотели, </text:p>
      <text:p text:style-name="P362">кофе или чай? Я бы хотел кофе.</text:p>
      <text:p text:style-name="P325"/>
      <text:p text:style-name="P278">Конструкция <text:span text:style-name="T136">used to</text:span></text:p>
      <text:p text:style-name="P325"/>
      <text:p text:style-name="P326">Используется, когда говорят о регулярных вещах, происходящих в прошлом. </text:p>
      <text:p text:style-name="P414"><text:span text:style-name="T98">Британцы </text:span><text:span text:style-name="T99">предпочитают</text:span><text:span text:style-name="T98"> </text:span><text:span text:style-name="T49">used to</text:span><text:span text:style-name="T98">, американцы чаще использую </text:span><text:span text:style-name="T49">would</text:span><text:span text:style-name="T98">.</text:span></text:p>
      <text:p text:style-name="P326"/>
      <text:p text:style-name="P326">На русский <text:span text:style-name="T136">would/used to</text:span> можно перевести как «имел привычку делать» <text:span text:style-name="T433">или</text:span> «раньше».</text:p>
      <text:p text:style-name="P327"><text:span text:style-name="T433">Также </text:span><text:span text:style-name="T136">would/used to</text:span> <text:span text:style-name="T433">подразумевает, что сейчас человек уже не делает того, что делал раньше.</text:span></text:p>
      <text:p text:style-name="P327"/>
      <text:p text:style-name="P328">Как правило <text:span text:style-name="T136">would</text:span> используется в ситуациях, когда указан период во время которого </text:p>
      <text:p text:style-name="P328">человек так не поступал. </text:p>
      <text:p text:style-name="P328"/>
      <text:p text:style-name="P329">После <text:span text:style-name="T136">used to</text:span> стоит глагол в начальной форме. В настоящем времени эта констуркция </text:p>
      <text:p text:style-name="P329">не используется <text:span text:style-name="T434">(для этого есть Present Simple) </text:span>и<text:span text:style-name="T432"> </text:span>часто <text:span text:style-name="T432">выпадает при переводе.</text:span></text:p>
      <text:p text:style-name="P329"/>
      <text:p text:style-name="P363">I used to live in Bristol — Раньше я жил <text:span text:style-name="T435">в Бристоле (а сейчас нет).</text:span></text:p>
      <text:p text:style-name="P364">I didn`t use to drink tea — Раньше я не пил чай (а теперь пью).</text:p>
      <text:p text:style-name="P364">Did you use to play tennis? — Ты раньше играл в теннис?</text:p>
      <text:p text:style-name="P471"/>
      <text:p text:style-name="P467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254065440880">
          <table:table-cell table:style-name="Table7.A1" office:value-type="string">
            <text:p text:style-name="P438"/>
          </table:table-cell>
          <table:table-cell table:style-name="Table7.A1" office:value-type="string">
            <text:p text:style-name="P428">Past</text:p>
          </table:table-cell>
          <table:table-cell table:style-name="Table7.A1" office:value-type="string">
            <text:p text:style-name="P428">Present</text:p>
          </table:table-cell>
          <table:table-cell table:style-name="Table7.D1" office:value-type="string">
            <text:p text:style-name="P428">Future</text:p>
          </table:table-cell>
        </table:table-row>
        <table:table-row table:style-name="TableLine94254064077872">
          <table:table-cell table:style-name="Table7.A2" office:value-type="string">
            <text:p text:style-name="P435">+</text:p>
          </table:table-cell>
          <table:table-cell table:style-name="Table7.A2" office:value-type="string">
            <text:p text:style-name="P457">I/y<text:span text:style-name="T419">ou</text:span>/w<text:span text:style-name="T419">e</text:span>/t<text:span text:style-name="T419">hey</text:span>/he/she/it</text:p>
            <text:p text:style-name="P457">started</text:p>
          </table:table-cell>
          <table:table-cell table:style-name="Table7.A2" office:value-type="string">
            <text:p text:style-name="P449">I/you/we/they start</text:p>
            <text:p text:style-name="P449">He/she/it starts</text:p>
          </table:table-cell>
          <table:table-cell table:style-name="Table7.D2" office:value-type="string">
            <text:p text:style-name="P460">I/y<text:span text:style-name="T419">ou</text:span>/w<text:span text:style-name="T419">e</text:span>/t<text:span text:style-name="T419">hey</text:span>/he/she/it </text:p>
            <text:p text:style-name="P460">will start</text:p>
          </table:table-cell>
        </table:table-row>
        <table:table-row table:style-name="TableLine94254064103584">
          <table:table-cell table:style-name="Table7.A2" office:value-type="string">
            <text:p text:style-name="P429">-</text:p>
          </table:table-cell>
          <table:table-cell table:style-name="Table7.A2" office:value-type="string">
            <text:p text:style-name="P457">I/y<text:span text:style-name="T419">ou</text:span>/w<text:span text:style-name="T419">e</text:span>/t<text:span text:style-name="T419">hey</text:span>/he/she/it</text:p>
            <text:p text:style-name="P457">didn`t start</text:p>
          </table:table-cell>
          <table:table-cell table:style-name="Table7.A2" office:value-type="string">
            <text:p text:style-name="P449">I/you/we/they don`t start</text:p>
            <text:p text:style-name="P449">He/she/it doesn`t start</text:p>
          </table:table-cell>
          <table:table-cell table:style-name="Table7.D2" office:value-type="string">
            <text:p text:style-name="P460">I/y<text:span text:style-name="T419">ou</text:span>/w<text:span text:style-name="T419">e</text:span>/t<text:span text:style-name="T419">hey</text:span>/he/she/it</text:p>
            <text:p text:style-name="P460">won`t start</text:p>
          </table:table-cell>
        </table:table-row>
        <table:table-row table:style-name="TableLine94254064110912">
          <table:table-cell table:style-name="Table7.A2" office:value-type="string">
            <text:p text:style-name="P429">?</text:p>
          </table:table-cell>
          <table:table-cell table:style-name="Table7.A2" office:value-type="string">
            <text:p text:style-name="P458">Did I/y<text:span text:style-name="T419">ou</text:span>/w<text:span text:style-name="T419">e</text:span>/t<text:span text:style-name="T419">hey</text:span>/he</text:p>
            <text:p text:style-name="P458">/she/it start?</text:p>
          </table:table-cell>
          <table:table-cell table:style-name="Table7.A2" office:value-type="string">
            <text:p text:style-name="P449">Do I/you/we/they start?</text:p>
            <text:p text:style-name="P449">Does he/she/it start?</text:p>
          </table:table-cell>
          <table:table-cell table:style-name="Table7.D2" office:value-type="string">
            <text:p text:style-name="P461">Will I/y<text:span text:style-name="T419">ou</text:span>/w<text:span text:style-name="T419">e</text:span>/t<text:span text:style-name="T419">hey</text:span>/he</text:p>
            <text:p text:style-name="P461">/she/it start?</text:p>
          </table:table-cell>
        </table:table-row>
      </table:table>
      <text:p text:style-name="P102"/>
      <text:p text:style-name="P244"><text:span text:style-name="T321">Таблица времен группы Continu</text:span><text:span text:style-name="T322">ou</text:span><text:span text:style-name="T321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54064131584">
          <table:table-cell table:style-name="Table8.A1" office:value-type="string">
            <text:p text:style-name="P448"/>
          </table:table-cell>
          <table:table-cell table:style-name="Table8.A1" office:value-type="string">
            <text:p text:style-name="P428">Past</text:p>
          </table:table-cell>
          <table:table-cell table:style-name="Table8.A1" office:value-type="string">
            <text:p text:style-name="P428">Present</text:p>
          </table:table-cell>
          <table:table-cell table:style-name="Table8.D1" office:value-type="string">
            <text:p text:style-name="P428">Future</text:p>
          </table:table-cell>
        </table:table-row>
        <table:table-row table:style-name="TableLine94254064250576">
          <table:table-cell table:style-name="Table8.A2" office:value-type="string">
            <text:p text:style-name="P429">+</text:p>
          </table:table-cell>
          <table:table-cell table:style-name="Table8.A2" office:value-type="string">
            <text:p text:style-name="P459">I/<text:span text:style-name="T418">he/she/it</text:span> <text:span text:style-name="T418">was starting</text:span></text:p>
            <text:p text:style-name="P459"><text:span text:style-name="T418">Y</text:span><text:span text:style-name="T419">ou</text:span><text:span text:style-name="T418">/w</text:span><text:span text:style-name="T419">e</text:span><text:span text:style-name="T418">/t</text:span><text:span text:style-name="T419">hey</text:span><text:span text:style-name="T418"> were starting</text:span></text:p>
          </table:table-cell>
          <table:table-cell table:style-name="Table8.A2" office:value-type="string">
            <text:p text:style-name="P451">I am starting</text:p>
            <text:p text:style-name="P451">You/we/they are starting</text:p>
            <text:p text:style-name="P451">He/she/it is starting</text:p>
          </table:table-cell>
          <table:table-cell table:style-name="Table8.D2" office:value-type="string">
            <text:p text:style-name="P438"/>
          </table:table-cell>
        </table:table-row>
        <table:table-row table:style-name="TableLine94254064275888">
          <table:table-cell table:style-name="Table8.A2" office:value-type="string">
            <text:p text:style-name="P429">-</text:p>
          </table:table-cell>
          <table:table-cell table:style-name="Table8.A2" office:value-type="string">
            <text:p text:style-name="P460">I/he/she/it wasn`t starting</text:p>
            <text:p text:style-name="P460">Y<text:span text:style-name="T419">ou</text:span>/w<text:span text:style-name="T419">e</text:span>/t<text:span text:style-name="T419">hey</text:span> weren`t starting</text:p>
          </table:table-cell>
          <table:table-cell table:style-name="Table8.A2" office:value-type="string">
            <text:p text:style-name="P451">I`m not starting</text:p>
            <text:p text:style-name="P451">You/we/they aren`t starting</text:p>
            <text:p text:style-name="P451">He/she/it isn`t starting</text:p>
          </table:table-cell>
          <table:table-cell table:style-name="Table8.D2" office:value-type="string">
            <text:p text:style-name="P438"/>
          </table:table-cell>
        </table:table-row>
        <table:table-row table:style-name="TableLine94254064282144">
          <table:table-cell table:style-name="Table8.A2" office:value-type="string">
            <text:p text:style-name="P429">?</text:p>
          </table:table-cell>
          <table:table-cell table:style-name="Table8.A2" office:value-type="string">
            <text:p text:style-name="P460">Was I/he/she/it starting?</text:p>
            <text:p text:style-name="P460">Were y<text:span text:style-name="T419">ou</text:span>/w<text:span text:style-name="T419">e</text:span>/t<text:span text:style-name="T419">hey</text:span> starting?</text:p>
          </table:table-cell>
          <table:table-cell table:style-name="Table8.A2" office:value-type="string">
            <text:p text:style-name="P451">Am I starting?</text:p>
            <text:p text:style-name="P451">Are you/we/they starting?</text:p>
            <text:p text:style-name="P451">Is he/she/it starting?</text:p>
          </table:table-cell>
          <table:table-cell table:style-name="Table8.D2" office:value-type="string">
            <text:p text:style-name="P438"/>
          </table:table-cell>
        </table:table-row>
      </table:table>
      <text:p text:style-name="P102"/>
      <text:p text:style-name="P104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54064291280">
          <table:table-cell table:style-name="Table9.A1" office:value-type="string">
            <text:p text:style-name="P448"/>
          </table:table-cell>
          <table:table-cell table:style-name="Table9.A1" office:value-type="string">
            <text:p text:style-name="P428">Past</text:p>
          </table:table-cell>
          <table:table-cell table:style-name="Table9.A1" office:value-type="string">
            <text:p text:style-name="P428">Present</text:p>
          </table:table-cell>
          <table:table-cell table:style-name="Table9.D1" office:value-type="string">
            <text:p text:style-name="P428">Future</text:p>
          </table:table-cell>
        </table:table-row>
        <table:table-row table:style-name="TableLine94254064394384">
          <table:table-cell table:style-name="Table9.A2" office:value-type="string">
            <text:p text:style-name="P429">+</text:p>
          </table:table-cell>
          <table:table-cell table:style-name="Table9.A2" office:value-type="string">
            <text:p text:style-name="P438"/>
          </table:table-cell>
          <table:table-cell table:style-name="Table9.A2" office:value-type="string">
            <text:p text:style-name="P451">I/you/we/they have started</text:p>
            <text:p text:style-name="P451">He/she/it has started</text:p>
          </table:table-cell>
          <table:table-cell table:style-name="Table9.D2" office:value-type="string">
            <text:p text:style-name="P438"/>
          </table:table-cell>
        </table:table-row>
        <table:table-row table:style-name="TableLine94254064402192">
          <table:table-cell table:style-name="Table9.A2" office:value-type="string">
            <text:p text:style-name="P429">-</text:p>
          </table:table-cell>
          <table:table-cell table:style-name="Table9.A2" office:value-type="string">
            <text:p text:style-name="P438"/>
          </table:table-cell>
          <table:table-cell table:style-name="Table9.A2" office:value-type="string">
            <text:p text:style-name="P451">I/y<text:span text:style-name="T393">ou</text:span>/w<text:span text:style-name="T393">e</text:span>/t<text:span text:style-name="T393">hey</text:span> haven`t started</text:p>
            <text:p text:style-name="P451">He/she/it hasn`t started</text:p>
          </table:table-cell>
          <table:table-cell table:style-name="Table9.D2" office:value-type="string">
            <text:p text:style-name="P438"/>
          </table:table-cell>
        </table:table-row>
        <table:table-row table:style-name="TableLine94254064414368">
          <table:table-cell table:style-name="Table9.A2" office:value-type="string">
            <text:p text:style-name="P429">?</text:p>
          </table:table-cell>
          <table:table-cell table:style-name="Table9.A2" office:value-type="string">
            <text:p text:style-name="P438"/>
          </table:table-cell>
          <table:table-cell table:style-name="Table9.A2" office:value-type="string">
            <text:p text:style-name="P451">Have I/y<text:span text:style-name="T394">ou</text:span>/w<text:span text:style-name="T394">e</text:span>/t<text:span text:style-name="T394">hey</text:span> started?</text:p>
            <text:p text:style-name="P451">Has he/she/it started?</text:p>
          </table:table-cell>
          <table:table-cell table:style-name="Table9.D2" office:value-type="string">
            <text:p text:style-name="P438"/>
          </table:table-cell>
        </table:table-row>
      </table:table>
      <text:p text:style-name="P104"/>
      <text:p text:style-name="P105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54064415008">
          <table:table-cell table:style-name="Table1.A1" office:value-type="string">
            <text:p text:style-name="P450"/>
          </table:table-cell>
          <table:table-cell table:style-name="Table1.A1" office:value-type="string">
            <text:p text:style-name="P430">Past</text:p>
          </table:table-cell>
          <table:table-cell table:style-name="Table1.A1" office:value-type="string">
            <text:p text:style-name="P430">Present</text:p>
          </table:table-cell>
          <table:table-cell table:style-name="Table1.D1" office:value-type="string">
            <text:p text:style-name="P430">Future</text:p>
          </table:table-cell>
        </table:table-row>
        <table:table-row table:style-name="TableLine94254064464800">
          <table:table-cell table:style-name="Table1.A2" office:value-type="string">
            <text:p text:style-name="P430">+</text:p>
          </table:table-cell>
          <table:table-cell table:style-name="Table1.A2" office:value-type="string">
            <text:p text:style-name="P439"/>
          </table:table-cell>
          <table:table-cell table:style-name="Table1.A2" office:value-type="string">
            <text:p text:style-name="P456">I/y<text:span text:style-name="T419">ou</text:span>/w<text:span text:style-name="T419">e</text:span>/t<text:span text:style-name="T419">hey</text:span> have been starting</text:p>
            <text:p text:style-name="P456">He/she/it has been starting</text:p>
          </table:table-cell>
          <table:table-cell table:style-name="Table1.D2" office:value-type="string">
            <text:p text:style-name="P439"/>
          </table:table-cell>
        </table:table-row>
        <table:table-row table:style-name="TableLine94254064483040">
          <table:table-cell table:style-name="Table1.A2" office:value-type="string">
            <text:p text:style-name="P430">-</text:p>
          </table:table-cell>
          <table:table-cell table:style-name="Table1.A2" office:value-type="string">
            <text:p text:style-name="P439"/>
          </table:table-cell>
          <table:table-cell table:style-name="Table1.A2" office:value-type="string">
            <text:p text:style-name="P456">I/y<text:span text:style-name="T419">ou</text:span>/w<text:span text:style-name="T419">e</text:span>/t<text:span text:style-name="T419">hey</text:span> haven`t been starting</text:p>
            <text:p text:style-name="P456">He/she/it hasn`t been starting</text:p>
          </table:table-cell>
          <table:table-cell table:style-name="Table1.D2" office:value-type="string">
            <text:p text:style-name="P439"/>
          </table:table-cell>
        </table:table-row>
        <table:table-row table:style-name="TableLine94254064485424">
          <table:table-cell table:style-name="Table1.A2" office:value-type="string">
            <text:p text:style-name="P430">?</text:p>
          </table:table-cell>
          <table:table-cell table:style-name="Table1.A2" office:value-type="string">
            <text:p text:style-name="P439"/>
          </table:table-cell>
          <table:table-cell table:style-name="Table1.A2" office:value-type="string">
            <text:p text:style-name="P456">Have I/y<text:span text:style-name="T419">ou</text:span>/w<text:span text:style-name="T419">e</text:span>/t<text:span text:style-name="T419">hey</text:span> been starting?</text:p>
            <text:p text:style-name="P456">Has he/she/it been starting?</text:p>
          </table:table-cell>
          <table:table-cell table:style-name="Table1.D2" office:value-type="string">
            <text:p text:style-name="P439"/>
          </table:table-cell>
        </table:table-row>
      </table:table>
      <text:p text:style-name="P468"><text:span text:style-name="T240">Таблица </text:span><text:span text:style-name="T241">форм</text:span><text:span text:style-name="T240"> глагола </text:span><text:span text:style-name="T250">b</text:span><text:span text:style-name="T240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254064542672">
          <table:table-cell table:style-name="Table5.A1" office:value-type="string">
            <text:p text:style-name="P434">Подлежащее</text:p>
          </table:table-cell>
          <table:table-cell table:style-name="Table5.A1" office:value-type="string">
            <text:p text:style-name="P431">Past</text:p>
          </table:table-cell>
          <table:table-cell table:style-name="Table5.A1" office:value-type="string">
            <text:p text:style-name="P431">Present</text:p>
          </table:table-cell>
          <table:table-cell table:style-name="Table5.D1" office:value-type="string">
            <text:p text:style-name="P431">Future</text:p>
          </table:table-cell>
        </table:table-row>
        <table:table-row table:style-name="TableLine94254064587584">
          <table:table-cell table:style-name="Table5.A2" office:value-type="string">
            <text:p text:style-name="P455"><text:s/>I</text:p>
          </table:table-cell>
          <table:table-cell table:style-name="Table5.A2" office:value-type="string">
            <text:p text:style-name="P456">was</text:p>
          </table:table-cell>
          <table:table-cell table:style-name="Table5.A2" office:value-type="string">
            <text:p text:style-name="P452">am</text:p>
          </table:table-cell>
          <table:table-cell table:style-name="Table5.D2" office:value-type="string">
            <text:p text:style-name="P462">will be</text:p>
          </table:table-cell>
        </table:table-row>
        <table:table-row table:style-name="TableLine94254064606816">
          <table:table-cell table:style-name="Table5.A2" office:value-type="string">
            <text:p text:style-name="P454">he/she/<text:span text:style-name="T404">it</text:span></text:p>
          </table:table-cell>
          <table:table-cell table:style-name="Table5.A2" office:value-type="string">
            <text:p text:style-name="P456">was</text:p>
          </table:table-cell>
          <table:table-cell table:style-name="Table5.A2" office:value-type="string">
            <text:p text:style-name="P453">is</text:p>
          </table:table-cell>
          <table:table-cell table:style-name="Table5.D2" office:value-type="string">
            <text:p text:style-name="P462">will be</text:p>
          </table:table-cell>
        </table:table-row>
        <table:table-row table:style-name="TableLine94254064615712">
          <table:table-cell table:style-name="Table5.A2" office:value-type="string">
            <text:p text:style-name="P454">you/we/they</text:p>
          </table:table-cell>
          <table:table-cell table:style-name="Table5.A2" office:value-type="string">
            <text:p text:style-name="P456">were</text:p>
          </table:table-cell>
          <table:table-cell table:style-name="Table5.A2" office:value-type="string">
            <text:p text:style-name="P453">are</text:p>
          </table:table-cell>
          <table:table-cell table:style-name="Table5.D2" office:value-type="string">
            <text:p text:style-name="P462">will be</text:p>
          </table:table-cell>
        </table:table-row>
      </table:table>
      <text:p text:style-name="P150"/>
      <text:p text:style-name="P150">Таблица модальных глаголов:</text:p>
      <table:table table:name="Table2" table:style-name="Table2">
        <table:table-column table:style-name="Table2.A" table:number-columns-repeated="3"/>
        <table:table-row table:style-name="TableLine94254064618992">
          <table:table-cell table:style-name="Table2.A1" office:value-type="string">
            <text:p text:style-name="P436">Глагол</text:p>
          </table:table-cell>
          <table:table-cell table:style-name="Table2.A1" office:value-type="string">
            <text:p text:style-name="P440"><text:span text:style-name="T340">З</text:span><text:span text:style-name="T341">начение</text:span></text:p>
          </table:table-cell>
          <table:table-cell table:style-name="Table2.C1" office:value-type="string">
            <text:p text:style-name="P440"><text:span text:style-name="T340">В</text:span><text:span text:style-name="T341">рем</text:span><text:span text:style-name="T340">я</text:span></text:p>
          </table:table-cell>
        </table:table-row>
        <table:table-row table:style-name="TableLine94254064718064">
          <table:table-cell table:style-name="Table2.A2" office:value-type="string">
            <text:p text:style-name="P463">can</text:p>
          </table:table-cell>
          <table:table-cell table:style-name="Table2.A2" office:value-type="string">
            <text:p text:style-name="P463">могу, умею, смогу;</text:p>
            <text:p text:style-name="P463">(часто используется в просьбах и предложениях)</text:p>
          </table:table-cell>
          <table:table-cell table:style-name="Table2.C2" office:value-type="string">
            <text:p text:style-name="P463">настоящее и будущее</text:p>
          </table:table-cell>
        </table:table-row>
        <table:table-row table:style-name="TableLine94254064728752">
          <table:table-cell table:style-name="Table2.A2" office:value-type="string">
            <text:p text:style-name="P463">could</text:p>
          </table:table-cell>
          <table:table-cell table:style-name="Table2.A2" office:value-type="string">
            <text:p text:style-name="P463">мог, умел</text:p>
          </table:table-cell>
          <table:table-cell table:style-name="Table2.C2" office:value-type="string">
            <text:p text:style-name="P463">прошедшее</text:p>
          </table:table-cell>
        </table:table-row>
        <table:table-row table:style-name="TableLine94254064731360">
          <table:table-cell table:style-name="Table2.A2" office:value-type="string">
            <text:p text:style-name="P463">might, may</text:p>
          </table:table-cell>
          <table:table-cell table:style-name="Table2.A2" office:value-type="string">
            <text:p text:style-name="P463">может быть, мог бы, возможно, наверное</text:p>
          </table:table-cell>
          <table:table-cell table:style-name="Table2.C2" office:value-type="string">
            <text:p text:style-name="P463">настоящее и будущие</text:p>
          </table:table-cell>
        </table:table-row>
        <table:table-row table:style-name="TableLine94254064733936">
          <table:table-cell table:style-name="Table2.A2" office:value-type="string">
            <text:p text:style-name="P463">must</text:p>
          </table:table-cell>
          <table:table-cell table:style-name="Table2.A2" office:value-type="string">
            <text:p text:style-name="P463">должен, обязан, нужно, запрет, нельзя</text:p>
          </table:table-cell>
          <table:table-cell table:style-name="Table2.C2" office:value-type="string">
            <text:p text:style-name="P463">настоящее</text:p>
          </table:table-cell>
        </table:table-row>
        <table:table-row table:style-name="TableLine94254064755744">
          <table:table-cell table:style-name="Table2.A2" office:value-type="string">
            <text:p text:style-name="P463">should</text:p>
          </table:table-cell>
          <table:table-cell table:style-name="Table2.A2" office:value-type="string">
            <text:p text:style-name="P463">следует сделать, следовало бы сделать; (совет)</text:p>
          </table:table-cell>
          <table:table-cell table:style-name="Table2.C2" office:value-type="string">
            <text:p text:style-name="P463">настоящее и будущие</text:p>
          </table:table-cell>
        </table:table-row>
        <table:table-row table:style-name="TableLine94254064757664">
          <table:table-cell table:style-name="Table2.A2" office:value-type="string">
            <text:p text:style-name="P463">would</text:p>
          </table:table-cell>
          <table:table-cell table:style-name="Table2.A2" office:value-type="string">
            <text:p text:style-name="P463">частица «бы», предложение услуги, привычка прошлого</text:p>
          </table:table-cell>
          <table:table-cell table:style-name="Table2.C2" office:value-type="string">
            <text:p text:style-name="P463">настоящее, прошедшее, будущие</text:p>
          </table:table-cell>
        </table:table-row>
      </table:table>
      <text:p text:style-name="P151"/>
      <text:p text:style-name="P151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254064760864">
          <table:table-cell table:style-name="Table3.A1" office:value-type="string">
            <text:p text:style-name="P437">Конструкция</text:p>
          </table:table-cell>
          <table:table-cell table:style-name="Table3.A1" office:value-type="string">
            <text:p text:style-name="P437">Значение</text:p>
          </table:table-cell>
          <table:table-cell table:style-name="Table3.C1" office:value-type="string">
            <text:p text:style-name="P437">Время</text:p>
          </table:table-cell>
        </table:table-row>
        <table:table-row table:style-name="TableLine94254064806640">
          <table:table-cell table:style-name="Table3.A2" office:value-type="string">
            <text:p text:style-name="P464">be able to</text:p>
          </table:table-cell>
          <table:table-cell table:style-name="Table3.A2" office:value-type="string">
            <text:p text:style-name="P464">могу (близко к can)</text:p>
          </table:table-cell>
          <table:table-cell table:style-name="Table3.C2" office:value-type="string">
            <text:p text:style-name="P464">be меняется по временам</text:p>
          </table:table-cell>
        </table:table-row>
        <table:table-row table:style-name="TableLine94254064841520">
          <table:table-cell table:style-name="Table3.A2" office:value-type="string">
            <text:p text:style-name="P464">have to</text:p>
          </table:table-cell>
          <table:table-cell table:style-name="Table3.A2" office:value-type="string">
            <text:p text:style-name="P464">должен (близко к must)</text:p>
          </table:table-cell>
          <table:table-cell table:style-name="Table3.C2" office:value-type="string">
            <text:p text:style-name="P464">have меняется по временам</text:p>
          </table:table-cell>
        </table:table-row>
        <table:table-row table:style-name="TableLine94254064846448">
          <table:table-cell table:style-name="Table3.A2" office:value-type="string">
            <text:p text:style-name="P464">used to</text:p>
          </table:table-cell>
          <table:table-cell table:style-name="Table3.A2" office:value-type="string">
            <text:p text:style-name="P464">делал раньше, имел привычку делать (близко к would)</text:p>
          </table:table-cell>
          <table:table-cell table:style-name="Table3.C2" office:value-type="string">
            <text:p text:style-name="P464">всегда стоит в прошедшем;</text:p>
            <text:p text:style-name="P464">меняется как Past Simple</text:p>
          </table:table-cell>
        </table:table-row>
      </table:table>
      <text:p text:style-name="P151"/>
      <text:p text:style-name="P149">Таблица сокращений:</text:p>
      <text:p text:style-name="P465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254064851664">
          <table:table-cell table:style-name="Table6.A1" office:value-type="string">
            <text:p text:style-name="P433">Перевод</text:p>
          </table:table-cell>
          <table:table-cell table:style-name="Table6.A1" office:value-type="string">
            <text:p text:style-name="P432">Начальная форма</text:p>
          </table:table-cell>
          <table:table-cell table:style-name="Table6.A1" office:value-type="string">
            <text:p text:style-name="P432">2я форма</text:p>
          </table:table-cell>
          <table:table-cell table:style-name="Table6.D1" office:value-type="string">
            <text:p text:style-name="P433">3я форма</text:p>
          </table:table-cell>
        </table:table-row>
        <table:table-row table:style-name="TableLine94254065131696">
          <table:table-cell table:style-name="Table6.A2" office:value-type="string">
            <text:p text:style-name="P441">начинать</text:p>
          </table:table-cell>
          <table:table-cell table:style-name="Table6.A2" office:value-type="string">
            <text:p text:style-name="P442">begin</text:p>
          </table:table-cell>
          <table:table-cell table:style-name="Table6.A2" office:value-type="string">
            <text:p text:style-name="P442">began</text:p>
          </table:table-cell>
          <table:table-cell table:style-name="Table6.D2" office:value-type="string">
            <text:p text:style-name="P441">begun</text:p>
          </table:table-cell>
        </table:table-row>
        <table:table-row table:style-name="TableLine94254065163760">
          <table:table-cell table:style-name="Table6.A2" office:value-type="string">
            <text:p text:style-name="P441">ломать</text:p>
          </table:table-cell>
          <table:table-cell table:style-name="Table6.A2" office:value-type="string">
            <text:p text:style-name="P442">break</text:p>
          </table:table-cell>
          <table:table-cell table:style-name="Table6.A2" office:value-type="string">
            <text:p text:style-name="P442">broke</text:p>
          </table:table-cell>
          <table:table-cell table:style-name="Table6.D2" office:value-type="string">
            <text:p text:style-name="P441">broken</text:p>
          </table:table-cell>
        </table:table-row>
        <table:table-row table:style-name="TableLine94254065166096">
          <table:table-cell table:style-name="Table6.A2" office:value-type="string">
            <text:p text:style-name="P441">приносить</text:p>
          </table:table-cell>
          <table:table-cell table:style-name="Table6.A2" office:value-type="string">
            <text:p text:style-name="P442">bring</text:p>
          </table:table-cell>
          <table:table-cell table:style-name="Table6.A2" office:value-type="string">
            <text:p text:style-name="P442">brought</text:p>
          </table:table-cell>
          <table:table-cell table:style-name="Table6.D2" office:value-type="string">
            <text:p text:style-name="P441">brought</text:p>
          </table:table-cell>
        </table:table-row>
        <table:table-row table:style-name="TableLine94254065171344">
          <table:table-cell table:style-name="Table6.A2" office:value-type="string">
            <text:p text:style-name="P441">покупать</text:p>
          </table:table-cell>
          <table:table-cell table:style-name="Table6.A2" office:value-type="string">
            <text:p text:style-name="P442">buy</text:p>
          </table:table-cell>
          <table:table-cell table:style-name="Table6.A2" office:value-type="string">
            <text:p text:style-name="P442">bought</text:p>
          </table:table-cell>
          <table:table-cell table:style-name="Table6.D2" office:value-type="string">
            <text:p text:style-name="P441">bought</text:p>
          </table:table-cell>
        </table:table-row>
        <table:table-row table:style-name="TableLine94254065178528">
          <table:table-cell table:style-name="Table6.A2" office:value-type="string">
            <text:p text:style-name="P441">приходить</text:p>
          </table:table-cell>
          <table:table-cell table:style-name="Table6.A2" office:value-type="string">
            <text:p text:style-name="P442">come</text:p>
          </table:table-cell>
          <table:table-cell table:style-name="Table6.A2" office:value-type="string">
            <text:p text:style-name="P442">came</text:p>
          </table:table-cell>
          <table:table-cell table:style-name="Table6.D2" office:value-type="string">
            <text:p text:style-name="P441">come</text:p>
          </table:table-cell>
        </table:table-row>
        <table:table-row table:style-name="TableLine94254065181616">
          <table:table-cell table:style-name="Table6.A2" office:value-type="string">
            <text:p text:style-name="P441">делать</text:p>
          </table:table-cell>
          <table:table-cell table:style-name="Table6.A2" office:value-type="string">
            <text:p text:style-name="P442">do</text:p>
          </table:table-cell>
          <table:table-cell table:style-name="Table6.A2" office:value-type="string">
            <text:p text:style-name="P442">did</text:p>
          </table:table-cell>
          <table:table-cell table:style-name="Table6.D2" office:value-type="string">
            <text:p text:style-name="P441">done</text:p>
          </table:table-cell>
        </table:table-row>
        <table:table-row table:style-name="TableLine94254065185952">
          <table:table-cell table:style-name="Table6.A2" office:value-type="string">
            <text:p text:style-name="P441">пить</text:p>
          </table:table-cell>
          <table:table-cell table:style-name="Table6.A2" office:value-type="string">
            <text:p text:style-name="P442">drink</text:p>
          </table:table-cell>
          <table:table-cell table:style-name="Table6.A2" office:value-type="string">
            <text:p text:style-name="P442">drank</text:p>
          </table:table-cell>
          <table:table-cell table:style-name="Table6.D2" office:value-type="string">
            <text:p text:style-name="P441">drunk</text:p>
          </table:table-cell>
        </table:table-row>
        <table:table-row table:style-name="TableLine94254065190384">
          <table:table-cell table:style-name="Table6.A2" office:value-type="string">
            <text:p text:style-name="P441">есть</text:p>
          </table:table-cell>
          <table:table-cell table:style-name="Table6.A2" office:value-type="string">
            <text:p text:style-name="P442">eat</text:p>
          </table:table-cell>
          <table:table-cell table:style-name="Table6.A2" office:value-type="string">
            <text:p text:style-name="P442">ate</text:p>
          </table:table-cell>
          <table:table-cell table:style-name="Table6.D2" office:value-type="string">
            <text:p text:style-name="P441">eaten</text:p>
          </table:table-cell>
        </table:table-row>
        <table:table-row table:style-name="TableLine94254065209808">
          <table:table-cell table:style-name="Table6.A2" office:value-type="string">
            <text:p text:style-name="P441">падать</text:p>
          </table:table-cell>
          <table:table-cell table:style-name="Table6.A2" office:value-type="string">
            <text:p text:style-name="P443">fall</text:p>
          </table:table-cell>
          <table:table-cell table:style-name="Table6.A2" office:value-type="string">
            <text:p text:style-name="P443">fell</text:p>
          </table:table-cell>
          <table:table-cell table:style-name="Table6.D2" office:value-type="string">
            <text:p text:style-name="P441">fallen</text:p>
          </table:table-cell>
        </table:table-row>
        <table:table-row table:style-name="TableLine94254065215984">
          <table:table-cell table:style-name="Table6.A2" office:value-type="string">
            <text:p text:style-name="P441">летать</text:p>
          </table:table-cell>
          <table:table-cell table:style-name="Table6.A2" office:value-type="string">
            <text:p text:style-name="P443">fly</text:p>
          </table:table-cell>
          <table:table-cell table:style-name="Table6.A2" office:value-type="string">
            <text:p text:style-name="P443">flew</text:p>
          </table:table-cell>
          <table:table-cell table:style-name="Table6.D2" office:value-type="string">
            <text:p text:style-name="P441">flown</text:p>
          </table:table-cell>
        </table:table-row>
        <table:table-row table:style-name="TableLine94254065224848">
          <table:table-cell table:style-name="Table6.A2" office:value-type="string">
            <text:p text:style-name="P441">забывать</text:p>
          </table:table-cell>
          <table:table-cell table:style-name="Table6.A2" office:value-type="string">
            <text:p text:style-name="P443">forget</text:p>
          </table:table-cell>
          <table:table-cell table:style-name="Table6.A2" office:value-type="string">
            <text:p text:style-name="P443">forgot</text:p>
          </table:table-cell>
          <table:table-cell table:style-name="Table6.D2" office:value-type="string">
            <text:p text:style-name="P441">forgotten</text:p>
          </table:table-cell>
        </table:table-row>
        <table:table-row table:style-name="TableLine94254065227504">
          <table:table-cell table:style-name="Table6.A2" office:value-type="string">
            <text:p text:style-name="P441">получать</text:p>
          </table:table-cell>
          <table:table-cell table:style-name="Table6.A2" office:value-type="string">
            <text:p text:style-name="P443">get</text:p>
          </table:table-cell>
          <table:table-cell table:style-name="Table6.A2" office:value-type="string">
            <text:p text:style-name="P443">got</text:p>
          </table:table-cell>
          <table:table-cell table:style-name="Table6.D2" office:value-type="string">
            <text:p text:style-name="P441">got</text:p>
          </table:table-cell>
        </table:table-row>
        <table:table-row table:style-name="TableLine94254065232912">
          <table:table-cell table:style-name="Table6.A2" office:value-type="string">
            <text:p text:style-name="P444">давать</text:p>
          </table:table-cell>
          <table:table-cell table:style-name="Table6.A2" office:value-type="string">
            <text:p text:style-name="P445">give</text:p>
          </table:table-cell>
          <table:table-cell table:style-name="Table6.A2" office:value-type="string">
            <text:p text:style-name="P445">gave</text:p>
          </table:table-cell>
          <table:table-cell table:style-name="Table6.D2" office:value-type="string">
            <text:p text:style-name="P444">given</text:p>
          </table:table-cell>
        </table:table-row>
        <table:table-row table:style-name="TableLine94254065246128">
          <table:table-cell table:style-name="Table6.A2" office:value-type="string">
            <text:p text:style-name="P444">идти</text:p>
          </table:table-cell>
          <table:table-cell table:style-name="Table6.A2" office:value-type="string">
            <text:p text:style-name="P445">go</text:p>
          </table:table-cell>
          <table:table-cell table:style-name="Table6.A2" office:value-type="string">
            <text:p text:style-name="P445">went</text:p>
          </table:table-cell>
          <table:table-cell table:style-name="Table6.D2" office:value-type="string">
            <text:p text:style-name="P444">gone</text:p>
          </table:table-cell>
        </table:table-row>
        <table:table-row table:style-name="TableLine94254065260960">
          <table:table-cell table:style-name="Table6.A2" office:value-type="string">
            <text:p text:style-name="P446">иметь </text:p>
          </table:table-cell>
          <table:table-cell table:style-name="Table6.A2" office:value-type="string">
            <text:p text:style-name="P447">have</text:p>
          </table:table-cell>
          <table:table-cell table:style-name="Table6.A2" office:value-type="string">
            <text:p text:style-name="P447">had</text:p>
          </table:table-cell>
          <table:table-cell table:style-name="Table6.D2" office:value-type="string">
            <text:p text:style-name="P446">had</text:p>
          </table:table-cell>
        </table:table-row>
        <table:table-row table:style-name="TableLine94254065263936">
          <table:table-cell table:style-name="Table6.A2" office:value-type="string">
            <text:p text:style-name="P446">слышать</text:p>
          </table:table-cell>
          <table:table-cell table:style-name="Table6.A2" office:value-type="string">
            <text:p text:style-name="P447">hear</text:p>
          </table:table-cell>
          <table:table-cell table:style-name="Table6.A2" office:value-type="string">
            <text:p text:style-name="P447">heard</text:p>
          </table:table-cell>
          <table:table-cell table:style-name="Table6.D2" office:value-type="string">
            <text:p text:style-name="P446">heard</text:p>
          </table:table-cell>
        </table:table-row>
        <table:table-row table:style-name="TableLine94254065274544">
          <table:table-cell table:style-name="Table6.A2" office:value-type="string">
            <text:p text:style-name="P446">знать</text:p>
          </table:table-cell>
          <table:table-cell table:style-name="Table6.A2" office:value-type="string">
            <text:p text:style-name="P447">know</text:p>
          </table:table-cell>
          <table:table-cell table:style-name="Table6.A2" office:value-type="string">
            <text:p text:style-name="P447">knew</text:p>
          </table:table-cell>
          <table:table-cell table:style-name="Table6.D2" office:value-type="string">
            <text:p text:style-name="P446">known</text:p>
          </table:table-cell>
        </table:table-row>
        <table:table-row table:style-name="TableLine94254065276656">
          <table:table-cell table:style-name="Table6.A2" office:value-type="string">
            <text:p text:style-name="P446">терять</text:p>
          </table:table-cell>
          <table:table-cell table:style-name="Table6.A2" office:value-type="string">
            <text:p text:style-name="P447">lose</text:p>
          </table:table-cell>
          <table:table-cell table:style-name="Table6.A2" office:value-type="string">
            <text:p text:style-name="P447">lost</text:p>
          </table:table-cell>
          <table:table-cell table:style-name="Table6.D2" office:value-type="string">
            <text:p text:style-name="P446">lost</text:p>
          </table:table-cell>
        </table:table-row>
        <table:table-row table:style-name="TableLine94254065284640">
          <table:table-cell table:style-name="Table6.A2" office:value-type="string">
            <text:p text:style-name="P446">делать</text:p>
          </table:table-cell>
          <table:table-cell table:style-name="Table6.A2" office:value-type="string">
            <text:p text:style-name="P447">make</text:p>
          </table:table-cell>
          <table:table-cell table:style-name="Table6.A2" office:value-type="string">
            <text:p text:style-name="P447">made</text:p>
          </table:table-cell>
          <table:table-cell table:style-name="Table6.D2" office:value-type="string">
            <text:p text:style-name="P446">made</text:p>
          </table:table-cell>
        </table:table-row>
        <table:table-row table:style-name="TableLine94254065288240">
          <table:table-cell table:style-name="Table6.A2" office:value-type="string">
            <text:p text:style-name="P446">платить</text:p>
          </table:table-cell>
          <table:table-cell table:style-name="Table6.A2" office:value-type="string">
            <text:p text:style-name="P447">pay</text:p>
          </table:table-cell>
          <table:table-cell table:style-name="Table6.A2" office:value-type="string">
            <text:p text:style-name="P447">paid</text:p>
          </table:table-cell>
          <table:table-cell table:style-name="Table6.D2" office:value-type="string">
            <text:p text:style-name="P446">paid</text:p>
          </table:table-cell>
        </table:table-row>
        <table:table-row table:style-name="TableLine94254065302384">
          <table:table-cell table:style-name="Table6.A2" office:value-type="string">
            <text:p text:style-name="P446">класть</text:p>
          </table:table-cell>
          <table:table-cell table:style-name="Table6.A2" office:value-type="string">
            <text:p text:style-name="P447">put</text:p>
          </table:table-cell>
          <table:table-cell table:style-name="Table6.A2" office:value-type="string">
            <text:p text:style-name="P447">put</text:p>
          </table:table-cell>
          <table:table-cell table:style-name="Table6.D2" office:value-type="string">
            <text:p text:style-name="P446">put</text:p>
          </table:table-cell>
        </table:table-row>
        <table:table-row table:style-name="TableLine94254065313104">
          <table:table-cell table:style-name="Table6.A2" office:value-type="string">
            <text:p text:style-name="P446">читать</text:p>
          </table:table-cell>
          <table:table-cell table:style-name="Table6.A2" office:value-type="string">
            <text:p text:style-name="P447">read [рид]</text:p>
          </table:table-cell>
          <table:table-cell table:style-name="Table6.A2" office:value-type="string">
            <text:p text:style-name="P447">read [рэд]</text:p>
          </table:table-cell>
          <table:table-cell table:style-name="Table6.D2" office:value-type="string">
            <text:p text:style-name="P447">read [рэд]</text:p>
          </table:table-cell>
        </table:table-row>
        <table:table-row table:style-name="TableLine94254065316656">
          <table:table-cell table:style-name="Table6.A2" office:value-type="string">
            <text:p text:style-name="P446">сказать</text:p>
          </table:table-cell>
          <table:table-cell table:style-name="Table6.A2" office:value-type="string">
            <text:p text:style-name="P447">say</text:p>
          </table:table-cell>
          <table:table-cell table:style-name="Table6.A2" office:value-type="string">
            <text:p text:style-name="P447">said</text:p>
          </table:table-cell>
          <table:table-cell table:style-name="Table6.D2" office:value-type="string">
            <text:p text:style-name="P447">said</text:p>
          </table:table-cell>
        </table:table-row>
        <table:table-row table:style-name="TableLine94254065319536">
          <table:table-cell table:style-name="Table6.A2" office:value-type="string">
            <text:p text:style-name="P446">говорить</text:p>
          </table:table-cell>
          <table:table-cell table:style-name="Table6.A2" office:value-type="string">
            <text:p text:style-name="P447">speak</text:p>
          </table:table-cell>
          <table:table-cell table:style-name="Table6.A2" office:value-type="string">
            <text:p text:style-name="P447">spoke</text:p>
          </table:table-cell>
          <table:table-cell table:style-name="Table6.D2" office:value-type="string">
            <text:p text:style-name="P446">spoken</text:p>
          </table:table-cell>
        </table:table-row>
        <table:table-row table:style-name="TableLine94254065323584">
          <table:table-cell table:style-name="Table6.A2" office:value-type="string">
            <text:p text:style-name="P446">видеть</text:p>
          </table:table-cell>
          <table:table-cell table:style-name="Table6.A2" office:value-type="string">
            <text:p text:style-name="P447">see</text:p>
          </table:table-cell>
          <table:table-cell table:style-name="Table6.A2" office:value-type="string">
            <text:p text:style-name="P447">saw</text:p>
          </table:table-cell>
          <table:table-cell table:style-name="Table6.D2" office:value-type="string">
            <text:p text:style-name="P446">seen</text:p>
          </table:table-cell>
        </table:table-row>
        <table:table-row table:style-name="TableLine94254065328176">
          <table:table-cell table:style-name="Table6.A2" office:value-type="string">
            <text:p text:style-name="P446">сидеть</text:p>
          </table:table-cell>
          <table:table-cell table:style-name="Table6.A2" office:value-type="string">
            <text:p text:style-name="P447">sit</text:p>
          </table:table-cell>
          <table:table-cell table:style-name="Table6.A2" office:value-type="string">
            <text:p text:style-name="P447">sat</text:p>
          </table:table-cell>
          <table:table-cell table:style-name="Table6.D2" office:value-type="string">
            <text:p text:style-name="P446">sat</text:p>
          </table:table-cell>
        </table:table-row>
        <table:table-row table:style-name="TableLine94254065333392">
          <table:table-cell table:style-name="Table6.A2" office:value-type="string">
            <text:p text:style-name="P446">брать</text:p>
          </table:table-cell>
          <table:table-cell table:style-name="Table6.A2" office:value-type="string">
            <text:p text:style-name="P447">take</text:p>
          </table:table-cell>
          <table:table-cell table:style-name="Table6.A2" office:value-type="string">
            <text:p text:style-name="P447">took</text:p>
          </table:table-cell>
          <table:table-cell table:style-name="Table6.D2" office:value-type="string">
            <text:p text:style-name="P446">taken</text:p>
          </table:table-cell>
        </table:table-row>
        <table:table-row table:style-name="TableLine94254065338432">
          <table:table-cell table:style-name="Table6.A2" office:value-type="string">
            <text:p text:style-name="P446">рассказывать</text:p>
          </table:table-cell>
          <table:table-cell table:style-name="Table6.A2" office:value-type="string">
            <text:p text:style-name="P447">tell</text:p>
          </table:table-cell>
          <table:table-cell table:style-name="Table6.A2" office:value-type="string">
            <text:p text:style-name="P447">told</text:p>
          </table:table-cell>
          <table:table-cell table:style-name="Table6.D2" office:value-type="string">
            <text:p text:style-name="P446">told</text:p>
          </table:table-cell>
        </table:table-row>
        <table:table-row table:style-name="TableLine94254065342720">
          <table:table-cell table:style-name="Table6.A2" office:value-type="string">
            <text:p text:style-name="P446">думать</text:p>
          </table:table-cell>
          <table:table-cell table:style-name="Table6.A2" office:value-type="string">
            <text:p text:style-name="P447">think</text:p>
          </table:table-cell>
          <table:table-cell table:style-name="Table6.A2" office:value-type="string">
            <text:p text:style-name="P447">thought</text:p>
          </table:table-cell>
          <table:table-cell table:style-name="Table6.D2" office:value-type="string">
            <text:p text:style-name="P446">thought</text:p>
          </table:table-cell>
        </table:table-row>
        <table:table-row table:style-name="TableLine94254065346672">
          <table:table-cell table:style-name="Table6.A2" office:value-type="string">
            <text:p text:style-name="P446">побеждать</text:p>
          </table:table-cell>
          <table:table-cell table:style-name="Table6.A2" office:value-type="string">
            <text:p text:style-name="P447">win</text:p>
          </table:table-cell>
          <table:table-cell table:style-name="Table6.A2" office:value-type="string">
            <text:p text:style-name="P447">won</text:p>
          </table:table-cell>
          <table:table-cell table:style-name="Table6.D2" office:value-type="string">
            <text:p text:style-name="P446">won</text:p>
          </table:table-cell>
        </table:table-row>
        <table:table-row table:style-name="TableLine94254065355440">
          <table:table-cell table:style-name="Table6.A2" office:value-type="string">
            <text:p text:style-name="P446">писать</text:p>
          </table:table-cell>
          <table:table-cell table:style-name="Table6.A2" office:value-type="string">
            <text:p text:style-name="P447">write</text:p>
          </table:table-cell>
          <table:table-cell table:style-name="Table6.A2" office:value-type="string">
            <text:p text:style-name="P447">wrote</text:p>
          </table:table-cell>
          <table:table-cell table:style-name="Table6.D2" office:value-type="string">
            <text:p text:style-name="P446">written</text:p>
          </table:table-cell>
        </table:table-row>
      </table:table>
      <text:p text:style-name="P1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3T17:31:10.559857821</dc:date>
    <meta:editing-duration>PT22H31M45S</meta:editing-duration>
    <meta:editing-cycles>363</meta:editing-cycles>
    <meta:generator>LibreOffice/6.4.7.2$Linux_X86_64 LibreOffice_project/40$Build-2</meta:generator>
    <meta:document-statistic meta:table-count="8" meta:image-count="0" meta:object-count="0" meta:page-count="21" meta:paragraph-count="799" meta:word-count="5895" meta:character-count="37313" meta:non-whitespace-character-count="32009"/>
  </office:meta>
</office:document-meta>
</file>